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1"/>
  </office:automatic-styles>
  <office:body>
    <office:spreadsheet>
      <table:table table:name="Retirement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4"/>
          <table:table-cell table:style-name="ce2" office:value-type="string">
            <text:p>Retirement Calculato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3" office:value-type="currency" office:currency="USD" office:value="100000">
            <text:p>$100,000.00</text:p>
          </table:table-cell>
          <table:table-cell office:value-type="string">
            <text:p><text:s/>= Salary $'s/year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percentage" office:value="0.05">
            <text:p>5.00%</text:p>
          </table:table-cell>
          <table:table-cell office:value-type="string">
            <text:p><text:s/>= Investment Rate – Ca Muni Bonds</text:p>
          </table:table-cell>
          <table:table-cell/>
        </table:table-row>
        <table:table-row table:style-name="ro1">
          <table:table-cell table:number-columns-repeated="4"/>
          <table:table-cell table:formula="of:=[.E5]/[.E6]" office:value-type="currency" office:currency="USD" office:value="2000000">
            <text:p>$2,000,000.00</text:p>
          </table:table-cell>
          <table:table-cell office:value-type="string">
            <text:p><text:s/>= Savings Required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percentage" office:value="0.2">
            <text:p>20.00%</text:p>
          </table:table-cell>
          <table:table-cell office:value-type="string">
            <text:p><text:s/>= % of Salary to purchase Muni Bonds each year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>
            <text:p>Savings</text:p>
          </table:table-cell>
          <table:table-cell table:style-name="ce1" office:value-type="string">
            <text:p>Interest </text:p>
          </table:table-cell>
          <table:table-cell table:style-name="ce1" office:value-type="string">
            <text:p>Deposit</text:p>
          </table:table-cell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office:value-type="string">
            <text:p>Year</text:p>
          </table:table-cell>
          <table:table-cell table:style-name="ce1" office:value-type="string">
            <text:p>Beg of Year</text:p>
          </table:table-cell>
          <table:table-cell table:number-columns-repeated="2" table:style-name="ce1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style-name="ce1" office:value-type="float" office:value="0">
            <text:p>0</text:p>
          </table:table-cell>
          <table:table-cell table:style-name="ce1" table:formula="of:=[.E13]*[.$E$6]" office:value-type="float" office:value="0">
            <text:p>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style-name="ce1" table:formula="of:=[.E13]+[.F13]+[.G13]" office:value-type="currency" office:currency="USD" office:value="20000">
            <text:p>$20,000.00</text:p>
          </table:table-cell>
          <table:table-cell table:style-name="ce1" table:formula="of:=[.E14]*[.$E$6]" office:value-type="currency" office:currency="USD" office:value="1000">
            <text:p>$1,000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style-name="ce1" table:formula="of:=[.E14]+[.F14]+[.G14]" office:value-type="currency" office:currency="USD" office:value="41000">
            <text:p>$41,000.00</text:p>
          </table:table-cell>
          <table:table-cell table:style-name="ce1" table:formula="of:=[.E15]*[.$E$6]" office:value-type="currency" office:currency="USD" office:value="2050">
            <text:p>$2,050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style-name="ce1" table:formula="of:=[.E15]+[.F15]+[.G15]" office:value-type="currency" office:currency="USD" office:value="63050">
            <text:p>$63,050.00</text:p>
          </table:table-cell>
          <table:table-cell table:style-name="ce1" table:formula="of:=[.E16]*[.$E$6]" office:value-type="currency" office:currency="USD" office:value="3152.5">
            <text:p>$3,152.5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style-name="ce1" table:formula="of:=[.E16]+[.F16]+[.G16]" office:value-type="currency" office:currency="USD" office:value="86202.5">
            <text:p>$86,202.50</text:p>
          </table:table-cell>
          <table:table-cell table:style-name="ce1" table:formula="of:=[.E17]*[.$E$6]" office:value-type="currency" office:currency="USD" office:value="4310.125">
            <text:p>$4,310.1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style-name="ce1" table:formula="of:=[.E17]+[.F17]+[.G17]" office:value-type="currency" office:currency="USD" office:value="110512.625">
            <text:p>$110,512.63</text:p>
          </table:table-cell>
          <table:table-cell table:style-name="ce1" table:formula="of:=[.E18]*[.$E$6]" office:value-type="currency" office:currency="USD" office:value="5525.63125">
            <text:p>$5,525.6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style-name="ce1" table:formula="of:=[.E18]+[.F18]+[.G18]" office:value-type="currency" office:currency="USD" office:value="136038.25625">
            <text:p>$136,038.26</text:p>
          </table:table-cell>
          <table:table-cell table:style-name="ce1" table:formula="of:=[.E19]*[.$E$6]" office:value-type="currency" office:currency="USD" office:value="6801.9128125">
            <text:p>$6,801.9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style-name="ce1" table:formula="of:=[.E19]+[.F19]+[.G19]" office:value-type="currency" office:currency="USD" office:value="162840.1690625">
            <text:p>$162,840.17</text:p>
          </table:table-cell>
          <table:table-cell table:style-name="ce1" table:formula="of:=[.E20]*[.$E$6]" office:value-type="currency" office:currency="USD" office:value="8142.008453125">
            <text:p>$8,142.0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style-name="ce1" table:formula="of:=[.E20]+[.F20]+[.G20]" office:value-type="currency" office:currency="USD" office:value="190982.177515625">
            <text:p>$190,982.18</text:p>
          </table:table-cell>
          <table:table-cell table:style-name="ce1" table:formula="of:=[.E21]*[.$E$6]" office:value-type="currency" office:currency="USD" office:value="9549.10887578125">
            <text:p>$9,549.1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style-name="ce1" table:formula="of:=[.E21]+[.F21]+[.G21]" office:value-type="currency" office:currency="USD" office:value="220531.286391406">
            <text:p>$220,531.29</text:p>
          </table:table-cell>
          <table:table-cell table:style-name="ce1" table:formula="of:=[.E22]*[.$E$6]" office:value-type="currency" office:currency="USD" office:value="11026.5643195703">
            <text:p>$11,026.5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style-name="ce1" table:formula="of:=[.E22]+[.F22]+[.G22]" office:value-type="currency" office:currency="USD" office:value="251557.850710977">
            <text:p>$251,557.85</text:p>
          </table:table-cell>
          <table:table-cell table:style-name="ce1" table:formula="of:=[.E23]*[.$E$6]" office:value-type="currency" office:currency="USD" office:value="12577.8925355488">
            <text:p>$12,577.8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style-name="ce1" table:formula="of:=[.E23]+[.F23]+[.G23]" office:value-type="currency" office:currency="USD" office:value="284135.743246525">
            <text:p>$284,135.74</text:p>
          </table:table-cell>
          <table:table-cell table:style-name="ce1" table:formula="of:=[.E24]*[.$E$6]" office:value-type="currency" office:currency="USD" office:value="14206.7871623263">
            <text:p>$14,206.7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style-name="ce1" table:formula="of:=[.E24]+[.F24]+[.G24]" office:value-type="currency" office:currency="USD" office:value="318342.530408852">
            <text:p>$318,342.53</text:p>
          </table:table-cell>
          <table:table-cell table:style-name="ce1" table:formula="of:=[.E25]*[.$E$6]" office:value-type="currency" office:currency="USD" office:value="15917.1265204426">
            <text:p>$15,917.1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035">
            <text:p>2035</text:p>
          </table:table-cell>
          <table:table-cell table:style-name="ce1" table:formula="of:=[.E25]+[.F25]+[.G25]" office:value-type="currency" office:currency="USD" office:value="354259.656929294">
            <text:p>$354,259.66</text:p>
          </table:table-cell>
          <table:table-cell table:style-name="ce1" table:formula="of:=[.E26]*[.$E$6]" office:value-type="currency" office:currency="USD" office:value="17712.9828464647">
            <text:p>$17,712.98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2036">
            <text:p>2036</text:p>
          </table:table-cell>
          <table:table-cell table:style-name="ce1" table:formula="of:=[.E26]+[.F26]+[.G26]" office:value-type="currency" office:currency="USD" office:value="391972.639775759">
            <text:p>$391,972.64</text:p>
          </table:table-cell>
          <table:table-cell table:style-name="ce1" table:formula="of:=[.E27]*[.$E$6]" office:value-type="currency" office:currency="USD" office:value="19598.6319887879">
            <text:p>$19,598.6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037">
            <text:p>2037</text:p>
          </table:table-cell>
          <table:table-cell table:style-name="ce1" table:formula="of:=[.E27]+[.F27]+[.G27]" office:value-type="currency" office:currency="USD" office:value="431571.271764547">
            <text:p>$431,571.27</text:p>
          </table:table-cell>
          <table:table-cell table:style-name="ce1" table:formula="of:=[.E28]*[.$E$6]" office:value-type="currency" office:currency="USD" office:value="21578.5635882273">
            <text:p>$21,578.5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038">
            <text:p>2038</text:p>
          </table:table-cell>
          <table:table-cell table:style-name="ce1" table:formula="of:=[.E28]+[.F28]+[.G28]" office:value-type="currency" office:currency="USD" office:value="473149.835352774">
            <text:p>$473,149.84</text:p>
          </table:table-cell>
          <table:table-cell table:style-name="ce1" table:formula="of:=[.E29]*[.$E$6]" office:value-type="currency" office:currency="USD" office:value="23657.4917676387">
            <text:p>$23,657.4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039">
            <text:p>2039</text:p>
          </table:table-cell>
          <table:table-cell table:style-name="ce1" table:formula="of:=[.E29]+[.F29]+[.G29]" office:value-type="currency" office:currency="USD" office:value="516807.327120413">
            <text:p>$516,807.33</text:p>
          </table:table-cell>
          <table:table-cell table:style-name="ce1" table:formula="of:=[.E30]*[.$E$6]" office:value-type="currency" office:currency="USD" office:value="25840.3663560206">
            <text:p>$25,840.37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040">
            <text:p>2040</text:p>
          </table:table-cell>
          <table:table-cell table:style-name="ce1" table:formula="of:=[.E30]+[.F30]+[.G30]" office:value-type="currency" office:currency="USD" office:value="562647.693476434">
            <text:p>$562,647.69</text:p>
          </table:table-cell>
          <table:table-cell table:style-name="ce1" table:formula="of:=[.E31]*[.$E$6]" office:value-type="currency" office:currency="USD" office:value="28132.3846738217">
            <text:p>$28,132.38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041">
            <text:p>2041</text:p>
          </table:table-cell>
          <table:table-cell table:style-name="ce1" table:formula="of:=[.E31]+[.F31]+[.G31]" office:value-type="currency" office:currency="USD" office:value="610780.078150255">
            <text:p>$610,780.08</text:p>
          </table:table-cell>
          <table:table-cell table:style-name="ce1" table:formula="of:=[.E32]*[.$E$6]" office:value-type="currency" office:currency="USD" office:value="30539.0039075128">
            <text:p>$30,539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042">
            <text:p>2042</text:p>
          </table:table-cell>
          <table:table-cell table:style-name="ce1" table:formula="of:=[.E32]+[.F32]+[.G32]" office:value-type="currency" office:currency="USD" office:value="661319.082057768">
            <text:p>$661,319.08</text:p>
          </table:table-cell>
          <table:table-cell table:style-name="ce1" table:formula="of:=[.E33]*[.$E$6]" office:value-type="currency" office:currency="USD" office:value="33065.9541028884">
            <text:p>$33,065.9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043">
            <text:p>2043</text:p>
          </table:table-cell>
          <table:table-cell table:style-name="ce1" table:formula="of:=[.E33]+[.F33]+[.G33]" office:value-type="currency" office:currency="USD" office:value="714385.036160657">
            <text:p>$714,385.04</text:p>
          </table:table-cell>
          <table:table-cell table:style-name="ce1" table:formula="of:=[.E34]*[.$E$6]" office:value-type="currency" office:currency="USD" office:value="35719.2518080328">
            <text:p>$35,719.2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044">
            <text:p>2044</text:p>
          </table:table-cell>
          <table:table-cell table:style-name="ce1" table:formula="of:=[.E34]+[.F34]+[.G34]" office:value-type="currency" office:currency="USD" office:value="770104.287968689">
            <text:p>$770,104.29</text:p>
          </table:table-cell>
          <table:table-cell table:style-name="ce1" table:formula="of:=[.E35]*[.$E$6]" office:value-type="currency" office:currency="USD" office:value="38505.2143984345">
            <text:p>$38,505.2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045">
            <text:p>2045</text:p>
          </table:table-cell>
          <table:table-cell table:style-name="ce1" table:formula="of:=[.E35]+[.F35]+[.G35]" office:value-type="currency" office:currency="USD" office:value="828609.502367124">
            <text:p>$828,609.50</text:p>
          </table:table-cell>
          <table:table-cell table:style-name="ce1" table:formula="of:=[.E36]*[.$E$6]" office:value-type="currency" office:currency="USD" office:value="41430.4751183562">
            <text:p>$41,430.48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046">
            <text:p>2046</text:p>
          </table:table-cell>
          <table:table-cell table:style-name="ce1" table:formula="of:=[.E36]+[.F36]+[.G36]" office:value-type="currency" office:currency="USD" office:value="890039.97748548">
            <text:p>$890,039.98</text:p>
          </table:table-cell>
          <table:table-cell table:style-name="ce1" table:formula="of:=[.E37]*[.$E$6]" office:value-type="currency" office:currency="USD" office:value="44501.998874274">
            <text:p>$44,502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2047">
            <text:p>2047</text:p>
          </table:table-cell>
          <table:table-cell table:style-name="ce1" table:formula="of:=[.E37]+[.F37]+[.G37]" office:value-type="currency" office:currency="USD" office:value="954541.976359754">
            <text:p>$954,541.98</text:p>
          </table:table-cell>
          <table:table-cell table:style-name="ce1" table:formula="of:=[.E38]*[.$E$6]" office:value-type="currency" office:currency="USD" office:value="47727.0988179877">
            <text:p>$47,727.1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048">
            <text:p>2048</text:p>
          </table:table-cell>
          <table:table-cell table:style-name="ce1" table:formula="of:=[.E38]+[.F38]+[.G38]" office:value-type="currency" office:currency="USD" office:value="1022269.07517774">
            <text:p>$1,022,269.08</text:p>
          </table:table-cell>
          <table:table-cell table:style-name="ce1" table:formula="of:=[.E39]*[.$E$6]" office:value-type="currency" office:currency="USD" office:value="51113.4537588871">
            <text:p>$51,113.4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049">
            <text:p>2049</text:p>
          </table:table-cell>
          <table:table-cell table:style-name="ce1" table:formula="of:=[.E39]+[.F39]+[.G39]" office:value-type="currency" office:currency="USD" office:value="1093382.52893663">
            <text:p>$1,093,382.53</text:p>
          </table:table-cell>
          <table:table-cell table:style-name="ce1" table:formula="of:=[.E40]*[.$E$6]" office:value-type="currency" office:currency="USD" office:value="54669.1264468314">
            <text:p>$54,669.1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050">
            <text:p>2050</text:p>
          </table:table-cell>
          <table:table-cell table:style-name="ce1" table:formula="of:=[.E40]+[.F40]+[.G40]" office:value-type="currency" office:currency="USD" office:value="1168051.65538346">
            <text:p>$1,168,051.66</text:p>
          </table:table-cell>
          <table:table-cell table:style-name="ce1" table:formula="of:=[.E41]*[.$E$6]" office:value-type="currency" office:currency="USD" office:value="58402.582769173">
            <text:p>$58,402.58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051">
            <text:p>2051</text:p>
          </table:table-cell>
          <table:table-cell table:style-name="ce1" table:formula="of:=[.E41]+[.F41]+[.G41]" office:value-type="currency" office:currency="USD" office:value="1246454.23815263">
            <text:p>$1,246,454.24</text:p>
          </table:table-cell>
          <table:table-cell table:style-name="ce1" table:formula="of:=[.E42]*[.$E$6]" office:value-type="currency" office:currency="USD" office:value="62322.7119076317">
            <text:p>$62,322.7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2052">
            <text:p>2052</text:p>
          </table:table-cell>
          <table:table-cell table:style-name="ce1" table:formula="of:=[.E42]+[.F42]+[.G42]" office:value-type="currency" office:currency="USD" office:value="1328776.95006026">
            <text:p>$1,328,776.95</text:p>
          </table:table-cell>
          <table:table-cell table:style-name="ce1" table:formula="of:=[.E43]*[.$E$6]" office:value-type="currency" office:currency="USD" office:value="66438.8475030133">
            <text:p>$66,438.8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053">
            <text:p>2053</text:p>
          </table:table-cell>
          <table:table-cell table:style-name="ce1" table:formula="of:=[.E43]+[.F43]+[.G43]" office:value-type="currency" office:currency="USD" office:value="1415215.79756328">
            <text:p>$1,415,215.80</text:p>
          </table:table-cell>
          <table:table-cell table:style-name="ce1" table:formula="of:=[.E44]*[.$E$6]" office:value-type="currency" office:currency="USD" office:value="70760.7898781639">
            <text:p>$70,760.7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054">
            <text:p>2054</text:p>
          </table:table-cell>
          <table:table-cell table:style-name="ce1" table:formula="of:=[.E44]+[.F44]+[.G44]" office:value-type="currency" office:currency="USD" office:value="1505976.58744144">
            <text:p>$1,505,976.59</text:p>
          </table:table-cell>
          <table:table-cell table:style-name="ce1" table:formula="of:=[.E45]*[.$E$6]" office:value-type="currency" office:currency="USD" office:value="75298.8293720721">
            <text:p>$75,298.8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055">
            <text:p>2055</text:p>
          </table:table-cell>
          <table:table-cell table:style-name="ce1" table:formula="of:=[.E45]+[.F45]+[.G45]" office:value-type="currency" office:currency="USD" office:value="1601275.41681351">
            <text:p>$1,601,275.42</text:p>
          </table:table-cell>
          <table:table-cell table:style-name="ce1" table:formula="of:=[.E46]*[.$E$6]" office:value-type="currency" office:currency="USD" office:value="80063.7708406757">
            <text:p>$80,063.77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2056">
            <text:p>2056</text:p>
          </table:table-cell>
          <table:table-cell table:style-name="ce1" table:formula="of:=[.E46]+[.F46]+[.G46]" office:value-type="currency" office:currency="USD" office:value="1701339.18765419">
            <text:p>$1,701,339.19</text:p>
          </table:table-cell>
          <table:table-cell table:style-name="ce1" table:formula="of:=[.E47]*[.$E$6]" office:value-type="currency" office:currency="USD" office:value="85066.9593827095">
            <text:p>$85,066.9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57">
            <text:p>2057</text:p>
          </table:table-cell>
          <table:table-cell table:style-name="ce1" table:formula="of:=[.E47]+[.F47]+[.G47]" office:value-type="currency" office:currency="USD" office:value="1806406.1470369">
            <text:p>$1,806,406.15</text:p>
          </table:table-cell>
          <table:table-cell table:style-name="ce1" table:formula="of:=[.E48]*[.$E$6]" office:value-type="currency" office:currency="USD" office:value="90320.307351845">
            <text:p>$90,320.3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58">
            <text:p>2058</text:p>
          </table:table-cell>
          <table:table-cell table:style-name="ce1" table:formula="of:=[.E48]+[.F48]+[.G48]" office:value-type="currency" office:currency="USD" office:value="1916726.45438874">
            <text:p>$1,916,726.45</text:p>
          </table:table-cell>
          <table:table-cell table:style-name="ce1" table:formula="of:=[.E49]*[.$E$6]" office:value-type="currency" office:currency="USD" office:value="95836.3227194372">
            <text:p>$95,836.32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2059">
            <text:p>2059</text:p>
          </table:table-cell>
          <table:table-cell table:style-name="ce1" table:formula="of:=[.E49]+[.F49]+[.G49]" office:value-type="currency" office:currency="USD" office:value="2032562.77710818">
            <text:p>$2,032,562.78</text:p>
          </table:table-cell>
          <table:table-cell table:style-name="ce1" table:formula="of:=[.E50]*[.$E$6]" office:value-type="currency" office:currency="USD" office:value="101628.138855409">
            <text:p>$101,628.14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2060">
            <text:p>2060</text:p>
          </table:table-cell>
          <table:table-cell table:style-name="ce1" table:formula="of:=[.E50]+[.F50]+[.G50]" office:value-type="currency" office:currency="USD" office:value="2154190.91596359">
            <text:p>$2,154,190.92</text:p>
          </table:table-cell>
          <table:table-cell table:style-name="ce1" table:formula="of:=[.E51]*[.$E$6]" office:value-type="currency" office:currency="USD" office:value="107709.54579818">
            <text:p>$107,709.5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61">
            <text:p>2061</text:p>
          </table:table-cell>
          <table:table-cell table:style-name="ce1" table:formula="of:=[.E51]+[.F51]+[.G51]" office:value-type="currency" office:currency="USD" office:value="2281900.46176177">
            <text:p>$2,281,900.46</text:p>
          </table:table-cell>
          <table:table-cell table:style-name="ce1" table:formula="of:=[.E52]*[.$E$6]" office:value-type="currency" office:currency="USD" office:value="114095.023088089">
            <text:p>$114,095.02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62">
            <text:p>2062</text:p>
          </table:table-cell>
          <table:table-cell table:style-name="ce1" table:formula="of:=[.E52]+[.F52]+[.G52]" office:value-type="currency" office:currency="USD" office:value="2415995.48484986">
            <text:p>$2,415,995.48</text:p>
          </table:table-cell>
          <table:table-cell table:style-name="ce1" table:formula="of:=[.E53]*[.$E$6]" office:value-type="currency" office:currency="USD" office:value="120799.774242493">
            <text:p>$120,799.77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63">
            <text:p>2063</text:p>
          </table:table-cell>
          <table:table-cell table:style-name="ce1" table:formula="of:=[.E53]+[.F53]+[.G53]" office:value-type="currency" office:currency="USD" office:value="2556795.25909235">
            <text:p>$2,556,795.26</text:p>
          </table:table-cell>
          <table:table-cell table:style-name="ce1" table:formula="of:=[.E54]*[.$E$6]" office:value-type="currency" office:currency="USD" office:value="127839.762954618">
            <text:p>$127,839.7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64">
            <text:p>2064</text:p>
          </table:table-cell>
          <table:table-cell table:style-name="ce1" table:formula="of:=[.E54]+[.F54]+[.G54]" office:value-type="currency" office:currency="USD" office:value="2704635.02204697">
            <text:p>$2,704,635.02</text:p>
          </table:table-cell>
          <table:table-cell table:style-name="ce1" table:formula="of:=[.E55]*[.$E$6]" office:value-type="currency" office:currency="USD" office:value="135231.751102349">
            <text:p>$135,231.7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65">
            <text:p>2065</text:p>
          </table:table-cell>
          <table:table-cell table:style-name="ce1" table:formula="of:=[.E55]+[.F55]+[.G55]" office:value-type="currency" office:currency="USD" office:value="2859866.77314932">
            <text:p>$2,859,866.77</text:p>
          </table:table-cell>
          <table:table-cell table:style-name="ce1" table:formula="of:=[.E56]*[.$E$6]" office:value-type="currency" office:currency="USD" office:value="142993.338657466">
            <text:p>$142,993.34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66">
            <text:p>2066</text:p>
          </table:table-cell>
          <table:table-cell table:style-name="ce1" table:formula="of:=[.E56]+[.F56]+[.G56]" office:value-type="currency" office:currency="USD" office:value="3022860.11180678">
            <text:p>$3,022,860.11</text:p>
          </table:table-cell>
          <table:table-cell table:style-name="ce1" table:formula="of:=[.E57]*[.$E$6]" office:value-type="currency" office:currency="USD" office:value="151143.005590339">
            <text:p>$151,143.0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67">
            <text:p>2067</text:p>
          </table:table-cell>
          <table:table-cell table:style-name="ce1" table:formula="of:=[.E57]+[.F57]+[.G57]" office:value-type="currency" office:currency="USD" office:value="3194003.11739712">
            <text:p>$3,194,003.12</text:p>
          </table:table-cell>
          <table:table-cell table:style-name="ce1" table:formula="of:=[.E58]*[.$E$6]" office:value-type="currency" office:currency="USD" office:value="159700.155869856">
            <text:p>$159,700.1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68">
            <text:p>2068</text:p>
          </table:table-cell>
          <table:table-cell table:style-name="ce1" table:formula="of:=[.E58]+[.F58]+[.G58]" office:value-type="currency" office:currency="USD" office:value="3373703.27326698">
            <text:p>$3,373,703.27</text:p>
          </table:table-cell>
          <table:table-cell table:style-name="ce1" table:formula="of:=[.E59]*[.$E$6]" office:value-type="currency" office:currency="USD" office:value="168685.163663349">
            <text:p>$168,685.1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69">
            <text:p>2069</text:p>
          </table:table-cell>
          <table:table-cell table:style-name="ce1" table:formula="of:=[.E59]+[.F59]+[.G59]" office:value-type="currency" office:currency="USD" office:value="3562388.43693033">
            <text:p>$3,562,388.44</text:p>
          </table:table-cell>
          <table:table-cell table:style-name="ce1" table:formula="of:=[.E60]*[.$E$6]" office:value-type="currency" office:currency="USD" office:value="178119.421846516">
            <text:p>$178,119.42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70">
            <text:p>2070</text:p>
          </table:table-cell>
          <table:table-cell table:style-name="ce1" table:formula="of:=[.E60]+[.F60]+[.G60]" office:value-type="currency" office:currency="USD" office:value="3760507.85877685">
            <text:p>$3,760,507.86</text:p>
          </table:table-cell>
          <table:table-cell table:style-name="ce1" table:formula="of:=[.E61]*[.$E$6]" office:value-type="currency" office:currency="USD" office:value="188025.392938842">
            <text:p>$188,025.3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71">
            <text:p>2071</text:p>
          </table:table-cell>
          <table:table-cell table:style-name="ce1" table:formula="of:=[.E61]+[.F61]+[.G61]" office:value-type="currency" office:currency="USD" office:value="3968533.25171569">
            <text:p>$3,968,533.25</text:p>
          </table:table-cell>
          <table:table-cell table:style-name="ce1" table:formula="of:=[.E62]*[.$E$6]" office:value-type="currency" office:currency="USD" office:value="198426.662585784">
            <text:p>$198,426.6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72">
            <text:p>2072</text:p>
          </table:table-cell>
          <table:table-cell table:style-name="ce1" table:formula="of:=[.E62]+[.F62]+[.G62]" office:value-type="currency" office:currency="USD" office:value="4186959.91430147">
            <text:p>$4,186,959.91</text:p>
          </table:table-cell>
          <table:table-cell table:style-name="ce1" table:formula="of:=[.E63]*[.$E$6]" office:value-type="currency" office:currency="USD" office:value="209347.995715074">
            <text:p>$209,348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ar72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table:number-columns-repeated="3"/>
          <table:table-cell table:style-name="ce2" office:value-type="string">
            <text:p>Car Loan Calculator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ce3" office:value-type="currency" office:currency="USD" office:value="10000">
            <text:p>$10,000.00</text:p>
          </table:table-cell>
          <table:table-cell table:style-name="Default" office:value-type="string">
            <text:p><text:s/>= Purchase Price of the Car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percentage" office:value="0.025">
            <text:p>2.50%</text:p>
          </table:table-cell>
          <table:table-cell table:style-name="Default" office:value-type="string">
            <text:p><text:s/>=Interest Rate/Year on the Loan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percentage" office:value="0.1">
            <text:p>10.00%</text:p>
          </table:table-cell>
          <table:table-cell table:style-name="Default" office:value-type="string">
            <text:p><text:s/>= Deposit %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ce3" table:formula="of:=[.D5]*(1-[.D7])" office:value-type="currency" office:currency="USD" office:value="9000">
            <text:p>$9,000.00</text:p>
          </table:table-cell>
          <table:table-cell table:style-name="Default" office:value-type="string">
            <text:p><text:s/>= Loan Amount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ce3" office:value-type="currency" office:currency="USD" office:value="134.74">
            <text:p>$134.74</text:p>
          </table:table-cell>
          <table:table-cell table:style-name="Default" office:value-type="string">
            <text:p><text:s/>= Monthly payment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ce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4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office:value-type="string">
            <text:p>Loan</text:p>
          </table:table-cell>
          <table:table-cell office:value-type="string">
            <text:p>Interest </text:p>
          </table:table-cell>
          <table:table-cell office:value-type="string">
            <text:p>Payment</text:p>
          </table:table-cell>
          <table:table-cell office:value-type="string">
            <text:p>Principle</text:p>
          </table:table-cell>
        </table:table-row>
        <table:table-row table:style-name="ro1">
          <table:table-cell table:number-columns-repeated="2"/>
          <table:table-cell office:value-type="string">
            <text:p>Months</text:p>
          </table:table-cell>
          <table:table-cell office:value-type="string">
            <text:p>Beg of Month</text:p>
          </table:table-cell>
          <table:table-cell table:number-columns-repeated="2" office:value-type="string">
            <text:p>End of Month</text:p>
          </table:table-cell>
          <table:table-cell office:value-type="string">
            <text:p>Payment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D8]" office:value-type="currency" office:currency="USD" office:value="9000">
            <text:p>$9,000.00</text:p>
          </table:table-cell>
          <table:table-cell table:formula="of:=[.D14]*[.$D$6]/12" office:value-type="currency" office:currency="USD" office:value="18.75">
            <text:p>$18.75</text:p>
          </table:table-cell>
          <table:table-cell table:formula="of:=[.D9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D14]-[.F14]+[.E14]" office:value-type="currency" office:currency="USD" office:value="8884.01">
            <text:p>$8,884.01</text:p>
          </table:table-cell>
          <table:table-cell table:formula="of:=[.D15]*[.$D$6]/12" office:value-type="currency" office:currency="USD" office:value="18.5083541666667">
            <text:p>$18.51</text:p>
          </table:table-cell>
          <table:table-cell table:formula="of:=[.D9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D15]-[.F15]+[.E15]" office:value-type="currency" office:currency="USD" office:value="8767.77835416667">
            <text:p>$8,767.78</text:p>
          </table:table-cell>
          <table:table-cell table:formula="of:=[.D16]*[.$D$6]/12" office:value-type="currency" office:currency="USD" office:value="18.2662049045139">
            <text:p>$18.27</text:p>
          </table:table-cell>
          <table:table-cell table:formula="of:=[.F15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D16]-[.F16]+[.E16]" office:value-type="currency" office:currency="USD" office:value="8651.30455907118">
            <text:p>$8,651.30</text:p>
          </table:table-cell>
          <table:table-cell table:formula="of:=[.D17]*[.$D$6]/12" office:value-type="currency" office:currency="USD" office:value="18.0235511647316">
            <text:p>$18.02</text:p>
          </table:table-cell>
          <table:table-cell table:formula="of:=[.F16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D17]-[.F17]+[.E17]" office:value-type="currency" office:currency="USD" office:value="8534.58811023591">
            <text:p>$8,534.59</text:p>
          </table:table-cell>
          <table:table-cell table:formula="of:=[.D18]*[.$D$6]/12" office:value-type="currency" office:currency="USD" office:value="17.7803918963248">
            <text:p>$17.78</text:p>
          </table:table-cell>
          <table:table-cell table:formula="of:=[.F17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18]-[.F18]+[.E18]" office:value-type="currency" office:currency="USD" office:value="8417.62850213224">
            <text:p>$8,417.63</text:p>
          </table:table-cell>
          <table:table-cell table:formula="of:=[.D19]*[.$D$6]/12" office:value-type="currency" office:currency="USD" office:value="17.5367260461088">
            <text:p>$17.54</text:p>
          </table:table-cell>
          <table:table-cell table:formula="of:=[.F18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D19]-[.F19]+[.E19]" office:value-type="currency" office:currency="USD" office:value="8300.42522817835">
            <text:p>$8,300.43</text:p>
          </table:table-cell>
          <table:table-cell table:formula="of:=[.D20]*[.$D$6]/12" office:value-type="currency" office:currency="USD" office:value="17.2925525587049">
            <text:p>$17.29</text:p>
          </table:table-cell>
          <table:table-cell table:formula="of:=[.F19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D20]-[.F20]+[.E20]" office:value-type="currency" office:currency="USD" office:value="8182.97778073705">
            <text:p>$8,182.98</text:p>
          </table:table-cell>
          <table:table-cell table:formula="of:=[.D21]*[.$D$6]/12" office:value-type="currency" office:currency="USD" office:value="17.0478703765355">
            <text:p>$17.05</text:p>
          </table:table-cell>
          <table:table-cell table:formula="of:=[.F20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D21]-[.F21]+[.E21]" office:value-type="currency" office:currency="USD" office:value="8065.28565111359">
            <text:p>$8,065.29</text:p>
          </table:table-cell>
          <table:table-cell table:formula="of:=[.D22]*[.$D$6]/12" office:value-type="currency" office:currency="USD" office:value="16.80267843982">
            <text:p>$16.80</text:p>
          </table:table-cell>
          <table:table-cell table:formula="of:=[.F21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D22]-[.F22]+[.E22]" office:value-type="currency" office:currency="USD" office:value="7947.34832955341">
            <text:p>$7,947.35</text:p>
          </table:table-cell>
          <table:table-cell table:formula="of:=[.D23]*[.$D$6]/12" office:value-type="currency" office:currency="USD" office:value="16.5569756865696">
            <text:p>$16.56</text:p>
          </table:table-cell>
          <table:table-cell table:formula="of:=[.F22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D23]-[.F23]+[.E23]" office:value-type="currency" office:currency="USD" office:value="7829.16530523998">
            <text:p>$7,829.17</text:p>
          </table:table-cell>
          <table:table-cell table:formula="of:=[.D24]*[.$D$6]/12" office:value-type="currency" office:currency="USD" office:value="16.3107610525833">
            <text:p>$16.31</text:p>
          </table:table-cell>
          <table:table-cell table:formula="of:=[.F23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D24]-[.F24]+[.E24]" office:value-type="currency" office:currency="USD" office:value="7710.73606629256">
            <text:p>$7,710.74</text:p>
          </table:table-cell>
          <table:table-cell table:formula="of:=[.D25]*[.$D$6]/12" office:value-type="currency" office:currency="USD" office:value="16.0640334714428">
            <text:p>$16.06</text:p>
          </table:table-cell>
          <table:table-cell table:formula="of:=[.F24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D25]-[.F25]+[.E25]" office:value-type="currency" office:currency="USD" office:value="7592.060099764">
            <text:p>$7,592.06</text:p>
          </table:table-cell>
          <table:table-cell table:formula="of:=[.D26]*[.$D$6]/12" office:value-type="currency" office:currency="USD" office:value="15.8167918745083">
            <text:p>$15.82</text:p>
          </table:table-cell>
          <table:table-cell table:formula="of:=[.F25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D26]-[.F26]+[.E26]" office:value-type="currency" office:currency="USD" office:value="7473.13689163851">
            <text:p>$7,473.14</text:p>
          </table:table-cell>
          <table:table-cell table:formula="of:=[.D27]*[.$D$6]/12" office:value-type="currency" office:currency="USD" office:value="15.5690351909136">
            <text:p>$15.57</text:p>
          </table:table-cell>
          <table:table-cell table:formula="of:=[.F26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D27]-[.F27]+[.E27]" office:value-type="currency" office:currency="USD" office:value="7353.96592682943">
            <text:p>$7,353.97</text:p>
          </table:table-cell>
          <table:table-cell table:formula="of:=[.D28]*[.$D$6]/12" office:value-type="currency" office:currency="USD" office:value="15.3207623475613">
            <text:p>$15.32</text:p>
          </table:table-cell>
          <table:table-cell table:formula="of:=[.F27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28]-[.F28]+[.E28]" office:value-type="currency" office:currency="USD" office:value="7234.54668917699">
            <text:p>$7,234.55</text:p>
          </table:table-cell>
          <table:table-cell table:formula="of:=[.D29]*[.$D$6]/12" office:value-type="currency" office:currency="USD" office:value="15.0719722691187">
            <text:p>$15.07</text:p>
          </table:table-cell>
          <table:table-cell table:formula="of:=[.F28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D29]-[.F29]+[.E29]" office:value-type="currency" office:currency="USD" office:value="7114.87866144611">
            <text:p>$7,114.88</text:p>
          </table:table-cell>
          <table:table-cell table:formula="of:=[.D30]*[.$D$6]/12" office:value-type="currency" office:currency="USD" office:value="14.8226638780127">
            <text:p>$14.82</text:p>
          </table:table-cell>
          <table:table-cell table:formula="of:=[.F29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D30]-[.F30]+[.E30]" office:value-type="currency" office:currency="USD" office:value="6994.96132532412">
            <text:p>$6,994.96</text:p>
          </table:table-cell>
          <table:table-cell table:formula="of:=[.D31]*[.$D$6]/12" office:value-type="currency" office:currency="USD" office:value="14.5728360944252">
            <text:p>$14.57</text:p>
          </table:table-cell>
          <table:table-cell table:formula="of:=[.F30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D31]-[.F31]+[.E31]" office:value-type="currency" office:currency="USD" office:value="6874.79416141854">
            <text:p>$6,874.79</text:p>
          </table:table-cell>
          <table:table-cell table:formula="of:=[.D32]*[.$D$6]/12" office:value-type="currency" office:currency="USD" office:value="14.3224878362886">
            <text:p>$14.32</text:p>
          </table:table-cell>
          <table:table-cell table:formula="of:=[.F31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D32]-[.F32]+[.E32]" office:value-type="currency" office:currency="USD" office:value="6754.37664925483">
            <text:p>$6,754.38</text:p>
          </table:table-cell>
          <table:table-cell table:formula="of:=[.D33]*[.$D$6]/12" office:value-type="currency" office:currency="USD" office:value="14.0716180192809">
            <text:p>$14.07</text:p>
          </table:table-cell>
          <table:table-cell table:formula="of:=[.F32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33]-[.F33]+[.E33]" office:value-type="currency" office:currency="USD" office:value="6633.70826727411">
            <text:p>$6,633.71</text:p>
          </table:table-cell>
          <table:table-cell table:formula="of:=[.D34]*[.$D$6]/12" office:value-type="currency" office:currency="USD" office:value="13.8202255568211">
            <text:p>$13.82</text:p>
          </table:table-cell>
          <table:table-cell table:formula="of:=[.F33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D34]-[.F34]+[.E34]" office:value-type="currency" office:currency="USD" office:value="6512.78849283094">
            <text:p>$6,512.79</text:p>
          </table:table-cell>
          <table:table-cell table:formula="of:=[.D35]*[.$D$6]/12" office:value-type="currency" office:currency="USD" office:value="13.5683093600645">
            <text:p>$13.57</text:p>
          </table:table-cell>
          <table:table-cell table:formula="of:=[.F34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D35]-[.F35]+[.E35]" office:value-type="currency" office:currency="USD" office:value="6391.616802191">
            <text:p>$6,391.62</text:p>
          </table:table-cell>
          <table:table-cell table:formula="of:=[.D36]*[.$D$6]/12" office:value-type="currency" office:currency="USD" office:value="13.3158683378979">
            <text:p>$13.32</text:p>
          </table:table-cell>
          <table:table-cell table:formula="of:=[.F35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D36]-[.F36]+[.E36]" office:value-type="currency" office:currency="USD" office:value="6270.1926705289">
            <text:p>$6,270.19</text:p>
          </table:table-cell>
          <table:table-cell table:formula="of:=[.D37]*[.$D$6]/12" office:value-type="currency" office:currency="USD" office:value="13.0629013969352">
            <text:p>$13.06</text:p>
          </table:table-cell>
          <table:table-cell table:formula="of:=[.F36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D37]-[.F37]+[.E37]" office:value-type="currency" office:currency="USD" office:value="6148.51557192583">
            <text:p>$6,148.52</text:p>
          </table:table-cell>
          <table:table-cell table:formula="of:=[.D38]*[.$D$6]/12" office:value-type="currency" office:currency="USD" office:value="12.8094074415122">
            <text:p>$12.81</text:p>
          </table:table-cell>
          <table:table-cell table:formula="of:=[.F37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D38]-[.F38]+[.E38]" office:value-type="currency" office:currency="USD" office:value="6026.58497936735">
            <text:p>$6,026.58</text:p>
          </table:table-cell>
          <table:table-cell table:formula="of:=[.D39]*[.$D$6]/12" office:value-type="currency" office:currency="USD" office:value="12.555385373682">
            <text:p>$12.56</text:p>
          </table:table-cell>
          <table:table-cell table:formula="of:=[.F38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D39]-[.F39]+[.E39]" office:value-type="currency" office:currency="USD" office:value="5904.40036474103">
            <text:p>$5,904.40</text:p>
          </table:table-cell>
          <table:table-cell table:formula="of:=[.D40]*[.$D$6]/12" office:value-type="currency" office:currency="USD" office:value="12.3008340932105">
            <text:p>$12.30</text:p>
          </table:table-cell>
          <table:table-cell table:formula="of:=[.F39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D40]-[.F40]+[.E40]" office:value-type="currency" office:currency="USD" office:value="5781.96119883424">
            <text:p>$5,781.96</text:p>
          </table:table-cell>
          <table:table-cell table:formula="of:=[.D41]*[.$D$6]/12" office:value-type="currency" office:currency="USD" office:value="12.0457524975713">
            <text:p>$12.05</text:p>
          </table:table-cell>
          <table:table-cell table:formula="of:=[.F40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D41]-[.F41]+[.E41]" office:value-type="currency" office:currency="USD" office:value="5659.26695133181">
            <text:p>$5,659.27</text:p>
          </table:table-cell>
          <table:table-cell table:formula="of:=[.D42]*[.$D$6]/12" office:value-type="currency" office:currency="USD" office:value="11.7901394819413">
            <text:p>$11.79</text:p>
          </table:table-cell>
          <table:table-cell table:formula="of:=[.F41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D42]-[.F42]+[.E42]" office:value-type="currency" office:currency="USD" office:value="5536.31709081375">
            <text:p>$5,536.32</text:p>
          </table:table-cell>
          <table:table-cell table:formula="of:=[.D43]*[.$D$6]/12" office:value-type="currency" office:currency="USD" office:value="11.5339939391953">
            <text:p>$11.53</text:p>
          </table:table-cell>
          <table:table-cell table:formula="of:=[.F42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D43]-[.F43]+[.E43]" office:value-type="currency" office:currency="USD" office:value="5413.11108475295">
            <text:p>$5,413.11</text:p>
          </table:table-cell>
          <table:table-cell table:formula="of:=[.D44]*[.$D$6]/12" office:value-type="currency" office:currency="USD" office:value="11.277314759902">
            <text:p>$11.28</text:p>
          </table:table-cell>
          <table:table-cell table:formula="of:=[.F43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D44]-[.F44]+[.E44]" office:value-type="currency" office:currency="USD" office:value="5289.64839951285">
            <text:p>$5,289.65</text:p>
          </table:table-cell>
          <table:table-cell table:formula="of:=[.D45]*[.$D$6]/12" office:value-type="currency" office:currency="USD" office:value="11.0201008323184">
            <text:p>$11.02</text:p>
          </table:table-cell>
          <table:table-cell table:formula="of:=[.F44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D45]-[.F45]+[.E45]" office:value-type="currency" office:currency="USD" office:value="5165.92850034517">
            <text:p>$5,165.93</text:p>
          </table:table-cell>
          <table:table-cell table:formula="of:=[.D46]*[.$D$6]/12" office:value-type="currency" office:currency="USD" office:value="10.7623510423858">
            <text:p>$10.76</text:p>
          </table:table-cell>
          <table:table-cell table:formula="of:=[.F45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D46]-[.F46]+[.E46]" office:value-type="currency" office:currency="USD" office:value="5041.95085138755">
            <text:p>$5,041.95</text:p>
          </table:table-cell>
          <table:table-cell table:formula="of:=[.D47]*[.$D$6]/12" office:value-type="currency" office:currency="USD" office:value="10.5040642737241">
            <text:p>$10.50</text:p>
          </table:table-cell>
          <table:table-cell table:formula="of:=[.F46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D47]-[.F47]+[.E47]" office:value-type="currency" office:currency="USD" office:value="4917.71491566128">
            <text:p>$4,917.71</text:p>
          </table:table-cell>
          <table:table-cell table:formula="of:=[.D48]*[.$D$6]/12" office:value-type="currency" office:currency="USD" office:value="10.2452394076277">
            <text:p>$10.25</text:p>
          </table:table-cell>
          <table:table-cell table:formula="of:=[.F47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D48]-[.F48]+[.E48]" office:value-type="currency" office:currency="USD" office:value="4793.22015506891">
            <text:p>$4,793.22</text:p>
          </table:table-cell>
          <table:table-cell table:formula="of:=[.D49]*[.$D$6]/12" office:value-type="currency" office:currency="USD" office:value="9.98587532306022">
            <text:p>$9.99</text:p>
          </table:table-cell>
          <table:table-cell table:formula="of:=[.F48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D49]-[.F49]+[.E49]" office:value-type="currency" office:currency="USD" office:value="4668.46603039197">
            <text:p>$4,668.47</text:p>
          </table:table-cell>
          <table:table-cell table:formula="of:=[.D50]*[.$D$6]/12" office:value-type="currency" office:currency="USD" office:value="9.72597089664993">
            <text:p>$9.73</text:p>
          </table:table-cell>
          <table:table-cell table:formula="of:=[.F49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D50]-[.F50]+[.E50]" office:value-type="currency" office:currency="USD" office:value="4543.45200128862">
            <text:p>$4,543.45</text:p>
          </table:table-cell>
          <table:table-cell table:formula="of:=[.D51]*[.$D$6]/12" office:value-type="currency" office:currency="USD" office:value="9.46552500268462">
            <text:p>$9.47</text:p>
          </table:table-cell>
          <table:table-cell table:formula="of:=[.F50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[.D51]-[.F51]+[.E51]" office:value-type="currency" office:currency="USD" office:value="4418.1775262913">
            <text:p>$4,418.18</text:p>
          </table:table-cell>
          <table:table-cell table:formula="of:=[.D52]*[.$D$6]/12" office:value-type="currency" office:currency="USD" office:value="9.20453651310688">
            <text:p>$9.20</text:p>
          </table:table-cell>
          <table:table-cell table:formula="of:=[.F51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[.D52]-[.F52]+[.E52]" office:value-type="currency" office:currency="USD" office:value="4292.64206280441">
            <text:p>$4,292.64</text:p>
          </table:table-cell>
          <table:table-cell table:formula="of:=[.D53]*[.$D$6]/12" office:value-type="currency" office:currency="USD" office:value="8.94300429750919">
            <text:p>$8.94</text:p>
          </table:table-cell>
          <table:table-cell table:formula="of:=[.F52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D53]-[.F53]+[.E53]" office:value-type="currency" office:currency="USD" office:value="4166.84506710192">
            <text:p>$4,166.85</text:p>
          </table:table-cell>
          <table:table-cell table:formula="of:=[.D54]*[.$D$6]/12" office:value-type="currency" office:currency="USD" office:value="8.680927223129">
            <text:p>$8.68</text:p>
          </table:table-cell>
          <table:table-cell table:formula="of:=[.F53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D54]-[.F54]+[.E54]" office:value-type="currency" office:currency="USD" office:value="4040.78599432505">
            <text:p>$4,040.79</text:p>
          </table:table-cell>
          <table:table-cell table:formula="of:=[.D55]*[.$D$6]/12" office:value-type="currency" office:currency="USD" office:value="8.41830415484385">
            <text:p>$8.42</text:p>
          </table:table-cell>
          <table:table-cell table:formula="of:=[.F54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[.D55]-[.F55]+[.E55]" office:value-type="currency" office:currency="USD" office:value="3914.46429847989">
            <text:p>$3,914.46</text:p>
          </table:table-cell>
          <table:table-cell table:formula="of:=[.D56]*[.$D$6]/12" office:value-type="currency" office:currency="USD" office:value="8.15513395516644">
            <text:p>$8.16</text:p>
          </table:table-cell>
          <table:table-cell table:formula="of:=[.F55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[.D56]-[.F56]+[.E56]" office:value-type="currency" office:currency="USD" office:value="3787.87943243506">
            <text:p>$3,787.88</text:p>
          </table:table-cell>
          <table:table-cell table:formula="of:=[.D57]*[.$D$6]/12" office:value-type="currency" office:currency="USD" office:value="7.8914154842397">
            <text:p>$7.89</text:p>
          </table:table-cell>
          <table:table-cell table:formula="of:=[.F56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[.D57]-[.F57]+[.E57]" office:value-type="currency" office:currency="USD" office:value="3661.0308479193">
            <text:p>$3,661.03</text:p>
          </table:table-cell>
          <table:table-cell table:formula="of:=[.D58]*[.$D$6]/12" office:value-type="currency" office:currency="USD" office:value="7.62714759983187">
            <text:p>$7.63</text:p>
          </table:table-cell>
          <table:table-cell table:formula="of:=[.F57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D58]-[.F58]+[.E58]" office:value-type="currency" office:currency="USD" office:value="3533.91799551913">
            <text:p>$3,533.92</text:p>
          </table:table-cell>
          <table:table-cell table:formula="of:=[.D59]*[.$D$6]/12" office:value-type="currency" office:currency="USD" office:value="7.36232915733152">
            <text:p>$7.36</text:p>
          </table:table-cell>
          <table:table-cell table:formula="of:=[.F58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[.D59]-[.F59]+[.E59]" office:value-type="currency" office:currency="USD" office:value="3406.54032467646">
            <text:p>$3,406.54</text:p>
          </table:table-cell>
          <table:table-cell table:formula="of:=[.D60]*[.$D$6]/12" office:value-type="currency" office:currency="USD" office:value="7.09695900974263">
            <text:p>$7.10</text:p>
          </table:table-cell>
          <table:table-cell table:formula="of:=[.F59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[.D60]-[.F60]+[.E60]" office:value-type="currency" office:currency="USD" office:value="3278.8972836862">
            <text:p>$3,278.90</text:p>
          </table:table-cell>
          <table:table-cell table:formula="of:=[.D61]*[.$D$6]/12" office:value-type="currency" office:currency="USD" office:value="6.83103600767959">
            <text:p>$6.83</text:p>
          </table:table-cell>
          <table:table-cell table:formula="of:=[.F60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[.D61]-[.F61]+[.E61]" office:value-type="currency" office:currency="USD" office:value="3150.98831969388">
            <text:p>$3,150.99</text:p>
          </table:table-cell>
          <table:table-cell table:formula="of:=[.D62]*[.$D$6]/12" office:value-type="currency" office:currency="USD" office:value="6.56455899936226">
            <text:p>$6.56</text:p>
          </table:table-cell>
          <table:table-cell table:formula="of:=[.F61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[.D62]-[.F62]+[.E62]" office:value-type="currency" office:currency="USD" office:value="3022.81287869325">
            <text:p>$3,022.81</text:p>
          </table:table-cell>
          <table:table-cell table:formula="of:=[.D63]*[.$D$6]/12" office:value-type="currency" office:currency="USD" office:value="6.29752683061093">
            <text:p>$6.30</text:p>
          </table:table-cell>
          <table:table-cell table:formula="of:=[.F62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D63]-[.F63]+[.E63]" office:value-type="currency" office:currency="USD" office:value="2894.37040552386">
            <text:p>$2,894.37</text:p>
          </table:table-cell>
          <table:table-cell table:formula="of:=[.D64]*[.$D$6]/12" office:value-type="currency" office:currency="USD" office:value="6.02993834484137">
            <text:p>$6.03</text:p>
          </table:table-cell>
          <table:table-cell table:formula="of:=[.F63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[.D64]-[.F64]+[.E64]" office:value-type="currency" office:currency="USD" office:value="2765.6603438687">
            <text:p>$2,765.66</text:p>
          </table:table-cell>
          <table:table-cell table:formula="of:=[.D65]*[.$D$6]/12" office:value-type="currency" office:currency="USD" office:value="5.76179238305979">
            <text:p>$5.76</text:p>
          </table:table-cell>
          <table:table-cell table:formula="of:=[.F64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[.D65]-[.F65]+[.E65]" office:value-type="currency" office:currency="USD" office:value="2636.68213625176">
            <text:p>$2,636.68</text:p>
          </table:table-cell>
          <table:table-cell table:formula="of:=[.D66]*[.$D$6]/12" office:value-type="currency" office:currency="USD" office:value="5.49308778385783">
            <text:p>$5.49</text:p>
          </table:table-cell>
          <table:table-cell table:formula="of:=[.F65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[.D66]-[.F66]+[.E66]" office:value-type="currency" office:currency="USD" office:value="2507.43522403561">
            <text:p>$2,507.44</text:p>
          </table:table-cell>
          <table:table-cell table:formula="of:=[.D67]*[.$D$6]/12" office:value-type="currency" office:currency="USD" office:value="5.22382338340753">
            <text:p>$5.22</text:p>
          </table:table-cell>
          <table:table-cell table:formula="of:=[.F66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[.D67]-[.F67]+[.E67]" office:value-type="currency" office:currency="USD" office:value="2377.91904741902">
            <text:p>$2,377.92</text:p>
          </table:table-cell>
          <table:table-cell table:formula="of:=[.D68]*[.$D$6]/12" office:value-type="currency" office:currency="USD" office:value="4.9539980154563">
            <text:p>$4.95</text:p>
          </table:table-cell>
          <table:table-cell table:formula="of:=[.F67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[.D68]-[.F68]+[.E68]" office:value-type="currency" office:currency="USD" office:value="2248.13304543448">
            <text:p>$2,248.13</text:p>
          </table:table-cell>
          <table:table-cell table:formula="of:=[.D69]*[.$D$6]/12" office:value-type="currency" office:currency="USD" office:value="4.68361051132183">
            <text:p>$4.68</text:p>
          </table:table-cell>
          <table:table-cell table:formula="of:=[.F68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[.D69]-[.F69]+[.E69]" office:value-type="currency" office:currency="USD" office:value="2118.0766559458">
            <text:p>$2,118.08</text:p>
          </table:table-cell>
          <table:table-cell table:formula="of:=[.D70]*[.$D$6]/12" office:value-type="currency" office:currency="USD" office:value="4.41265969988708">
            <text:p>$4.41</text:p>
          </table:table-cell>
          <table:table-cell table:formula="of:=[.F69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[.D70]-[.F70]+[.E70]" office:value-type="currency" office:currency="USD" office:value="1987.74931564569">
            <text:p>$1,987.75</text:p>
          </table:table-cell>
          <table:table-cell table:formula="of:=[.D71]*[.$D$6]/12" office:value-type="currency" office:currency="USD" office:value="4.14114440759518">
            <text:p>$4.14</text:p>
          </table:table-cell>
          <table:table-cell table:formula="of:=[.F70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[.D71]-[.F71]+[.E71]" office:value-type="currency" office:currency="USD" office:value="1857.15046005328">
            <text:p>$1,857.15</text:p>
          </table:table-cell>
          <table:table-cell table:formula="of:=[.D72]*[.$D$6]/12" office:value-type="currency" office:currency="USD" office:value="3.86906345844434">
            <text:p>$3.87</text:p>
          </table:table-cell>
          <table:table-cell table:formula="of:=[.F71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[.D72]-[.F72]+[.E72]" office:value-type="currency" office:currency="USD" office:value="1726.27952351173">
            <text:p>$1,726.28</text:p>
          </table:table-cell>
          <table:table-cell table:formula="of:=[.D73]*[.$D$6]/12" office:value-type="currency" office:currency="USD" office:value="3.59641567398276">
            <text:p>$3.60</text:p>
          </table:table-cell>
          <table:table-cell table:formula="of:=[.F72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[.D73]-[.F73]+[.E73]" office:value-type="currency" office:currency="USD" office:value="1595.13593918571">
            <text:p>$1,595.14</text:p>
          </table:table-cell>
          <table:table-cell table:formula="of:=[.D74]*[.$D$6]/12" office:value-type="currency" office:currency="USD" office:value="3.32319987330356">
            <text:p>$3.32</text:p>
          </table:table-cell>
          <table:table-cell table:formula="of:=[.F73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formula="of:=[.D74]-[.F74]+[.E74]" office:value-type="currency" office:currency="USD" office:value="1463.71913905901">
            <text:p>$1,463.72</text:p>
          </table:table-cell>
          <table:table-cell table:formula="of:=[.D75]*[.$D$6]/12" office:value-type="currency" office:currency="USD" office:value="3.04941487303961">
            <text:p>$3.05</text:p>
          </table:table-cell>
          <table:table-cell table:formula="of:=[.F74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formula="of:=[.D75]-[.F75]+[.E75]" office:value-type="currency" office:currency="USD" office:value="1332.02855393205">
            <text:p>$1,332.03</text:p>
          </table:table-cell>
          <table:table-cell table:formula="of:=[.D76]*[.$D$6]/12" office:value-type="currency" office:currency="USD" office:value="2.77505948735844">
            <text:p>$2.78</text:p>
          </table:table-cell>
          <table:table-cell table:formula="of:=[.F75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formula="of:=[.D76]-[.F76]+[.E76]" office:value-type="currency" office:currency="USD" office:value="1200.06361341941">
            <text:p>$1,200.06</text:p>
          </table:table-cell>
          <table:table-cell table:formula="of:=[.D77]*[.$D$6]/12" office:value-type="currency" office:currency="USD" office:value="2.50013252795711">
            <text:p>$2.50</text:p>
          </table:table-cell>
          <table:table-cell table:formula="of:=[.F76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formula="of:=[.D77]-[.F77]+[.E77]" office:value-type="currency" office:currency="USD" office:value="1067.82374594737">
            <text:p>$1,067.82</text:p>
          </table:table-cell>
          <table:table-cell table:formula="of:=[.D78]*[.$D$6]/12" office:value-type="currency" office:currency="USD" office:value="2.22463280405702">
            <text:p>$2.22</text:p>
          </table:table-cell>
          <table:table-cell table:formula="of:=[.F77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formula="of:=[.D78]-[.F78]+[.E78]" office:value-type="currency" office:currency="USD" office:value="935.308378751425">
            <text:p>$935.31</text:p>
          </table:table-cell>
          <table:table-cell table:formula="of:=[.D79]*[.$D$6]/12" office:value-type="currency" office:currency="USD" office:value="1.9485591223988">
            <text:p>$1.95</text:p>
          </table:table-cell>
          <table:table-cell table:formula="of:=[.F78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formula="of:=[.D79]-[.F79]+[.E79]" office:value-type="currency" office:currency="USD" office:value="802.516937873824">
            <text:p>$802.52</text:p>
          </table:table-cell>
          <table:table-cell table:formula="of:=[.D80]*[.$D$6]/12" office:value-type="currency" office:currency="USD" office:value="1.67191028723713">
            <text:p>$1.67</text:p>
          </table:table-cell>
          <table:table-cell table:formula="of:=[.F79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formula="of:=[.D80]-[.F80]+[.E80]" office:value-type="currency" office:currency="USD" office:value="669.448848161061">
            <text:p>$669.45</text:p>
          </table:table-cell>
          <table:table-cell table:formula="of:=[.D81]*[.$D$6]/12" office:value-type="currency" office:currency="USD" office:value="1.39468510033554">
            <text:p>$1.39</text:p>
          </table:table-cell>
          <table:table-cell table:formula="of:=[.F80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formula="of:=[.D81]-[.F81]+[.E81]" office:value-type="currency" office:currency="USD" office:value="536.103533261397">
            <text:p>$536.10</text:p>
          </table:table-cell>
          <table:table-cell table:formula="of:=[.D82]*[.$D$6]/12" office:value-type="currency" office:currency="USD" office:value="1.11688236096124">
            <text:p>$1.12</text:p>
          </table:table-cell>
          <table:table-cell table:formula="of:=[.F81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formula="of:=[.D82]-[.F82]+[.E82]" office:value-type="currency" office:currency="USD" office:value="402.480415622358">
            <text:p>$402.48</text:p>
          </table:table-cell>
          <table:table-cell table:formula="of:=[.D83]*[.$D$6]/12" office:value-type="currency" office:currency="USD" office:value="0.838500865879912">
            <text:p>$0.84</text:p>
          </table:table-cell>
          <table:table-cell table:formula="of:=[.F82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[.D83]-[.F83]+[.E83]" office:value-type="currency" office:currency="USD" office:value="268.578916488238">
            <text:p>$268.58</text:p>
          </table:table-cell>
          <table:table-cell table:formula="of:=[.D84]*[.$D$6]/12" office:value-type="currency" office:currency="USD" office:value="0.559539409350495">
            <text:p>$0.56</text:p>
          </table:table-cell>
          <table:table-cell table:formula="of:=[.F83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formula="of:=[.D84]-[.F84]+[.E84]" office:value-type="currency" office:currency="USD" office:value="134.398455897588">
            <text:p>$134.40</text:p>
          </table:table-cell>
          <table:table-cell table:formula="of:=[.D85]*[.$D$6]/12" office:value-type="currency" office:currency="USD" office:value="0.279996783119975">
            <text:p>$0.28</text:p>
          </table:table-cell>
          <table:table-cell table:formula="of:=[.F84]" office:value-type="currency" office:currency="USD" office:value="134.74">
            <text:p>$13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formula="of:=[.D85]-[.F85]+[.E85]" office:value-type="currency" office:currency="USD" office:value="-0.0615473192919409">
            <text:p>-$0.06</text:p>
          </table:table-cell>
          <table:table-cell table:formula="of:=[.D86]*[.$D$6]/12" office:value-type="currency" office:currency="USD" office:value="-0.00012822358185821">
            <text:p>-$0.00</text:p>
          </table:table-cell>
          <table:table-cell table:formula="of:=[.F85]" office:value-type="currency" office:currency="USD" office:value="134.74">
            <text:p>$134.74</text:p>
          </table:table-cell>
          <table:table-cell/>
        </table:table-row>
      </table:table>
      <table:table table:name="Home360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table:number-columns-repeated="3"/>
          <table:table-cell table:style-name="ce2" office:value-type="string">
            <text:p>Home Loan Calculator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ce3" office:value-type="currency" office:currency="USD" office:value="250000">
            <text:p>$250,000.00</text:p>
          </table:table-cell>
          <table:table-cell table:style-name="Default" office:value-type="string">
            <text:p><text:s/>= Purchase Price of the Home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percentage" office:value="0.04">
            <text:p>4.00%</text:p>
          </table:table-cell>
          <table:table-cell table:style-name="Default" office:value-type="string">
            <text:p><text:s/>=Interest Rate/Year on the Loan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percentage" office:value="0.1">
            <text:p>10.00%</text:p>
          </table:table-cell>
          <table:table-cell table:style-name="Default" office:value-type="string">
            <text:p><text:s/>= Deposit %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ce3" table:formula="of:=[.D5]*(1-[.D7])" office:value-type="currency" office:currency="USD" office:value="225000">
            <text:p>$225,000.00</text:p>
          </table:table-cell>
          <table:table-cell table:style-name="Default" office:value-type="string">
            <text:p><text:s/>= Loan Amount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ce3" office:value-type="currency" office:currency="USD" office:value="1074.19">
            <text:p>$1,074.19</text:p>
          </table:table-cell>
          <table:table-cell table:style-name="Default" office:value-type="string">
            <text:p><text:s/>= Monthly payment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ce3" table:formula="of:=[.D377]" office:value-type="currency" office:currency="USD" office:value="-3.87640661973905">
            <text:p>-$3.88</text:p>
          </table:table-cell>
          <table:table-cell table:style-name="Default" office:value-type="string">
            <text:p><text:s/>= Balloon Payment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ce3" table:formula="of:=SUM([.E17:.E377])" office:value-type="currency" office:currency="USD" office:value="161704.510672025">
            <text:p>$161,704.51</text:p>
          </table:table-cell>
          <table:table-cell table:style-name="Default" office:value-type="string">
            <text:p><text:s/>= Sum of Interest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ce3" table:formula="of:=SUM([.D5];[.D11])" office:value-type="currency" office:currency="USD" office:value="411704.510672025">
            <text:p>$411,704.51</text:p>
          </table:table-cell>
          <table:table-cell table:style-name="Default" office:value-type="string">
            <text:p><text:s/>= Total Paid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ce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4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office:value-type="string">
            <text:p>Loan</text:p>
          </table:table-cell>
          <table:table-cell office:value-type="string">
            <text:p>Interest </text:p>
          </table:table-cell>
          <table:table-cell office:value-type="string">
            <text:p>Payment</text:p>
          </table:table-cell>
          <table:table-cell office:value-type="string">
            <text:p>Principle</text:p>
          </table:table-cell>
        </table:table-row>
        <table:table-row table:style-name="ro1">
          <table:table-cell table:number-columns-repeated="2"/>
          <table:table-cell office:value-type="string">
            <text:p>Months</text:p>
          </table:table-cell>
          <table:table-cell office:value-type="string">
            <text:p>Beg of Month</text:p>
          </table:table-cell>
          <table:table-cell table:number-columns-repeated="2" office:value-type="string">
            <text:p>End of Month</text:p>
          </table:table-cell>
          <table:table-cell office:value-type="string">
            <text:p>Payment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D8]" office:value-type="currency" office:currency="USD" office:value="225000">
            <text:p>$225,000.00</text:p>
          </table:table-cell>
          <table:table-cell table:formula="of:=[.D17]*[.$D$6]/12" office:value-type="currency" office:currency="USD" office:value="750">
            <text:p>$750.00</text:p>
          </table:table-cell>
          <table:table-cell table:formula="of:=[.D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D17]-[.F17]+[.E17]" office:value-type="currency" office:currency="USD" office:value="224675.81">
            <text:p>$224,675.81</text:p>
          </table:table-cell>
          <table:table-cell table:formula="of:=[.D18]*[.$D$6]/12" office:value-type="currency" office:currency="USD" office:value="748.919366666667">
            <text:p>$748.92</text:p>
          </table:table-cell>
          <table:table-cell table:formula="of:=[.D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D18]-[.F18]+[.E18]" office:value-type="currency" office:currency="USD" office:value="224350.539366667">
            <text:p>$224,350.54</text:p>
          </table:table-cell>
          <table:table-cell table:formula="of:=[.D19]*[.$D$6]/12" office:value-type="currency" office:currency="USD" office:value="747.835131222222">
            <text:p>$747.84</text:p>
          </table:table-cell>
          <table:table-cell table:formula="of:=[.F1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D19]-[.F19]+[.E19]" office:value-type="currency" office:currency="USD" office:value="224024.184497889">
            <text:p>$224,024.18</text:p>
          </table:table-cell>
          <table:table-cell table:formula="of:=[.D20]*[.$D$6]/12" office:value-type="currency" office:currency="USD" office:value="746.74728165963">
            <text:p>$746.75</text:p>
          </table:table-cell>
          <table:table-cell table:formula="of:=[.F1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D20]-[.F20]+[.E20]" office:value-type="currency" office:currency="USD" office:value="223696.741779549">
            <text:p>$223,696.74</text:p>
          </table:table-cell>
          <table:table-cell table:formula="of:=[.D21]*[.$D$6]/12" office:value-type="currency" office:currency="USD" office:value="745.655805931829">
            <text:p>$745.66</text:p>
          </table:table-cell>
          <table:table-cell table:formula="of:=[.F2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21]-[.F21]+[.E21]" office:value-type="currency" office:currency="USD" office:value="223368.20758548">
            <text:p>$223,368.21</text:p>
          </table:table-cell>
          <table:table-cell table:formula="of:=[.D22]*[.$D$6]/12" office:value-type="currency" office:currency="USD" office:value="744.560691951601">
            <text:p>$744.56</text:p>
          </table:table-cell>
          <table:table-cell table:formula="of:=[.F2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D22]-[.F22]+[.E22]" office:value-type="currency" office:currency="USD" office:value="223038.578277432">
            <text:p>$223,038.58</text:p>
          </table:table-cell>
          <table:table-cell table:formula="of:=[.D23]*[.$D$6]/12" office:value-type="currency" office:currency="USD" office:value="743.46192759144">
            <text:p>$743.46</text:p>
          </table:table-cell>
          <table:table-cell table:formula="of:=[.F2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D23]-[.F23]+[.E23]" office:value-type="currency" office:currency="USD" office:value="222707.850205023">
            <text:p>$222,707.85</text:p>
          </table:table-cell>
          <table:table-cell table:formula="of:=[.D24]*[.$D$6]/12" office:value-type="currency" office:currency="USD" office:value="742.359500683411">
            <text:p>$742.36</text:p>
          </table:table-cell>
          <table:table-cell table:formula="of:=[.F2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D24]-[.F24]+[.E24]" office:value-type="currency" office:currency="USD" office:value="222376.019705707">
            <text:p>$222,376.02</text:p>
          </table:table-cell>
          <table:table-cell table:formula="of:=[.D25]*[.$D$6]/12" office:value-type="currency" office:currency="USD" office:value="741.253399019023">
            <text:p>$741.25</text:p>
          </table:table-cell>
          <table:table-cell table:formula="of:=[.F2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D25]-[.F25]+[.E25]" office:value-type="currency" office:currency="USD" office:value="222043.083104726">
            <text:p>$222,043.08</text:p>
          </table:table-cell>
          <table:table-cell table:formula="of:=[.D26]*[.$D$6]/12" office:value-type="currency" office:currency="USD" office:value="740.143610349086">
            <text:p>$740.14</text:p>
          </table:table-cell>
          <table:table-cell table:formula="of:=[.F2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D26]-[.F26]+[.E26]" office:value-type="currency" office:currency="USD" office:value="221709.036715075">
            <text:p>$221,709.04</text:p>
          </table:table-cell>
          <table:table-cell table:formula="of:=[.D27]*[.$D$6]/12" office:value-type="currency" office:currency="USD" office:value="739.030122383583">
            <text:p>$739.03</text:p>
          </table:table-cell>
          <table:table-cell table:formula="of:=[.F2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D27]-[.F27]+[.E27]" office:value-type="currency" office:currency="USD" office:value="221373.876837458">
            <text:p>$221,373.88</text:p>
          </table:table-cell>
          <table:table-cell table:formula="of:=[.D28]*[.$D$6]/12" office:value-type="currency" office:currency="USD" office:value="737.912922791528">
            <text:p>$737.91</text:p>
          </table:table-cell>
          <table:table-cell table:formula="of:=[.F2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D28]-[.F28]+[.E28]" office:value-type="currency" office:currency="USD" office:value="221037.59976025">
            <text:p>$221,037.60</text:p>
          </table:table-cell>
          <table:table-cell table:formula="of:=[.D29]*[.$D$6]/12" office:value-type="currency" office:currency="USD" office:value="736.791999200833">
            <text:p>$736.79</text:p>
          </table:table-cell>
          <table:table-cell table:formula="of:=[.F2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D29]-[.F29]+[.E29]" office:value-type="currency" office:currency="USD" office:value="220700.201759451">
            <text:p>$220,700.20</text:p>
          </table:table-cell>
          <table:table-cell table:formula="of:=[.D30]*[.$D$6]/12" office:value-type="currency" office:currency="USD" office:value="735.667339198169">
            <text:p>$735.67</text:p>
          </table:table-cell>
          <table:table-cell table:formula="of:=[.F2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D30]-[.F30]+[.E30]" office:value-type="currency" office:currency="USD" office:value="220361.679098649">
            <text:p>$220,361.68</text:p>
          </table:table-cell>
          <table:table-cell table:formula="of:=[.D31]*[.$D$6]/12" office:value-type="currency" office:currency="USD" office:value="734.53893032883">
            <text:p>$734.54</text:p>
          </table:table-cell>
          <table:table-cell table:formula="of:=[.F3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31]-[.F31]+[.E31]" office:value-type="currency" office:currency="USD" office:value="220022.028028978">
            <text:p>$220,022.03</text:p>
          </table:table-cell>
          <table:table-cell table:formula="of:=[.D32]*[.$D$6]/12" office:value-type="currency" office:currency="USD" office:value="733.406760096593">
            <text:p>$733.41</text:p>
          </table:table-cell>
          <table:table-cell table:formula="of:=[.F3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D32]-[.F32]+[.E32]" office:value-type="currency" office:currency="USD" office:value="219681.244789074">
            <text:p>$219,681.24</text:p>
          </table:table-cell>
          <table:table-cell table:formula="of:=[.D33]*[.$D$6]/12" office:value-type="currency" office:currency="USD" office:value="732.270815963581">
            <text:p>$732.27</text:p>
          </table:table-cell>
          <table:table-cell table:formula="of:=[.F3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D33]-[.F33]+[.E33]" office:value-type="currency" office:currency="USD" office:value="219339.325605038">
            <text:p>$219,339.33</text:p>
          </table:table-cell>
          <table:table-cell table:formula="of:=[.D34]*[.$D$6]/12" office:value-type="currency" office:currency="USD" office:value="731.131085350127">
            <text:p>$731.13</text:p>
          </table:table-cell>
          <table:table-cell table:formula="of:=[.F3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D34]-[.F34]+[.E34]" office:value-type="currency" office:currency="USD" office:value="218996.266690388">
            <text:p>$218,996.27</text:p>
          </table:table-cell>
          <table:table-cell table:formula="of:=[.D35]*[.$D$6]/12" office:value-type="currency" office:currency="USD" office:value="729.987555634627">
            <text:p>$729.99</text:p>
          </table:table-cell>
          <table:table-cell table:formula="of:=[.F3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D35]-[.F35]+[.E35]" office:value-type="currency" office:currency="USD" office:value="218652.064246023">
            <text:p>$218,652.06</text:p>
          </table:table-cell>
          <table:table-cell table:formula="of:=[.D36]*[.$D$6]/12" office:value-type="currency" office:currency="USD" office:value="728.840214153409">
            <text:p>$728.84</text:p>
          </table:table-cell>
          <table:table-cell table:formula="of:=[.F3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36]-[.F36]+[.E36]" office:value-type="currency" office:currency="USD" office:value="218306.714460176">
            <text:p>$218,306.71</text:p>
          </table:table-cell>
          <table:table-cell table:formula="of:=[.D37]*[.$D$6]/12" office:value-type="currency" office:currency="USD" office:value="727.689048200587">
            <text:p>$727.69</text:p>
          </table:table-cell>
          <table:table-cell table:formula="of:=[.F3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D37]-[.F37]+[.E37]" office:value-type="currency" office:currency="USD" office:value="217960.213508377">
            <text:p>$217,960.21</text:p>
          </table:table-cell>
          <table:table-cell table:formula="of:=[.D38]*[.$D$6]/12" office:value-type="currency" office:currency="USD" office:value="726.534045027922">
            <text:p>$726.53</text:p>
          </table:table-cell>
          <table:table-cell table:formula="of:=[.F3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D38]-[.F38]+[.E38]" office:value-type="currency" office:currency="USD" office:value="217612.557553405">
            <text:p>$217,612.56</text:p>
          </table:table-cell>
          <table:table-cell table:formula="of:=[.D39]*[.$D$6]/12" office:value-type="currency" office:currency="USD" office:value="725.375191844682">
            <text:p>$725.38</text:p>
          </table:table-cell>
          <table:table-cell table:formula="of:=[.F3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D39]-[.F39]+[.E39]" office:value-type="currency" office:currency="USD" office:value="217263.742745249">
            <text:p>$217,263.74</text:p>
          </table:table-cell>
          <table:table-cell table:formula="of:=[.D40]*[.$D$6]/12" office:value-type="currency" office:currency="USD" office:value="724.212475817498">
            <text:p>$724.21</text:p>
          </table:table-cell>
          <table:table-cell table:formula="of:=[.F3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D40]-[.F40]+[.E40]" office:value-type="currency" office:currency="USD" office:value="216913.765221067">
            <text:p>$216,913.77</text:p>
          </table:table-cell>
          <table:table-cell table:formula="of:=[.D41]*[.$D$6]/12" office:value-type="currency" office:currency="USD" office:value="723.045884070223">
            <text:p>$723.05</text:p>
          </table:table-cell>
          <table:table-cell table:formula="of:=[.F4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D41]-[.F41]+[.E41]" office:value-type="currency" office:currency="USD" office:value="216562.621105137">
            <text:p>$216,562.62</text:p>
          </table:table-cell>
          <table:table-cell table:formula="of:=[.D42]*[.$D$6]/12" office:value-type="currency" office:currency="USD" office:value="721.87540368379">
            <text:p>$721.88</text:p>
          </table:table-cell>
          <table:table-cell table:formula="of:=[.F4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D42]-[.F42]+[.E42]" office:value-type="currency" office:currency="USD" office:value="216210.306508821">
            <text:p>$216,210.31</text:p>
          </table:table-cell>
          <table:table-cell table:formula="of:=[.D43]*[.$D$6]/12" office:value-type="currency" office:currency="USD" office:value="720.701021696069">
            <text:p>$720.70</text:p>
          </table:table-cell>
          <table:table-cell table:formula="of:=[.F4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D43]-[.F43]+[.E43]" office:value-type="currency" office:currency="USD" office:value="215856.817530517">
            <text:p>$215,856.82</text:p>
          </table:table-cell>
          <table:table-cell table:formula="of:=[.D44]*[.$D$6]/12" office:value-type="currency" office:currency="USD" office:value="719.522725101723">
            <text:p>$719.52</text:p>
          </table:table-cell>
          <table:table-cell table:formula="of:=[.F4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D44]-[.F44]+[.E44]" office:value-type="currency" office:currency="USD" office:value="215502.150255619">
            <text:p>$215,502.15</text:p>
          </table:table-cell>
          <table:table-cell table:formula="of:=[.D45]*[.$D$6]/12" office:value-type="currency" office:currency="USD" office:value="718.340500852062">
            <text:p>$718.34</text:p>
          </table:table-cell>
          <table:table-cell table:formula="of:=[.F4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D45]-[.F45]+[.E45]" office:value-type="currency" office:currency="USD" office:value="215146.300756471">
            <text:p>$215,146.30</text:p>
          </table:table-cell>
          <table:table-cell table:formula="of:=[.D46]*[.$D$6]/12" office:value-type="currency" office:currency="USD" office:value="717.154335854902">
            <text:p>$717.15</text:p>
          </table:table-cell>
          <table:table-cell table:formula="of:=[.F4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D46]-[.F46]+[.E46]" office:value-type="currency" office:currency="USD" office:value="214789.265092326">
            <text:p>$214,789.27</text:p>
          </table:table-cell>
          <table:table-cell table:formula="of:=[.D47]*[.$D$6]/12" office:value-type="currency" office:currency="USD" office:value="715.964216974419">
            <text:p>$715.96</text:p>
          </table:table-cell>
          <table:table-cell table:formula="of:=[.F4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D47]-[.F47]+[.E47]" office:value-type="currency" office:currency="USD" office:value="214431.0393093">
            <text:p>$214,431.04</text:p>
          </table:table-cell>
          <table:table-cell table:formula="of:=[.D48]*[.$D$6]/12" office:value-type="currency" office:currency="USD" office:value="714.770131031">
            <text:p>$714.77</text:p>
          </table:table-cell>
          <table:table-cell table:formula="of:=[.F4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D48]-[.F48]+[.E48]" office:value-type="currency" office:currency="USD" office:value="214071.619440331">
            <text:p>$214,071.62</text:p>
          </table:table-cell>
          <table:table-cell table:formula="of:=[.D49]*[.$D$6]/12" office:value-type="currency" office:currency="USD" office:value="713.572064801103">
            <text:p>$713.57</text:p>
          </table:table-cell>
          <table:table-cell table:formula="of:=[.F4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D49]-[.F49]+[.E49]" office:value-type="currency" office:currency="USD" office:value="213711.001505132">
            <text:p>$213,711.00</text:p>
          </table:table-cell>
          <table:table-cell table:formula="of:=[.D50]*[.$D$6]/12" office:value-type="currency" office:currency="USD" office:value="712.370005017107">
            <text:p>$712.37</text:p>
          </table:table-cell>
          <table:table-cell table:formula="of:=[.F4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D50]-[.F50]+[.E50]" office:value-type="currency" office:currency="USD" office:value="213349.181510149">
            <text:p>$213,349.18</text:p>
          </table:table-cell>
          <table:table-cell table:formula="of:=[.D51]*[.$D$6]/12" office:value-type="currency" office:currency="USD" office:value="711.163938367164">
            <text:p>$711.16</text:p>
          </table:table-cell>
          <table:table-cell table:formula="of:=[.F5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D51]-[.F51]+[.E51]" office:value-type="currency" office:currency="USD" office:value="212986.155448516">
            <text:p>$212,986.16</text:p>
          </table:table-cell>
          <table:table-cell table:formula="of:=[.D52]*[.$D$6]/12" office:value-type="currency" office:currency="USD" office:value="709.953851495054">
            <text:p>$709.95</text:p>
          </table:table-cell>
          <table:table-cell table:formula="of:=[.F5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D52]-[.F52]+[.E52]" office:value-type="currency" office:currency="USD" office:value="212621.919300011">
            <text:p>$212,621.92</text:p>
          </table:table-cell>
          <table:table-cell table:formula="of:=[.D53]*[.$D$6]/12" office:value-type="currency" office:currency="USD" office:value="708.739731000038">
            <text:p>$708.74</text:p>
          </table:table-cell>
          <table:table-cell table:formula="of:=[.F5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D53]-[.F53]+[.E53]" office:value-type="currency" office:currency="USD" office:value="212256.469031011">
            <text:p>$212,256.47</text:p>
          </table:table-cell>
          <table:table-cell table:formula="of:=[.D54]*[.$D$6]/12" office:value-type="currency" office:currency="USD" office:value="707.521563436705">
            <text:p>$707.52</text:p>
          </table:table-cell>
          <table:table-cell table:formula="of:=[.F5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[.D54]-[.F54]+[.E54]" office:value-type="currency" office:currency="USD" office:value="211889.800594448">
            <text:p>$211,889.80</text:p>
          </table:table-cell>
          <table:table-cell table:formula="of:=[.D55]*[.$D$6]/12" office:value-type="currency" office:currency="USD" office:value="706.299335314827">
            <text:p>$706.30</text:p>
          </table:table-cell>
          <table:table-cell table:formula="of:=[.F5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[.D55]-[.F55]+[.E55]" office:value-type="currency" office:currency="USD" office:value="211521.909929763">
            <text:p>$211,521.91</text:p>
          </table:table-cell>
          <table:table-cell table:formula="of:=[.D56]*[.$D$6]/12" office:value-type="currency" office:currency="USD" office:value="705.07303309921">
            <text:p>$705.07</text:p>
          </table:table-cell>
          <table:table-cell table:formula="of:=[.F5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D56]-[.F56]+[.E56]" office:value-type="currency" office:currency="USD" office:value="211152.792962862">
            <text:p>$211,152.79</text:p>
          </table:table-cell>
          <table:table-cell table:formula="of:=[.D57]*[.$D$6]/12" office:value-type="currency" office:currency="USD" office:value="703.842643209541">
            <text:p>$703.84</text:p>
          </table:table-cell>
          <table:table-cell table:formula="of:=[.F5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D57]-[.F57]+[.E57]" office:value-type="currency" office:currency="USD" office:value="210782.445606072">
            <text:p>$210,782.45</text:p>
          </table:table-cell>
          <table:table-cell table:formula="of:=[.D58]*[.$D$6]/12" office:value-type="currency" office:currency="USD" office:value="702.608152020239">
            <text:p>$702.61</text:p>
          </table:table-cell>
          <table:table-cell table:formula="of:=[.F5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[.D58]-[.F58]+[.E58]" office:value-type="currency" office:currency="USD" office:value="210410.863758092">
            <text:p>$210,410.86</text:p>
          </table:table-cell>
          <table:table-cell table:formula="of:=[.D59]*[.$D$6]/12" office:value-type="currency" office:currency="USD" office:value="701.369545860306">
            <text:p>$701.37</text:p>
          </table:table-cell>
          <table:table-cell table:formula="of:=[.F5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[.D59]-[.F59]+[.E59]" office:value-type="currency" office:currency="USD" office:value="210038.043303952">
            <text:p>$210,038.04</text:p>
          </table:table-cell>
          <table:table-cell table:formula="of:=[.D60]*[.$D$6]/12" office:value-type="currency" office:currency="USD" office:value="700.126811013174">
            <text:p>$700.13</text:p>
          </table:table-cell>
          <table:table-cell table:formula="of:=[.F5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[.D60]-[.F60]+[.E60]" office:value-type="currency" office:currency="USD" office:value="209663.980114965">
            <text:p>$209,663.98</text:p>
          </table:table-cell>
          <table:table-cell table:formula="of:=[.D61]*[.$D$6]/12" office:value-type="currency" office:currency="USD" office:value="698.879933716551">
            <text:p>$698.88</text:p>
          </table:table-cell>
          <table:table-cell table:formula="of:=[.F6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D61]-[.F61]+[.E61]" office:value-type="currency" office:currency="USD" office:value="209288.670048682">
            <text:p>$209,288.67</text:p>
          </table:table-cell>
          <table:table-cell table:formula="of:=[.D62]*[.$D$6]/12" office:value-type="currency" office:currency="USD" office:value="697.628900162273">
            <text:p>$697.63</text:p>
          </table:table-cell>
          <table:table-cell table:formula="of:=[.F6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[.D62]-[.F62]+[.E62]" office:value-type="currency" office:currency="USD" office:value="208912.108948844">
            <text:p>$208,912.11</text:p>
          </table:table-cell>
          <table:table-cell table:formula="of:=[.D63]*[.$D$6]/12" office:value-type="currency" office:currency="USD" office:value="696.373696496147">
            <text:p>$696.37</text:p>
          </table:table-cell>
          <table:table-cell table:formula="of:=[.F6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[.D63]-[.F63]+[.E63]" office:value-type="currency" office:currency="USD" office:value="208534.29264534">
            <text:p>$208,534.29</text:p>
          </table:table-cell>
          <table:table-cell table:formula="of:=[.D64]*[.$D$6]/12" office:value-type="currency" office:currency="USD" office:value="695.114308817801">
            <text:p>$695.11</text:p>
          </table:table-cell>
          <table:table-cell table:formula="of:=[.F6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[.D64]-[.F64]+[.E64]" office:value-type="currency" office:currency="USD" office:value="208155.216954158">
            <text:p>$208,155.22</text:p>
          </table:table-cell>
          <table:table-cell table:formula="of:=[.D65]*[.$D$6]/12" office:value-type="currency" office:currency="USD" office:value="693.850723180527">
            <text:p>$693.85</text:p>
          </table:table-cell>
          <table:table-cell table:formula="of:=[.F6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[.D65]-[.F65]+[.E65]" office:value-type="currency" office:currency="USD" office:value="207774.877677339">
            <text:p>$207,774.88</text:p>
          </table:table-cell>
          <table:table-cell table:formula="of:=[.D66]*[.$D$6]/12" office:value-type="currency" office:currency="USD" office:value="692.582925591129">
            <text:p>$692.58</text:p>
          </table:table-cell>
          <table:table-cell table:formula="of:=[.F6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D66]-[.F66]+[.E66]" office:value-type="currency" office:currency="USD" office:value="207393.27060293">
            <text:p>$207,393.27</text:p>
          </table:table-cell>
          <table:table-cell table:formula="of:=[.D67]*[.$D$6]/12" office:value-type="currency" office:currency="USD" office:value="691.310902009766">
            <text:p>$691.31</text:p>
          </table:table-cell>
          <table:table-cell table:formula="of:=[.F6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[.D67]-[.F67]+[.E67]" office:value-type="currency" office:currency="USD" office:value="207010.39150494">
            <text:p>$207,010.39</text:p>
          </table:table-cell>
          <table:table-cell table:formula="of:=[.D68]*[.$D$6]/12" office:value-type="currency" office:currency="USD" office:value="690.034638349799">
            <text:p>$690.03</text:p>
          </table:table-cell>
          <table:table-cell table:formula="of:=[.F6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[.D68]-[.F68]+[.E68]" office:value-type="currency" office:currency="USD" office:value="206626.236143289">
            <text:p>$206,626.24</text:p>
          </table:table-cell>
          <table:table-cell table:formula="of:=[.D69]*[.$D$6]/12" office:value-type="currency" office:currency="USD" office:value="688.754120477631">
            <text:p>$688.75</text:p>
          </table:table-cell>
          <table:table-cell table:formula="of:=[.F6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[.D69]-[.F69]+[.E69]" office:value-type="currency" office:currency="USD" office:value="206240.800263767">
            <text:p>$206,240.80</text:p>
          </table:table-cell>
          <table:table-cell table:formula="of:=[.D70]*[.$D$6]/12" office:value-type="currency" office:currency="USD" office:value="687.469334212557">
            <text:p>$687.47</text:p>
          </table:table-cell>
          <table:table-cell table:formula="of:=[.F6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[.D70]-[.F70]+[.E70]" office:value-type="currency" office:currency="USD" office:value="205854.07959798">
            <text:p>$205,854.08</text:p>
          </table:table-cell>
          <table:table-cell table:formula="of:=[.D71]*[.$D$6]/12" office:value-type="currency" office:currency="USD" office:value="686.180265326599">
            <text:p>$686.18</text:p>
          </table:table-cell>
          <table:table-cell table:formula="of:=[.F7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[.D71]-[.F71]+[.E71]" office:value-type="currency" office:currency="USD" office:value="205466.069863306">
            <text:p>$205,466.07</text:p>
          </table:table-cell>
          <table:table-cell table:formula="of:=[.D72]*[.$D$6]/12" office:value-type="currency" office:currency="USD" office:value="684.886899544354">
            <text:p>$684.89</text:p>
          </table:table-cell>
          <table:table-cell table:formula="of:=[.F7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[.D72]-[.F72]+[.E72]" office:value-type="currency" office:currency="USD" office:value="205076.766762851">
            <text:p>$205,076.77</text:p>
          </table:table-cell>
          <table:table-cell table:formula="of:=[.D73]*[.$D$6]/12" office:value-type="currency" office:currency="USD" office:value="683.589222542835">
            <text:p>$683.59</text:p>
          </table:table-cell>
          <table:table-cell table:formula="of:=[.F7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[.D73]-[.F73]+[.E73]" office:value-type="currency" office:currency="USD" office:value="204686.165985393">
            <text:p>$204,686.17</text:p>
          </table:table-cell>
          <table:table-cell table:formula="of:=[.D74]*[.$D$6]/12" office:value-type="currency" office:currency="USD" office:value="682.287219951311">
            <text:p>$682.29</text:p>
          </table:table-cell>
          <table:table-cell table:formula="of:=[.F7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[.D74]-[.F74]+[.E74]" office:value-type="currency" office:currency="USD" office:value="204294.263205345">
            <text:p>$204,294.26</text:p>
          </table:table-cell>
          <table:table-cell table:formula="of:=[.D75]*[.$D$6]/12" office:value-type="currency" office:currency="USD" office:value="680.980877351149">
            <text:p>$680.98</text:p>
          </table:table-cell>
          <table:table-cell table:formula="of:=[.F7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[.D75]-[.F75]+[.E75]" office:value-type="currency" office:currency="USD" office:value="203901.054082696">
            <text:p>$203,901.05</text:p>
          </table:table-cell>
          <table:table-cell table:formula="of:=[.D76]*[.$D$6]/12" office:value-type="currency" office:currency="USD" office:value="679.670180275653">
            <text:p>$679.67</text:p>
          </table:table-cell>
          <table:table-cell table:formula="of:=[.F7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[.D76]-[.F76]+[.E76]" office:value-type="currency" office:currency="USD" office:value="203506.534262971">
            <text:p>$203,506.53</text:p>
          </table:table-cell>
          <table:table-cell table:formula="of:=[.D77]*[.$D$6]/12" office:value-type="currency" office:currency="USD" office:value="678.355114209905">
            <text:p>$678.36</text:p>
          </table:table-cell>
          <table:table-cell table:formula="of:=[.F7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formula="of:=[.D77]-[.F77]+[.E77]" office:value-type="currency" office:currency="USD" office:value="203110.699377181">
            <text:p>$203,110.70</text:p>
          </table:table-cell>
          <table:table-cell table:formula="of:=[.D78]*[.$D$6]/12" office:value-type="currency" office:currency="USD" office:value="677.035664590605">
            <text:p>$677.04</text:p>
          </table:table-cell>
          <table:table-cell table:formula="of:=[.F7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formula="of:=[.D78]-[.F78]+[.E78]" office:value-type="currency" office:currency="USD" office:value="202713.545041772">
            <text:p>$202,713.55</text:p>
          </table:table-cell>
          <table:table-cell table:formula="of:=[.D79]*[.$D$6]/12" office:value-type="currency" office:currency="USD" office:value="675.711816805907">
            <text:p>$675.71</text:p>
          </table:table-cell>
          <table:table-cell table:formula="of:=[.F7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formula="of:=[.D79]-[.F79]+[.E79]" office:value-type="currency" office:currency="USD" office:value="202315.066858578">
            <text:p>$202,315.07</text:p>
          </table:table-cell>
          <table:table-cell table:formula="of:=[.D80]*[.$D$6]/12" office:value-type="currency" office:currency="USD" office:value="674.38355619526">
            <text:p>$674.38</text:p>
          </table:table-cell>
          <table:table-cell table:formula="of:=[.F7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formula="of:=[.D80]-[.F80]+[.E80]" office:value-type="currency" office:currency="USD" office:value="201915.260414773">
            <text:p>$201,915.26</text:p>
          </table:table-cell>
          <table:table-cell table:formula="of:=[.D81]*[.$D$6]/12" office:value-type="currency" office:currency="USD" office:value="673.050868049244">
            <text:p>$673.05</text:p>
          </table:table-cell>
          <table:table-cell table:formula="of:=[.F8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formula="of:=[.D81]-[.F81]+[.E81]" office:value-type="currency" office:currency="USD" office:value="201514.121282822">
            <text:p>$201,514.12</text:p>
          </table:table-cell>
          <table:table-cell table:formula="of:=[.D82]*[.$D$6]/12" office:value-type="currency" office:currency="USD" office:value="671.713737609408">
            <text:p>$671.71</text:p>
          </table:table-cell>
          <table:table-cell table:formula="of:=[.F8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formula="of:=[.D82]-[.F82]+[.E82]" office:value-type="currency" office:currency="USD" office:value="201111.645020432">
            <text:p>$201,111.65</text:p>
          </table:table-cell>
          <table:table-cell table:formula="of:=[.D83]*[.$D$6]/12" office:value-type="currency" office:currency="USD" office:value="670.372150068106">
            <text:p>$670.37</text:p>
          </table:table-cell>
          <table:table-cell table:formula="of:=[.F8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formula="of:=[.D83]-[.F83]+[.E83]" office:value-type="currency" office:currency="USD" office:value="200707.8271705">
            <text:p>$200,707.83</text:p>
          </table:table-cell>
          <table:table-cell table:formula="of:=[.D84]*[.$D$6]/12" office:value-type="currency" office:currency="USD" office:value="669.026090568333">
            <text:p>$669.03</text:p>
          </table:table-cell>
          <table:table-cell table:formula="of:=[.F8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formula="of:=[.D84]-[.F84]+[.E84]" office:value-type="currency" office:currency="USD" office:value="200302.663261068">
            <text:p>$200,302.66</text:p>
          </table:table-cell>
          <table:table-cell table:formula="of:=[.D85]*[.$D$6]/12" office:value-type="currency" office:currency="USD" office:value="667.675544203561">
            <text:p>$667.68</text:p>
          </table:table-cell>
          <table:table-cell table:formula="of:=[.F8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formula="of:=[.D85]-[.F85]+[.E85]" office:value-type="currency" office:currency="USD" office:value="199896.148805272">
            <text:p>$199,896.15</text:p>
          </table:table-cell>
          <table:table-cell table:formula="of:=[.D86]*[.$D$6]/12" office:value-type="currency" office:currency="USD" office:value="666.320496017573">
            <text:p>$666.32</text:p>
          </table:table-cell>
          <table:table-cell table:formula="of:=[.F8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[.D86]-[.F86]+[.E86]" office:value-type="currency" office:currency="USD" office:value="199488.279301289">
            <text:p>$199,488.28</text:p>
          </table:table-cell>
          <table:table-cell table:formula="of:=[.D87]*[.$D$6]/12" office:value-type="currency" office:currency="USD" office:value="664.960931004298">
            <text:p>$664.96</text:p>
          </table:table-cell>
          <table:table-cell table:formula="of:=[.F8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formula="of:=[.D87]-[.F87]+[.E87]" office:value-type="currency" office:currency="USD" office:value="199079.050232294">
            <text:p>$199,079.05</text:p>
          </table:table-cell>
          <table:table-cell table:formula="of:=[.D88]*[.$D$6]/12" office:value-type="currency" office:currency="USD" office:value="663.596834107646">
            <text:p>$663.60</text:p>
          </table:table-cell>
          <table:table-cell table:formula="of:=[.F8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formula="of:=[.D88]-[.F88]+[.E88]" office:value-type="currency" office:currency="USD" office:value="198668.457066401">
            <text:p>$198,668.46</text:p>
          </table:table-cell>
          <table:table-cell table:formula="of:=[.D89]*[.$D$6]/12" office:value-type="currency" office:currency="USD" office:value="662.228190221338">
            <text:p>$662.23</text:p>
          </table:table-cell>
          <table:table-cell table:formula="of:=[.F8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formula="of:=[.D89]-[.F89]+[.E89]" office:value-type="currency" office:currency="USD" office:value="198256.495256623">
            <text:p>$198,256.50</text:p>
          </table:table-cell>
          <table:table-cell table:formula="of:=[.D90]*[.$D$6]/12" office:value-type="currency" office:currency="USD" office:value="660.854984188742">
            <text:p>$660.85</text:p>
          </table:table-cell>
          <table:table-cell table:formula="of:=[.F8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formula="of:=[.D90]-[.F90]+[.E90]" office:value-type="currency" office:currency="USD" office:value="197843.160240811">
            <text:p>$197,843.16</text:p>
          </table:table-cell>
          <table:table-cell table:formula="of:=[.D91]*[.$D$6]/12" office:value-type="currency" office:currency="USD" office:value="659.477200802705">
            <text:p>$659.48</text:p>
          </table:table-cell>
          <table:table-cell table:formula="of:=[.F9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formula="of:=[.D91]-[.F91]+[.E91]" office:value-type="currency" office:currency="USD" office:value="197428.447441614">
            <text:p>$197,428.45</text:p>
          </table:table-cell>
          <table:table-cell table:formula="of:=[.D92]*[.$D$6]/12" office:value-type="currency" office:currency="USD" office:value="658.09482480538">
            <text:p>$658.09</text:p>
          </table:table-cell>
          <table:table-cell table:formula="of:=[.F9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formula="of:=[.D92]-[.F92]+[.E92]" office:value-type="currency" office:currency="USD" office:value="197012.352266419">
            <text:p>$197,012.35</text:p>
          </table:table-cell>
          <table:table-cell table:formula="of:=[.D93]*[.$D$6]/12" office:value-type="currency" office:currency="USD" office:value="656.707840888065">
            <text:p>$656.71</text:p>
          </table:table-cell>
          <table:table-cell table:formula="of:=[.F9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formula="of:=[.D93]-[.F93]+[.E93]" office:value-type="currency" office:currency="USD" office:value="196594.870107308">
            <text:p>$196,594.87</text:p>
          </table:table-cell>
          <table:table-cell table:formula="of:=[.D94]*[.$D$6]/12" office:value-type="currency" office:currency="USD" office:value="655.316233691025">
            <text:p>$655.32</text:p>
          </table:table-cell>
          <table:table-cell table:formula="of:=[.F9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formula="of:=[.D94]-[.F94]+[.E94]" office:value-type="currency" office:currency="USD" office:value="196175.996340999">
            <text:p>$196,176.00</text:p>
          </table:table-cell>
          <table:table-cell table:formula="of:=[.D95]*[.$D$6]/12" office:value-type="currency" office:currency="USD" office:value="653.919987803329">
            <text:p>$653.92</text:p>
          </table:table-cell>
          <table:table-cell table:formula="of:=[.F9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formula="of:=[.D95]-[.F95]+[.E95]" office:value-type="currency" office:currency="USD" office:value="195755.726328802">
            <text:p>$195,755.73</text:p>
          </table:table-cell>
          <table:table-cell table:formula="of:=[.D96]*[.$D$6]/12" office:value-type="currency" office:currency="USD" office:value="652.519087762673">
            <text:p>$652.52</text:p>
          </table:table-cell>
          <table:table-cell table:formula="of:=[.F9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formula="of:=[.D96]-[.F96]+[.E96]" office:value-type="currency" office:currency="USD" office:value="195334.055416565">
            <text:p>$195,334.06</text:p>
          </table:table-cell>
          <table:table-cell table:formula="of:=[.D97]*[.$D$6]/12" office:value-type="currency" office:currency="USD" office:value="651.113518055215">
            <text:p>$651.11</text:p>
          </table:table-cell>
          <table:table-cell table:formula="of:=[.F9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table:formula="of:=[.D97]-[.F97]+[.E97]" office:value-type="currency" office:currency="USD" office:value="194910.97893462">
            <text:p>$194,910.98</text:p>
          </table:table-cell>
          <table:table-cell table:formula="of:=[.D98]*[.$D$6]/12" office:value-type="currency" office:currency="USD" office:value="649.703263115399">
            <text:p>$649.70</text:p>
          </table:table-cell>
          <table:table-cell table:formula="of:=[.F9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table:formula="of:=[.D98]-[.F98]+[.E98]" office:value-type="currency" office:currency="USD" office:value="194486.492197735">
            <text:p>$194,486.49</text:p>
          </table:table-cell>
          <table:table-cell table:formula="of:=[.D99]*[.$D$6]/12" office:value-type="currency" office:currency="USD" office:value="648.288307325784">
            <text:p>$648.29</text:p>
          </table:table-cell>
          <table:table-cell table:formula="of:=[.F9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table:formula="of:=[.D99]-[.F99]+[.E99]" office:value-type="currency" office:currency="USD" office:value="194060.590505061">
            <text:p>$194,060.59</text:p>
          </table:table-cell>
          <table:table-cell table:formula="of:=[.D100]*[.$D$6]/12" office:value-type="currency" office:currency="USD" office:value="646.86863501687">
            <text:p>$646.87</text:p>
          </table:table-cell>
          <table:table-cell table:formula="of:=[.F9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table:formula="of:=[.D100]-[.F100]+[.E100]" office:value-type="currency" office:currency="USD" office:value="193633.269140078">
            <text:p>$193,633.27</text:p>
          </table:table-cell>
          <table:table-cell table:formula="of:=[.D101]*[.$D$6]/12" office:value-type="currency" office:currency="USD" office:value="645.444230466926">
            <text:p>$645.44</text:p>
          </table:table-cell>
          <table:table-cell table:formula="of:=[.F10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table:formula="of:=[.D101]-[.F101]+[.E101]" office:value-type="currency" office:currency="USD" office:value="193204.523370545">
            <text:p>$193,204.52</text:p>
          </table:table-cell>
          <table:table-cell table:formula="of:=[.D102]*[.$D$6]/12" office:value-type="currency" office:currency="USD" office:value="644.015077901816">
            <text:p>$644.02</text:p>
          </table:table-cell>
          <table:table-cell table:formula="of:=[.F10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table:formula="of:=[.D102]-[.F102]+[.E102]" office:value-type="currency" office:currency="USD" office:value="192774.348448447">
            <text:p>$192,774.35</text:p>
          </table:table-cell>
          <table:table-cell table:formula="of:=[.D103]*[.$D$6]/12" office:value-type="currency" office:currency="USD" office:value="642.581161494822">
            <text:p>$642.58</text:p>
          </table:table-cell>
          <table:table-cell table:formula="of:=[.F10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table:formula="of:=[.D103]-[.F103]+[.E103]" office:value-type="currency" office:currency="USD" office:value="192342.739609941">
            <text:p>$192,342.74</text:p>
          </table:table-cell>
          <table:table-cell table:formula="of:=[.D104]*[.$D$6]/12" office:value-type="currency" office:currency="USD" office:value="641.142465366471">
            <text:p>$641.14</text:p>
          </table:table-cell>
          <table:table-cell table:formula="of:=[.F10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table:formula="of:=[.D104]-[.F104]+[.E104]" office:value-type="currency" office:currency="USD" office:value="191909.692075308">
            <text:p>$191,909.69</text:p>
          </table:table-cell>
          <table:table-cell table:formula="of:=[.D105]*[.$D$6]/12" office:value-type="currency" office:currency="USD" office:value="639.69897358436">
            <text:p>$639.70</text:p>
          </table:table-cell>
          <table:table-cell table:formula="of:=[.F10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table:formula="of:=[.D105]-[.F105]+[.E105]" office:value-type="currency" office:currency="USD" office:value="191475.201048892">
            <text:p>$191,475.20</text:p>
          </table:table-cell>
          <table:table-cell table:formula="of:=[.D106]*[.$D$6]/12" office:value-type="currency" office:currency="USD" office:value="638.250670162974">
            <text:p>$638.25</text:p>
          </table:table-cell>
          <table:table-cell table:formula="of:=[.F10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table:formula="of:=[.D106]-[.F106]+[.E106]" office:value-type="currency" office:currency="USD" office:value="191039.261719055">
            <text:p>$191,039.26</text:p>
          </table:table-cell>
          <table:table-cell table:formula="of:=[.D107]*[.$D$6]/12" office:value-type="currency" office:currency="USD" office:value="636.797539063517">
            <text:p>$636.80</text:p>
          </table:table-cell>
          <table:table-cell table:formula="of:=[.F10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table:formula="of:=[.D107]-[.F107]+[.E107]" office:value-type="currency" office:currency="USD" office:value="190601.869258119">
            <text:p>$190,601.87</text:p>
          </table:table-cell>
          <table:table-cell table:formula="of:=[.D108]*[.$D$6]/12" office:value-type="currency" office:currency="USD" office:value="635.339564193729">
            <text:p>$635.34</text:p>
          </table:table-cell>
          <table:table-cell table:formula="of:=[.F10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table:formula="of:=[.D108]-[.F108]+[.E108]" office:value-type="currency" office:currency="USD" office:value="190163.018822312">
            <text:p>$190,163.02</text:p>
          </table:table-cell>
          <table:table-cell table:formula="of:=[.D109]*[.$D$6]/12" office:value-type="currency" office:currency="USD" office:value="633.876729407708">
            <text:p>$633.88</text:p>
          </table:table-cell>
          <table:table-cell table:formula="of:=[.F10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table:formula="of:=[.D109]-[.F109]+[.E109]" office:value-type="currency" office:currency="USD" office:value="189722.70555172">
            <text:p>$189,722.71</text:p>
          </table:table-cell>
          <table:table-cell table:formula="of:=[.D110]*[.$D$6]/12" office:value-type="currency" office:currency="USD" office:value="632.409018505734">
            <text:p>$632.41</text:p>
          </table:table-cell>
          <table:table-cell table:formula="of:=[.F10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table:formula="of:=[.D110]-[.F110]+[.E110]" office:value-type="currency" office:currency="USD" office:value="189280.924570226">
            <text:p>$189,280.92</text:p>
          </table:table-cell>
          <table:table-cell table:formula="of:=[.D111]*[.$D$6]/12" office:value-type="currency" office:currency="USD" office:value="630.936415234086">
            <text:p>$630.94</text:p>
          </table:table-cell>
          <table:table-cell table:formula="of:=[.F11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table:formula="of:=[.D111]-[.F111]+[.E111]" office:value-type="currency" office:currency="USD" office:value="188837.67098546">
            <text:p>$188,837.67</text:p>
          </table:table-cell>
          <table:table-cell table:formula="of:=[.D112]*[.$D$6]/12" office:value-type="currency" office:currency="USD" office:value="629.458903284867">
            <text:p>$629.46</text:p>
          </table:table-cell>
          <table:table-cell table:formula="of:=[.F11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table:formula="of:=[.D112]-[.F112]+[.E112]" office:value-type="currency" office:currency="USD" office:value="188392.939888745">
            <text:p>$188,392.94</text:p>
          </table:table-cell>
          <table:table-cell table:formula="of:=[.D113]*[.$D$6]/12" office:value-type="currency" office:currency="USD" office:value="627.976466295816">
            <text:p>$627.98</text:p>
          </table:table-cell>
          <table:table-cell table:formula="of:=[.F11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table:formula="of:=[.D113]-[.F113]+[.E113]" office:value-type="currency" office:currency="USD" office:value="187946.726355041">
            <text:p>$187,946.73</text:p>
          </table:table-cell>
          <table:table-cell table:formula="of:=[.D114]*[.$D$6]/12" office:value-type="currency" office:currency="USD" office:value="626.489087850135">
            <text:p>$626.49</text:p>
          </table:table-cell>
          <table:table-cell table:formula="of:=[.F11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table:formula="of:=[.D114]-[.F114]+[.E114]" office:value-type="currency" office:currency="USD" office:value="187499.025442891">
            <text:p>$187,499.03</text:p>
          </table:table-cell>
          <table:table-cell table:formula="of:=[.D115]*[.$D$6]/12" office:value-type="currency" office:currency="USD" office:value="624.996751476303">
            <text:p>$625.00</text:p>
          </table:table-cell>
          <table:table-cell table:formula="of:=[.F11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table:formula="of:=[.D115]-[.F115]+[.E115]" office:value-type="currency" office:currency="USD" office:value="187049.832194367">
            <text:p>$187,049.83</text:p>
          </table:table-cell>
          <table:table-cell table:formula="of:=[.D116]*[.$D$6]/12" office:value-type="currency" office:currency="USD" office:value="623.49944064789">
            <text:p>$623.50</text:p>
          </table:table-cell>
          <table:table-cell table:formula="of:=[.F11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D116]-[.F116]+[.E116]" office:value-type="currency" office:currency="USD" office:value="186599.141635015">
            <text:p>$186,599.14</text:p>
          </table:table-cell>
          <table:table-cell table:formula="of:=[.D117]*[.$D$6]/12" office:value-type="currency" office:currency="USD" office:value="621.997138783383">
            <text:p>$622.00</text:p>
          </table:table-cell>
          <table:table-cell table:formula="of:=[.F11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table:formula="of:=[.D117]-[.F117]+[.E117]" office:value-type="currency" office:currency="USD" office:value="186146.948773798">
            <text:p>$186,146.95</text:p>
          </table:table-cell>
          <table:table-cell table:formula="of:=[.D118]*[.$D$6]/12" office:value-type="currency" office:currency="USD" office:value="620.489829245995">
            <text:p>$620.49</text:p>
          </table:table-cell>
          <table:table-cell table:formula="of:=[.F11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table:formula="of:=[.D118]-[.F118]+[.E118]" office:value-type="currency" office:currency="USD" office:value="185693.248603044">
            <text:p>$185,693.25</text:p>
          </table:table-cell>
          <table:table-cell table:formula="of:=[.D119]*[.$D$6]/12" office:value-type="currency" office:currency="USD" office:value="618.977495343481">
            <text:p>$618.98</text:p>
          </table:table-cell>
          <table:table-cell table:formula="of:=[.F11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table:formula="of:=[.D119]-[.F119]+[.E119]" office:value-type="currency" office:currency="USD" office:value="185238.036098388">
            <text:p>$185,238.04</text:p>
          </table:table-cell>
          <table:table-cell table:formula="of:=[.D120]*[.$D$6]/12" office:value-type="currency" office:currency="USD" office:value="617.460120327959">
            <text:p>$617.46</text:p>
          </table:table-cell>
          <table:table-cell table:formula="of:=[.F11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table:formula="of:=[.D120]-[.F120]+[.E120]" office:value-type="currency" office:currency="USD" office:value="184781.306218716">
            <text:p>$184,781.31</text:p>
          </table:table-cell>
          <table:table-cell table:formula="of:=[.D121]*[.$D$6]/12" office:value-type="currency" office:currency="USD" office:value="615.937687395719">
            <text:p>$615.94</text:p>
          </table:table-cell>
          <table:table-cell table:formula="of:=[.F12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table:formula="of:=[.D121]-[.F121]+[.E121]" office:value-type="currency" office:currency="USD" office:value="184323.053906111">
            <text:p>$184,323.05</text:p>
          </table:table-cell>
          <table:table-cell table:formula="of:=[.D122]*[.$D$6]/12" office:value-type="currency" office:currency="USD" office:value="614.410179687038">
            <text:p>$614.41</text:p>
          </table:table-cell>
          <table:table-cell table:formula="of:=[.F12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table:formula="of:=[.D122]-[.F122]+[.E122]" office:value-type="currency" office:currency="USD" office:value="183863.274085799">
            <text:p>$183,863.27</text:p>
          </table:table-cell>
          <table:table-cell table:formula="of:=[.D123]*[.$D$6]/12" office:value-type="currency" office:currency="USD" office:value="612.877580285995">
            <text:p>$612.88</text:p>
          </table:table-cell>
          <table:table-cell table:formula="of:=[.F12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table:formula="of:=[.D123]-[.F123]+[.E123]" office:value-type="currency" office:currency="USD" office:value="183401.961666085">
            <text:p>$183,401.96</text:p>
          </table:table-cell>
          <table:table-cell table:formula="of:=[.D124]*[.$D$6]/12" office:value-type="currency" office:currency="USD" office:value="611.339872220282">
            <text:p>$611.34</text:p>
          </table:table-cell>
          <table:table-cell table:formula="of:=[.F12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table:formula="of:=[.D124]-[.F124]+[.E124]" office:value-type="currency" office:currency="USD" office:value="182939.111538305">
            <text:p>$182,939.11</text:p>
          </table:table-cell>
          <table:table-cell table:formula="of:=[.D125]*[.$D$6]/12" office:value-type="currency" office:currency="USD" office:value="609.797038461016">
            <text:p>$609.80</text:p>
          </table:table-cell>
          <table:table-cell table:formula="of:=[.F12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table:formula="of:=[.D125]-[.F125]+[.E125]" office:value-type="currency" office:currency="USD" office:value="182474.718576766">
            <text:p>$182,474.72</text:p>
          </table:table-cell>
          <table:table-cell table:formula="of:=[.D126]*[.$D$6]/12" office:value-type="currency" office:currency="USD" office:value="608.249061922553">
            <text:p>$608.25</text:p>
          </table:table-cell>
          <table:table-cell table:formula="of:=[.F12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table:formula="of:=[.D126]-[.F126]+[.E126]" office:value-type="currency" office:currency="USD" office:value="182008.777638688">
            <text:p>$182,008.78</text:p>
          </table:table-cell>
          <table:table-cell table:formula="of:=[.D127]*[.$D$6]/12" office:value-type="currency" office:currency="USD" office:value="606.695925462295">
            <text:p>$606.70</text:p>
          </table:table-cell>
          <table:table-cell table:formula="of:=[.F12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table:formula="of:=[.D127]-[.F127]+[.E127]" office:value-type="currency" office:currency="USD" office:value="181541.283564151">
            <text:p>$181,541.28</text:p>
          </table:table-cell>
          <table:table-cell table:formula="of:=[.D128]*[.$D$6]/12" office:value-type="currency" office:currency="USD" office:value="605.137611880502">
            <text:p>$605.14</text:p>
          </table:table-cell>
          <table:table-cell table:formula="of:=[.F12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table:formula="of:=[.D128]-[.F128]+[.E128]" office:value-type="currency" office:currency="USD" office:value="181072.231176031">
            <text:p>$181,072.23</text:p>
          </table:table-cell>
          <table:table-cell table:formula="of:=[.D129]*[.$D$6]/12" office:value-type="currency" office:currency="USD" office:value="603.574103920104">
            <text:p>$603.57</text:p>
          </table:table-cell>
          <table:table-cell table:formula="of:=[.F12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table:formula="of:=[.D129]-[.F129]+[.E129]" office:value-type="currency" office:currency="USD" office:value="180601.615279951">
            <text:p>$180,601.62</text:p>
          </table:table-cell>
          <table:table-cell table:formula="of:=[.D130]*[.$D$6]/12" office:value-type="currency" office:currency="USD" office:value="602.005384266504">
            <text:p>$602.01</text:p>
          </table:table-cell>
          <table:table-cell table:formula="of:=[.F12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table:formula="of:=[.D130]-[.F130]+[.E130]" office:value-type="currency" office:currency="USD" office:value="180129.430664218">
            <text:p>$180,129.43</text:p>
          </table:table-cell>
          <table:table-cell table:formula="of:=[.D131]*[.$D$6]/12" office:value-type="currency" office:currency="USD" office:value="600.431435547392">
            <text:p>$600.43</text:p>
          </table:table-cell>
          <table:table-cell table:formula="of:=[.F13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table:formula="of:=[.D131]-[.F131]+[.E131]" office:value-type="currency" office:currency="USD" office:value="179655.672099765">
            <text:p>$179,655.67</text:p>
          </table:table-cell>
          <table:table-cell table:formula="of:=[.D132]*[.$D$6]/12" office:value-type="currency" office:currency="USD" office:value="598.85224033255">
            <text:p>$598.85</text:p>
          </table:table-cell>
          <table:table-cell table:formula="of:=[.F13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table:formula="of:=[.D132]-[.F132]+[.E132]" office:value-type="currency" office:currency="USD" office:value="179180.334340098">
            <text:p>$179,180.33</text:p>
          </table:table-cell>
          <table:table-cell table:formula="of:=[.D133]*[.$D$6]/12" office:value-type="currency" office:currency="USD" office:value="597.267781133659">
            <text:p>$597.27</text:p>
          </table:table-cell>
          <table:table-cell table:formula="of:=[.F13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table:formula="of:=[.D133]-[.F133]+[.E133]" office:value-type="currency" office:currency="USD" office:value="178703.412121231">
            <text:p>$178,703.41</text:p>
          </table:table-cell>
          <table:table-cell table:formula="of:=[.D134]*[.$D$6]/12" office:value-type="currency" office:currency="USD" office:value="595.678040404104">
            <text:p>$595.68</text:p>
          </table:table-cell>
          <table:table-cell table:formula="of:=[.F13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table:formula="of:=[.D134]-[.F134]+[.E134]" office:value-type="currency" office:currency="USD" office:value="178224.900161635">
            <text:p>$178,224.90</text:p>
          </table:table-cell>
          <table:table-cell table:formula="of:=[.D135]*[.$D$6]/12" office:value-type="currency" office:currency="USD" office:value="594.083000538785">
            <text:p>$594.08</text:p>
          </table:table-cell>
          <table:table-cell table:formula="of:=[.F13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table:formula="of:=[.D135]-[.F135]+[.E135]" office:value-type="currency" office:currency="USD" office:value="177744.793162174">
            <text:p>$177,744.79</text:p>
          </table:table-cell>
          <table:table-cell table:formula="of:=[.D136]*[.$D$6]/12" office:value-type="currency" office:currency="USD" office:value="592.482643873914">
            <text:p>$592.48</text:p>
          </table:table-cell>
          <table:table-cell table:formula="of:=[.F13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table:formula="of:=[.D136]-[.F136]+[.E136]" office:value-type="currency" office:currency="USD" office:value="177263.085806048">
            <text:p>$177,263.09</text:p>
          </table:table-cell>
          <table:table-cell table:formula="of:=[.D137]*[.$D$6]/12" office:value-type="currency" office:currency="USD" office:value="590.876952686827">
            <text:p>$590.88</text:p>
          </table:table-cell>
          <table:table-cell table:formula="of:=[.F13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table:formula="of:=[.D137]-[.F137]+[.E137]" office:value-type="currency" office:currency="USD" office:value="176779.772758735">
            <text:p>$176,779.77</text:p>
          </table:table-cell>
          <table:table-cell table:formula="of:=[.D138]*[.$D$6]/12" office:value-type="currency" office:currency="USD" office:value="589.265909195783">
            <text:p>$589.27</text:p>
          </table:table-cell>
          <table:table-cell table:formula="of:=[.F13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table:formula="of:=[.D138]-[.F138]+[.E138]" office:value-type="currency" office:currency="USD" office:value="176294.848667931">
            <text:p>$176,294.85</text:p>
          </table:table-cell>
          <table:table-cell table:formula="of:=[.D139]*[.$D$6]/12" office:value-type="currency" office:currency="USD" office:value="587.649495559769">
            <text:p>$587.65</text:p>
          </table:table-cell>
          <table:table-cell table:formula="of:=[.F13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table:formula="of:=[.D139]-[.F139]+[.E139]" office:value-type="currency" office:currency="USD" office:value="175808.308163491">
            <text:p>$175,808.31</text:p>
          </table:table-cell>
          <table:table-cell table:formula="of:=[.D140]*[.$D$6]/12" office:value-type="currency" office:currency="USD" office:value="586.027693878302">
            <text:p>$586.03</text:p>
          </table:table-cell>
          <table:table-cell table:formula="of:=[.F13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table:formula="of:=[.D140]-[.F140]+[.E140]" office:value-type="currency" office:currency="USD" office:value="175320.145857369">
            <text:p>$175,320.15</text:p>
          </table:table-cell>
          <table:table-cell table:formula="of:=[.D141]*[.$D$6]/12" office:value-type="currency" office:currency="USD" office:value="584.400486191229">
            <text:p>$584.40</text:p>
          </table:table-cell>
          <table:table-cell table:formula="of:=[.F14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table:formula="of:=[.D141]-[.F141]+[.E141]" office:value-type="currency" office:currency="USD" office:value="174830.35634356">
            <text:p>$174,830.36</text:p>
          </table:table-cell>
          <table:table-cell table:formula="of:=[.D142]*[.$D$6]/12" office:value-type="currency" office:currency="USD" office:value="582.767854478533">
            <text:p>$582.77</text:p>
          </table:table-cell>
          <table:table-cell table:formula="of:=[.F14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table:formula="of:=[.D142]-[.F142]+[.E142]" office:value-type="currency" office:currency="USD" office:value="174338.934198039">
            <text:p>$174,338.93</text:p>
          </table:table-cell>
          <table:table-cell table:formula="of:=[.D143]*[.$D$6]/12" office:value-type="currency" office:currency="USD" office:value="581.129780660129">
            <text:p>$581.13</text:p>
          </table:table-cell>
          <table:table-cell table:formula="of:=[.F14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table:formula="of:=[.D143]-[.F143]+[.E143]" office:value-type="currency" office:currency="USD" office:value="173845.873978699">
            <text:p>$173,845.87</text:p>
          </table:table-cell>
          <table:table-cell table:formula="of:=[.D144]*[.$D$6]/12" office:value-type="currency" office:currency="USD" office:value="579.486246595662">
            <text:p>$579.49</text:p>
          </table:table-cell>
          <table:table-cell table:formula="of:=[.F14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table:formula="of:=[.D144]-[.F144]+[.E144]" office:value-type="currency" office:currency="USD" office:value="173351.170225294">
            <text:p>$173,351.17</text:p>
          </table:table-cell>
          <table:table-cell table:formula="of:=[.D145]*[.$D$6]/12" office:value-type="currency" office:currency="USD" office:value="577.837234084315">
            <text:p>$577.84</text:p>
          </table:table-cell>
          <table:table-cell table:formula="of:=[.F14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table:formula="of:=[.D145]-[.F145]+[.E145]" office:value-type="currency" office:currency="USD" office:value="172854.817459379">
            <text:p>$172,854.82</text:p>
          </table:table-cell>
          <table:table-cell table:formula="of:=[.D146]*[.$D$6]/12" office:value-type="currency" office:currency="USD" office:value="576.182724864596">
            <text:p>$576.18</text:p>
          </table:table-cell>
          <table:table-cell table:formula="of:=[.F14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table:formula="of:=[.D146]-[.F146]+[.E146]" office:value-type="currency" office:currency="USD" office:value="172356.810184243">
            <text:p>$172,356.81</text:p>
          </table:table-cell>
          <table:table-cell table:formula="of:=[.D147]*[.$D$6]/12" office:value-type="currency" office:currency="USD" office:value="574.522700614144">
            <text:p>$574.52</text:p>
          </table:table-cell>
          <table:table-cell table:formula="of:=[.F14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table:formula="of:=[.D147]-[.F147]+[.E147]" office:value-type="currency" office:currency="USD" office:value="171857.142884857">
            <text:p>$171,857.14</text:p>
          </table:table-cell>
          <table:table-cell table:formula="of:=[.D148]*[.$D$6]/12" office:value-type="currency" office:currency="USD" office:value="572.857142949525">
            <text:p>$572.86</text:p>
          </table:table-cell>
          <table:table-cell table:formula="of:=[.F14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table:formula="of:=[.D148]-[.F148]+[.E148]" office:value-type="currency" office:currency="USD" office:value="171355.810027807">
            <text:p>$171,355.81</text:p>
          </table:table-cell>
          <table:table-cell table:formula="of:=[.D149]*[.$D$6]/12" office:value-type="currency" office:currency="USD" office:value="571.186033426023">
            <text:p>$571.19</text:p>
          </table:table-cell>
          <table:table-cell table:formula="of:=[.F14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table:formula="of:=[.D149]-[.F149]+[.E149]" office:value-type="currency" office:currency="USD" office:value="170852.806061233">
            <text:p>$170,852.81</text:p>
          </table:table-cell>
          <table:table-cell table:formula="of:=[.D150]*[.$D$6]/12" office:value-type="currency" office:currency="USD" office:value="569.509353537443">
            <text:p>$569.51</text:p>
          </table:table-cell>
          <table:table-cell table:formula="of:=[.F14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 table:formula="of:=[.D150]-[.F150]+[.E150]" office:value-type="currency" office:currency="USD" office:value="170348.12541477">
            <text:p>$170,348.13</text:p>
          </table:table-cell>
          <table:table-cell table:formula="of:=[.D151]*[.$D$6]/12" office:value-type="currency" office:currency="USD" office:value="567.827084715901">
            <text:p>$567.83</text:p>
          </table:table-cell>
          <table:table-cell table:formula="of:=[.F15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table:formula="of:=[.D151]-[.F151]+[.E151]" office:value-type="currency" office:currency="USD" office:value="169841.762499486">
            <text:p>$169,841.76</text:p>
          </table:table-cell>
          <table:table-cell table:formula="of:=[.D152]*[.$D$6]/12" office:value-type="currency" office:currency="USD" office:value="566.139208331621">
            <text:p>$566.14</text:p>
          </table:table-cell>
          <table:table-cell table:formula="of:=[.F15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table:formula="of:=[.D152]-[.F152]+[.E152]" office:value-type="currency" office:currency="USD" office:value="169333.711707818">
            <text:p>$169,333.71</text:p>
          </table:table-cell>
          <table:table-cell table:formula="of:=[.D153]*[.$D$6]/12" office:value-type="currency" office:currency="USD" office:value="564.445705692726">
            <text:p>$564.45</text:p>
          </table:table-cell>
          <table:table-cell table:formula="of:=[.F15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table:formula="of:=[.D153]-[.F153]+[.E153]" office:value-type="currency" office:currency="USD" office:value="168823.967413511">
            <text:p>$168,823.97</text:p>
          </table:table-cell>
          <table:table-cell table:formula="of:=[.D154]*[.$D$6]/12" office:value-type="currency" office:currency="USD" office:value="562.746558045035">
            <text:p>$562.75</text:p>
          </table:table-cell>
          <table:table-cell table:formula="of:=[.F15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table:formula="of:=[.D154]-[.F154]+[.E154]" office:value-type="currency" office:currency="USD" office:value="168312.523971556">
            <text:p>$168,312.52</text:p>
          </table:table-cell>
          <table:table-cell table:formula="of:=[.D155]*[.$D$6]/12" office:value-type="currency" office:currency="USD" office:value="561.041746571852">
            <text:p>$561.04</text:p>
          </table:table-cell>
          <table:table-cell table:formula="of:=[.F15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table:formula="of:=[.D155]-[.F155]+[.E155]" office:value-type="currency" office:currency="USD" office:value="167799.375718128">
            <text:p>$167,799.38</text:p>
          </table:table-cell>
          <table:table-cell table:formula="of:=[.D156]*[.$D$6]/12" office:value-type="currency" office:currency="USD" office:value="559.331252393758">
            <text:p>$559.33</text:p>
          </table:table-cell>
          <table:table-cell table:formula="of:=[.F15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table:formula="of:=[.D156]-[.F156]+[.E156]" office:value-type="currency" office:currency="USD" office:value="167284.516970521">
            <text:p>$167,284.52</text:p>
          </table:table-cell>
          <table:table-cell table:formula="of:=[.D157]*[.$D$6]/12" office:value-type="currency" office:currency="USD" office:value="557.615056568404">
            <text:p>$557.62</text:p>
          </table:table-cell>
          <table:table-cell table:formula="of:=[.F15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table:formula="of:=[.D157]-[.F157]+[.E157]" office:value-type="currency" office:currency="USD" office:value="166767.94202709">
            <text:p>$166,767.94</text:p>
          </table:table-cell>
          <table:table-cell table:formula="of:=[.D158]*[.$D$6]/12" office:value-type="currency" office:currency="USD" office:value="555.893140090299">
            <text:p>$555.89</text:p>
          </table:table-cell>
          <table:table-cell table:formula="of:=[.F15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 table:formula="of:=[.D158]-[.F158]+[.E158]" office:value-type="currency" office:currency="USD" office:value="166249.64516718">
            <text:p>$166,249.65</text:p>
          </table:table-cell>
          <table:table-cell table:formula="of:=[.D159]*[.$D$6]/12" office:value-type="currency" office:currency="USD" office:value="554.1654838906">
            <text:p>$554.17</text:p>
          </table:table-cell>
          <table:table-cell table:formula="of:=[.F15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table:formula="of:=[.D159]-[.F159]+[.E159]" office:value-type="currency" office:currency="USD" office:value="165729.620651071">
            <text:p>$165,729.62</text:p>
          </table:table-cell>
          <table:table-cell table:formula="of:=[.D160]*[.$D$6]/12" office:value-type="currency" office:currency="USD" office:value="552.432068836902">
            <text:p>$552.43</text:p>
          </table:table-cell>
          <table:table-cell table:formula="of:=[.F15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table:formula="of:=[.D160]-[.F160]+[.E160]" office:value-type="currency" office:currency="USD" office:value="165207.862719907">
            <text:p>$165,207.86</text:p>
          </table:table-cell>
          <table:table-cell table:formula="of:=[.D161]*[.$D$6]/12" office:value-type="currency" office:currency="USD" office:value="550.692875733025">
            <text:p>$550.69</text:p>
          </table:table-cell>
          <table:table-cell table:formula="of:=[.F16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table:formula="of:=[.D161]-[.F161]+[.E161]" office:value-type="currency" office:currency="USD" office:value="164684.365595641">
            <text:p>$164,684.37</text:p>
          </table:table-cell>
          <table:table-cell table:formula="of:=[.D162]*[.$D$6]/12" office:value-type="currency" office:currency="USD" office:value="548.947885318802">
            <text:p>$548.95</text:p>
          </table:table-cell>
          <table:table-cell table:formula="of:=[.F16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6">
            <text:p>146</text:p>
          </table:table-cell>
          <table:table-cell table:formula="of:=[.D162]-[.F162]+[.E162]" office:value-type="currency" office:currency="USD" office:value="164159.123480959">
            <text:p>$164,159.12</text:p>
          </table:table-cell>
          <table:table-cell table:formula="of:=[.D163]*[.$D$6]/12" office:value-type="currency" office:currency="USD" office:value="547.197078269864">
            <text:p>$547.20</text:p>
          </table:table-cell>
          <table:table-cell table:formula="of:=[.F16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>
            <text:p>147</text:p>
          </table:table-cell>
          <table:table-cell table:formula="of:=[.D163]-[.F163]+[.E163]" office:value-type="currency" office:currency="USD" office:value="163632.130559229">
            <text:p>$163,632.13</text:p>
          </table:table-cell>
          <table:table-cell table:formula="of:=[.D164]*[.$D$6]/12" office:value-type="currency" office:currency="USD" office:value="545.440435197431">
            <text:p>$545.44</text:p>
          </table:table-cell>
          <table:table-cell table:formula="of:=[.F16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8">
            <text:p>148</text:p>
          </table:table-cell>
          <table:table-cell table:formula="of:=[.D164]-[.F164]+[.E164]" office:value-type="currency" office:currency="USD" office:value="163103.380994427">
            <text:p>$163,103.38</text:p>
          </table:table-cell>
          <table:table-cell table:formula="of:=[.D165]*[.$D$6]/12" office:value-type="currency" office:currency="USD" office:value="543.677936648089">
            <text:p>$543.68</text:p>
          </table:table-cell>
          <table:table-cell table:formula="of:=[.F16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">
            <text:p>149</text:p>
          </table:table-cell>
          <table:table-cell table:formula="of:=[.D165]-[.F165]+[.E165]" office:value-type="currency" office:currency="USD" office:value="162572.868931075">
            <text:p>$162,572.87</text:p>
          </table:table-cell>
          <table:table-cell table:formula="of:=[.D166]*[.$D$6]/12" office:value-type="currency" office:currency="USD" office:value="541.909563103582">
            <text:p>$541.91</text:p>
          </table:table-cell>
          <table:table-cell table:formula="of:=[.F16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table:formula="of:=[.D166]-[.F166]+[.E166]" office:value-type="currency" office:currency="USD" office:value="162040.588494178">
            <text:p>$162,040.59</text:p>
          </table:table-cell>
          <table:table-cell table:formula="of:=[.D167]*[.$D$6]/12" office:value-type="currency" office:currency="USD" office:value="540.135294980594">
            <text:p>$540.14</text:p>
          </table:table-cell>
          <table:table-cell table:formula="of:=[.F16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>
            <text:p>151</text:p>
          </table:table-cell>
          <table:table-cell table:formula="of:=[.D167]-[.F167]+[.E167]" office:value-type="currency" office:currency="USD" office:value="161506.533789159">
            <text:p>$161,506.53</text:p>
          </table:table-cell>
          <table:table-cell table:formula="of:=[.D168]*[.$D$6]/12" office:value-type="currency" office:currency="USD" office:value="538.35511263053">
            <text:p>$538.36</text:p>
          </table:table-cell>
          <table:table-cell table:formula="of:=[.F16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table:formula="of:=[.D168]-[.F168]+[.E168]" office:value-type="currency" office:currency="USD" office:value="160970.698901789">
            <text:p>$160,970.70</text:p>
          </table:table-cell>
          <table:table-cell table:formula="of:=[.D169]*[.$D$6]/12" office:value-type="currency" office:currency="USD" office:value="536.568996339298">
            <text:p>$536.57</text:p>
          </table:table-cell>
          <table:table-cell table:formula="of:=[.F16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>
            <text:p>153</text:p>
          </table:table-cell>
          <table:table-cell table:formula="of:=[.D169]-[.F169]+[.E169]" office:value-type="currency" office:currency="USD" office:value="160433.077898129">
            <text:p>$160,433.08</text:p>
          </table:table-cell>
          <table:table-cell table:formula="of:=[.D170]*[.$D$6]/12" office:value-type="currency" office:currency="USD" office:value="534.776926327096">
            <text:p>$534.78</text:p>
          </table:table-cell>
          <table:table-cell table:formula="of:=[.F16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>
            <text:p>154</text:p>
          </table:table-cell>
          <table:table-cell table:formula="of:=[.D170]-[.F170]+[.E170]" office:value-type="currency" office:currency="USD" office:value="159893.664824456">
            <text:p>$159,893.66</text:p>
          </table:table-cell>
          <table:table-cell table:formula="of:=[.D171]*[.$D$6]/12" office:value-type="currency" office:currency="USD" office:value="532.978882748186">
            <text:p>$532.98</text:p>
          </table:table-cell>
          <table:table-cell table:formula="of:=[.F17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table:formula="of:=[.D171]-[.F171]+[.E171]" office:value-type="currency" office:currency="USD" office:value="159352.453707204">
            <text:p>$159,352.45</text:p>
          </table:table-cell>
          <table:table-cell table:formula="of:=[.D172]*[.$D$6]/12" office:value-type="currency" office:currency="USD" office:value="531.17484569068">
            <text:p>$531.17</text:p>
          </table:table-cell>
          <table:table-cell table:formula="of:=[.F17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table:formula="of:=[.D172]-[.F172]+[.E172]" office:value-type="currency" office:currency="USD" office:value="158809.438552895">
            <text:p>$158,809.44</text:p>
          </table:table-cell>
          <table:table-cell table:formula="of:=[.D173]*[.$D$6]/12" office:value-type="currency" office:currency="USD" office:value="529.364795176316">
            <text:p>$529.36</text:p>
          </table:table-cell>
          <table:table-cell table:formula="of:=[.F17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>
            <text:p>157</text:p>
          </table:table-cell>
          <table:table-cell table:formula="of:=[.D173]-[.F173]+[.E173]" office:value-type="currency" office:currency="USD" office:value="158264.613348071">
            <text:p>$158,264.61</text:p>
          </table:table-cell>
          <table:table-cell table:formula="of:=[.D174]*[.$D$6]/12" office:value-type="currency" office:currency="USD" office:value="527.548711160237">
            <text:p>$527.55</text:p>
          </table:table-cell>
          <table:table-cell table:formula="of:=[.F17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>
            <text:p>158</text:p>
          </table:table-cell>
          <table:table-cell table:formula="of:=[.D174]-[.F174]+[.E174]" office:value-type="currency" office:currency="USD" office:value="157717.972059231">
            <text:p>$157,717.97</text:p>
          </table:table-cell>
          <table:table-cell table:formula="of:=[.D175]*[.$D$6]/12" office:value-type="currency" office:currency="USD" office:value="525.726573530771">
            <text:p>$525.73</text:p>
          </table:table-cell>
          <table:table-cell table:formula="of:=[.F17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>
            <text:p>159</text:p>
          </table:table-cell>
          <table:table-cell table:formula="of:=[.D175]-[.F175]+[.E175]" office:value-type="currency" office:currency="USD" office:value="157169.508632762">
            <text:p>$157,169.51</text:p>
          </table:table-cell>
          <table:table-cell table:formula="of:=[.D176]*[.$D$6]/12" office:value-type="currency" office:currency="USD" office:value="523.898362109206">
            <text:p>$523.90</text:p>
          </table:table-cell>
          <table:table-cell table:formula="of:=[.F17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table:formula="of:=[.D176]-[.F176]+[.E176]" office:value-type="currency" office:currency="USD" office:value="156619.216994871">
            <text:p>$156,619.22</text:p>
          </table:table-cell>
          <table:table-cell table:formula="of:=[.D177]*[.$D$6]/12" office:value-type="currency" office:currency="USD" office:value="522.064056649571">
            <text:p>$522.06</text:p>
          </table:table-cell>
          <table:table-cell table:formula="of:=[.F17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table:formula="of:=[.D177]-[.F177]+[.E177]" office:value-type="currency" office:currency="USD" office:value="156067.091051521">
            <text:p>$156,067.09</text:p>
          </table:table-cell>
          <table:table-cell table:formula="of:=[.D178]*[.$D$6]/12" office:value-type="currency" office:currency="USD" office:value="520.223636838402">
            <text:p>$520.22</text:p>
          </table:table-cell>
          <table:table-cell table:formula="of:=[.F17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table:formula="of:=[.D178]-[.F178]+[.E178]" office:value-type="currency" office:currency="USD" office:value="155513.124688359">
            <text:p>$155,513.12</text:p>
          </table:table-cell>
          <table:table-cell table:formula="of:=[.D179]*[.$D$6]/12" office:value-type="currency" office:currency="USD" office:value="518.37708229453">
            <text:p>$518.38</text:p>
          </table:table-cell>
          <table:table-cell table:formula="of:=[.F17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>
            <text:p>163</text:p>
          </table:table-cell>
          <table:table-cell table:formula="of:=[.D179]-[.F179]+[.E179]" office:value-type="currency" office:currency="USD" office:value="154957.311770654">
            <text:p>$154,957.31</text:p>
          </table:table-cell>
          <table:table-cell table:formula="of:=[.D180]*[.$D$6]/12" office:value-type="currency" office:currency="USD" office:value="516.524372568845">
            <text:p>$516.52</text:p>
          </table:table-cell>
          <table:table-cell table:formula="of:=[.F17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 table:formula="of:=[.D180]-[.F180]+[.E180]" office:value-type="currency" office:currency="USD" office:value="154399.646143222">
            <text:p>$154,399.65</text:p>
          </table:table-cell>
          <table:table-cell table:formula="of:=[.D181]*[.$D$6]/12" office:value-type="currency" office:currency="USD" office:value="514.665487144075">
            <text:p>$514.67</text:p>
          </table:table-cell>
          <table:table-cell table:formula="of:=[.F18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table:formula="of:=[.D181]-[.F181]+[.E181]" office:value-type="currency" office:currency="USD" office:value="153840.121630367">
            <text:p>$153,840.12</text:p>
          </table:table-cell>
          <table:table-cell table:formula="of:=[.D182]*[.$D$6]/12" office:value-type="currency" office:currency="USD" office:value="512.800405434555">
            <text:p>$512.80</text:p>
          </table:table-cell>
          <table:table-cell table:formula="of:=[.F18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>
            <text:p>166</text:p>
          </table:table-cell>
          <table:table-cell table:formula="of:=[.D182]-[.F182]+[.E182]" office:value-type="currency" office:currency="USD" office:value="153278.732035801">
            <text:p>$153,278.73</text:p>
          </table:table-cell>
          <table:table-cell table:formula="of:=[.D183]*[.$D$6]/12" office:value-type="currency" office:currency="USD" office:value="510.929106786004">
            <text:p>$510.93</text:p>
          </table:table-cell>
          <table:table-cell table:formula="of:=[.F18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>
            <text:p>167</text:p>
          </table:table-cell>
          <table:table-cell table:formula="of:=[.D183]-[.F183]+[.E183]" office:value-type="currency" office:currency="USD" office:value="152715.471142587">
            <text:p>$152,715.47</text:p>
          </table:table-cell>
          <table:table-cell table:formula="of:=[.D184]*[.$D$6]/12" office:value-type="currency" office:currency="USD" office:value="509.051570475291">
            <text:p>$509.05</text:p>
          </table:table-cell>
          <table:table-cell table:formula="of:=[.F18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 table:formula="of:=[.D184]-[.F184]+[.E184]" office:value-type="currency" office:currency="USD" office:value="152150.332713062">
            <text:p>$152,150.33</text:p>
          </table:table-cell>
          <table:table-cell table:formula="of:=[.D185]*[.$D$6]/12" office:value-type="currency" office:currency="USD" office:value="507.167775710208">
            <text:p>$507.17</text:p>
          </table:table-cell>
          <table:table-cell table:formula="of:=[.F18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9">
            <text:p>169</text:p>
          </table:table-cell>
          <table:table-cell table:formula="of:=[.D185]-[.F185]+[.E185]" office:value-type="currency" office:currency="USD" office:value="151583.310488773">
            <text:p>$151,583.31</text:p>
          </table:table-cell>
          <table:table-cell table:formula="of:=[.D186]*[.$D$6]/12" office:value-type="currency" office:currency="USD" office:value="505.277701629242">
            <text:p>$505.28</text:p>
          </table:table-cell>
          <table:table-cell table:formula="of:=[.F18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table:formula="of:=[.D186]-[.F186]+[.E186]" office:value-type="currency" office:currency="USD" office:value="151014.398190402">
            <text:p>$151,014.40</text:p>
          </table:table-cell>
          <table:table-cell table:formula="of:=[.D187]*[.$D$6]/12" office:value-type="currency" office:currency="USD" office:value="503.38132730134">
            <text:p>$503.38</text:p>
          </table:table-cell>
          <table:table-cell table:formula="of:=[.F18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table:formula="of:=[.D187]-[.F187]+[.E187]" office:value-type="currency" office:currency="USD" office:value="150443.589517703">
            <text:p>$150,443.59</text:p>
          </table:table-cell>
          <table:table-cell table:formula="of:=[.D188]*[.$D$6]/12" office:value-type="currency" office:currency="USD" office:value="501.478631725677">
            <text:p>$501.48</text:p>
          </table:table-cell>
          <table:table-cell table:formula="of:=[.F18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>
            <text:p>172</text:p>
          </table:table-cell>
          <table:table-cell table:formula="of:=[.D188]-[.F188]+[.E188]" office:value-type="currency" office:currency="USD" office:value="149870.878149429">
            <text:p>$149,870.88</text:p>
          </table:table-cell>
          <table:table-cell table:formula="of:=[.D189]*[.$D$6]/12" office:value-type="currency" office:currency="USD" office:value="499.56959383143">
            <text:p>$499.57</text:p>
          </table:table-cell>
          <table:table-cell table:formula="of:=[.F18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>
            <text:p>173</text:p>
          </table:table-cell>
          <table:table-cell table:formula="of:=[.D189]-[.F189]+[.E189]" office:value-type="currency" office:currency="USD" office:value="149296.25774326">
            <text:p>$149,296.26</text:p>
          </table:table-cell>
          <table:table-cell table:formula="of:=[.D190]*[.$D$6]/12" office:value-type="currency" office:currency="USD" office:value="497.654192477534">
            <text:p>$497.65</text:p>
          </table:table-cell>
          <table:table-cell table:formula="of:=[.F18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table:formula="of:=[.D190]-[.F190]+[.E190]" office:value-type="currency" office:currency="USD" office:value="148719.721935738">
            <text:p>$148,719.72</text:p>
          </table:table-cell>
          <table:table-cell table:formula="of:=[.D191]*[.$D$6]/12" office:value-type="currency" office:currency="USD" office:value="495.732406452459">
            <text:p>$495.73</text:p>
          </table:table-cell>
          <table:table-cell table:formula="of:=[.F19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table:formula="of:=[.D191]-[.F191]+[.E191]" office:value-type="currency" office:currency="USD" office:value="148141.26434219">
            <text:p>$148,141.26</text:p>
          </table:table-cell>
          <table:table-cell table:formula="of:=[.D192]*[.$D$6]/12" office:value-type="currency" office:currency="USD" office:value="493.804214473968">
            <text:p>$493.80</text:p>
          </table:table-cell>
          <table:table-cell table:formula="of:=[.F19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6">
            <text:p>176</text:p>
          </table:table-cell>
          <table:table-cell table:formula="of:=[.D192]-[.F192]+[.E192]" office:value-type="currency" office:currency="USD" office:value="147560.878556664">
            <text:p>$147,560.88</text:p>
          </table:table-cell>
          <table:table-cell table:formula="of:=[.D193]*[.$D$6]/12" office:value-type="currency" office:currency="USD" office:value="491.869595188881">
            <text:p>$491.87</text:p>
          </table:table-cell>
          <table:table-cell table:formula="of:=[.F19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7">
            <text:p>177</text:p>
          </table:table-cell>
          <table:table-cell table:formula="of:=[.D193]-[.F193]+[.E193]" office:value-type="currency" office:currency="USD" office:value="146978.558151853">
            <text:p>$146,978.56</text:p>
          </table:table-cell>
          <table:table-cell table:formula="of:=[.D194]*[.$D$6]/12" office:value-type="currency" office:currency="USD" office:value="489.928527172844">
            <text:p>$489.93</text:p>
          </table:table-cell>
          <table:table-cell table:formula="of:=[.F19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8">
            <text:p>178</text:p>
          </table:table-cell>
          <table:table-cell table:formula="of:=[.D194]-[.F194]+[.E194]" office:value-type="currency" office:currency="USD" office:value="146394.296679026">
            <text:p>$146,394.30</text:p>
          </table:table-cell>
          <table:table-cell table:formula="of:=[.D195]*[.$D$6]/12" office:value-type="currency" office:currency="USD" office:value="487.980988930087">
            <text:p>$487.98</text:p>
          </table:table-cell>
          <table:table-cell table:formula="of:=[.F19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table:formula="of:=[.D195]-[.F195]+[.E195]" office:value-type="currency" office:currency="USD" office:value="145808.087667956">
            <text:p>$145,808.09</text:p>
          </table:table-cell>
          <table:table-cell table:formula="of:=[.D196]*[.$D$6]/12" office:value-type="currency" office:currency="USD" office:value="486.026958893187">
            <text:p>$486.03</text:p>
          </table:table-cell>
          <table:table-cell table:formula="of:=[.F19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table:formula="of:=[.D196]-[.F196]+[.E196]" office:value-type="currency" office:currency="USD" office:value="145219.924626849">
            <text:p>$145,219.92</text:p>
          </table:table-cell>
          <table:table-cell table:formula="of:=[.D197]*[.$D$6]/12" office:value-type="currency" office:currency="USD" office:value="484.066415422831">
            <text:p>$484.07</text:p>
          </table:table-cell>
          <table:table-cell table:formula="of:=[.F19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1">
            <text:p>181</text:p>
          </table:table-cell>
          <table:table-cell table:formula="of:=[.D197]-[.F197]+[.E197]" office:value-type="currency" office:currency="USD" office:value="144629.801042272">
            <text:p>$144,629.80</text:p>
          </table:table-cell>
          <table:table-cell table:formula="of:=[.D198]*[.$D$6]/12" office:value-type="currency" office:currency="USD" office:value="482.099336807574">
            <text:p>$482.10</text:p>
          </table:table-cell>
          <table:table-cell table:formula="of:=[.F19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table:formula="of:=[.D198]-[.F198]+[.E198]" office:value-type="currency" office:currency="USD" office:value="144037.71037908">
            <text:p>$144,037.71</text:p>
          </table:table-cell>
          <table:table-cell table:formula="of:=[.D199]*[.$D$6]/12" office:value-type="currency" office:currency="USD" office:value="480.125701263599">
            <text:p>$480.13</text:p>
          </table:table-cell>
          <table:table-cell table:formula="of:=[.F19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table:formula="of:=[.D199]-[.F199]+[.E199]" office:value-type="currency" office:currency="USD" office:value="143443.646080343">
            <text:p>$143,443.65</text:p>
          </table:table-cell>
          <table:table-cell table:formula="of:=[.D200]*[.$D$6]/12" office:value-type="currency" office:currency="USD" office:value="478.145486934478">
            <text:p>$478.15</text:p>
          </table:table-cell>
          <table:table-cell table:formula="of:=[.F19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4">
            <text:p>184</text:p>
          </table:table-cell>
          <table:table-cell table:formula="of:=[.D200]-[.F200]+[.E200]" office:value-type="currency" office:currency="USD" office:value="142847.601567278">
            <text:p>$142,847.60</text:p>
          </table:table-cell>
          <table:table-cell table:formula="of:=[.D201]*[.$D$6]/12" office:value-type="currency" office:currency="USD" office:value="476.158671890926">
            <text:p>$476.16</text:p>
          </table:table-cell>
          <table:table-cell table:formula="of:=[.F20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table:formula="of:=[.D201]-[.F201]+[.E201]" office:value-type="currency" office:currency="USD" office:value="142249.570239169">
            <text:p>$142,249.57</text:p>
          </table:table-cell>
          <table:table-cell table:formula="of:=[.D202]*[.$D$6]/12" office:value-type="currency" office:currency="USD" office:value="474.165234130562">
            <text:p>$474.17</text:p>
          </table:table-cell>
          <table:table-cell table:formula="of:=[.F20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table:formula="of:=[.D202]-[.F202]+[.E202]" office:value-type="currency" office:currency="USD" office:value="141649.545473299">
            <text:p>$141,649.55</text:p>
          </table:table-cell>
          <table:table-cell table:formula="of:=[.D203]*[.$D$6]/12" office:value-type="currency" office:currency="USD" office:value="472.165151577664">
            <text:p>$472.17</text:p>
          </table:table-cell>
          <table:table-cell table:formula="of:=[.F20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table:formula="of:=[.D203]-[.F203]+[.E203]" office:value-type="currency" office:currency="USD" office:value="141047.520624877">
            <text:p>$141,047.52</text:p>
          </table:table-cell>
          <table:table-cell table:formula="of:=[.D204]*[.$D$6]/12" office:value-type="currency" office:currency="USD" office:value="470.158402082923">
            <text:p>$470.16</text:p>
          </table:table-cell>
          <table:table-cell table:formula="of:=[.F20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table:formula="of:=[.D204]-[.F204]+[.E204]" office:value-type="currency" office:currency="USD" office:value="140443.48902696">
            <text:p>$140,443.49</text:p>
          </table:table-cell>
          <table:table-cell table:formula="of:=[.D205]*[.$D$6]/12" office:value-type="currency" office:currency="USD" office:value="468.1449634232">
            <text:p>$468.14</text:p>
          </table:table-cell>
          <table:table-cell table:formula="of:=[.F20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 table:formula="of:=[.D205]-[.F205]+[.E205]" office:value-type="currency" office:currency="USD" office:value="139837.443990383">
            <text:p>$139,837.44</text:p>
          </table:table-cell>
          <table:table-cell table:formula="of:=[.D206]*[.$D$6]/12" office:value-type="currency" office:currency="USD" office:value="466.124813301277">
            <text:p>$466.12</text:p>
          </table:table-cell>
          <table:table-cell table:formula="of:=[.F20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table:formula="of:=[.D206]-[.F206]+[.E206]" office:value-type="currency" office:currency="USD" office:value="139229.378803684">
            <text:p>$139,229.38</text:p>
          </table:table-cell>
          <table:table-cell table:formula="of:=[.D207]*[.$D$6]/12" office:value-type="currency" office:currency="USD" office:value="464.097929345614">
            <text:p>$464.10</text:p>
          </table:table-cell>
          <table:table-cell table:formula="of:=[.F20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1">
            <text:p>191</text:p>
          </table:table-cell>
          <table:table-cell table:formula="of:=[.D207]-[.F207]+[.E207]" office:value-type="currency" office:currency="USD" office:value="138619.28673303">
            <text:p>$138,619.29</text:p>
          </table:table-cell>
          <table:table-cell table:formula="of:=[.D208]*[.$D$6]/12" office:value-type="currency" office:currency="USD" office:value="462.0642891101">
            <text:p>$462.06</text:p>
          </table:table-cell>
          <table:table-cell table:formula="of:=[.F20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table:formula="of:=[.D208]-[.F208]+[.E208]" office:value-type="currency" office:currency="USD" office:value="138007.16102214">
            <text:p>$138,007.16</text:p>
          </table:table-cell>
          <table:table-cell table:formula="of:=[.D209]*[.$D$6]/12" office:value-type="currency" office:currency="USD" office:value="460.0238700738">
            <text:p>$460.02</text:p>
          </table:table-cell>
          <table:table-cell table:formula="of:=[.F20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table:formula="of:=[.D209]-[.F209]+[.E209]" office:value-type="currency" office:currency="USD" office:value="137392.994892214">
            <text:p>$137,392.99</text:p>
          </table:table-cell>
          <table:table-cell table:formula="of:=[.D210]*[.$D$6]/12" office:value-type="currency" office:currency="USD" office:value="457.976649640713">
            <text:p>$457.98</text:p>
          </table:table-cell>
          <table:table-cell table:formula="of:=[.F20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table:formula="of:=[.D210]-[.F210]+[.E210]" office:value-type="currency" office:currency="USD" office:value="136776.781541855">
            <text:p>$136,776.78</text:p>
          </table:table-cell>
          <table:table-cell table:formula="of:=[.D211]*[.$D$6]/12" office:value-type="currency" office:currency="USD" office:value="455.922605139515">
            <text:p>$455.92</text:p>
          </table:table-cell>
          <table:table-cell table:formula="of:=[.F21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table:formula="of:=[.D211]-[.F211]+[.E211]" office:value-type="currency" office:currency="USD" office:value="136158.514146994">
            <text:p>$136,158.51</text:p>
          </table:table-cell>
          <table:table-cell table:formula="of:=[.D212]*[.$D$6]/12" office:value-type="currency" office:currency="USD" office:value="453.861713823314">
            <text:p>$453.86</text:p>
          </table:table-cell>
          <table:table-cell table:formula="of:=[.F21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table:formula="of:=[.D212]-[.F212]+[.E212]" office:value-type="currency" office:currency="USD" office:value="135538.185860817">
            <text:p>$135,538.19</text:p>
          </table:table-cell>
          <table:table-cell table:formula="of:=[.D213]*[.$D$6]/12" office:value-type="currency" office:currency="USD" office:value="451.793952869391">
            <text:p>$451.79</text:p>
          </table:table-cell>
          <table:table-cell table:formula="of:=[.F21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7">
            <text:p>197</text:p>
          </table:table-cell>
          <table:table-cell table:formula="of:=[.D213]-[.F213]+[.E213]" office:value-type="currency" office:currency="USD" office:value="134915.789813687">
            <text:p>$134,915.79</text:p>
          </table:table-cell>
          <table:table-cell table:formula="of:=[.D214]*[.$D$6]/12" office:value-type="currency" office:currency="USD" office:value="449.719299378956">
            <text:p>$449.72</text:p>
          </table:table-cell>
          <table:table-cell table:formula="of:=[.F21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table:formula="of:=[.D214]-[.F214]+[.E214]" office:value-type="currency" office:currency="USD" office:value="134291.319113066">
            <text:p>$134,291.32</text:p>
          </table:table-cell>
          <table:table-cell table:formula="of:=[.D215]*[.$D$6]/12" office:value-type="currency" office:currency="USD" office:value="447.637730376886">
            <text:p>$447.64</text:p>
          </table:table-cell>
          <table:table-cell table:formula="of:=[.F21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9">
            <text:p>199</text:p>
          </table:table-cell>
          <table:table-cell table:formula="of:=[.D215]-[.F215]+[.E215]" office:value-type="currency" office:currency="USD" office:value="133664.766843443">
            <text:p>$133,664.77</text:p>
          </table:table-cell>
          <table:table-cell table:formula="of:=[.D216]*[.$D$6]/12" office:value-type="currency" office:currency="USD" office:value="445.549222811475">
            <text:p>$445.55</text:p>
          </table:table-cell>
          <table:table-cell table:formula="of:=[.F21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formula="of:=[.D216]-[.F216]+[.E216]" office:value-type="currency" office:currency="USD" office:value="133036.126066254">
            <text:p>$133,036.13</text:p>
          </table:table-cell>
          <table:table-cell table:formula="of:=[.D217]*[.$D$6]/12" office:value-type="currency" office:currency="USD" office:value="443.45375355418">
            <text:p>$443.45</text:p>
          </table:table-cell>
          <table:table-cell table:formula="of:=[.F21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">
            <text:p>201</text:p>
          </table:table-cell>
          <table:table-cell table:formula="of:=[.D217]-[.F217]+[.E217]" office:value-type="currency" office:currency="USD" office:value="132405.389819808">
            <text:p>$132,405.39</text:p>
          </table:table-cell>
          <table:table-cell table:formula="of:=[.D218]*[.$D$6]/12" office:value-type="currency" office:currency="USD" office:value="441.351299399361">
            <text:p>$441.35</text:p>
          </table:table-cell>
          <table:table-cell table:formula="of:=[.F21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2">
            <text:p>202</text:p>
          </table:table-cell>
          <table:table-cell table:formula="of:=[.D218]-[.F218]+[.E218]" office:value-type="currency" office:currency="USD" office:value="131772.551119208">
            <text:p>$131,772.55</text:p>
          </table:table-cell>
          <table:table-cell table:formula="of:=[.D219]*[.$D$6]/12" office:value-type="currency" office:currency="USD" office:value="439.241837064025">
            <text:p>$439.24</text:p>
          </table:table-cell>
          <table:table-cell table:formula="of:=[.F21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3">
            <text:p>203</text:p>
          </table:table-cell>
          <table:table-cell table:formula="of:=[.D219]-[.F219]+[.E219]" office:value-type="currency" office:currency="USD" office:value="131137.602956272">
            <text:p>$131,137.60</text:p>
          </table:table-cell>
          <table:table-cell table:formula="of:=[.D220]*[.$D$6]/12" office:value-type="currency" office:currency="USD" office:value="437.125343187572">
            <text:p>$437.13</text:p>
          </table:table-cell>
          <table:table-cell table:formula="of:=[.F21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4">
            <text:p>204</text:p>
          </table:table-cell>
          <table:table-cell table:formula="of:=[.D220]-[.F220]+[.E220]" office:value-type="currency" office:currency="USD" office:value="130500.538299459">
            <text:p>$130,500.54</text:p>
          </table:table-cell>
          <table:table-cell table:formula="of:=[.D221]*[.$D$6]/12" office:value-type="currency" office:currency="USD" office:value="435.001794331531">
            <text:p>$435.00</text:p>
          </table:table-cell>
          <table:table-cell table:formula="of:=[.F22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5">
            <text:p>205</text:p>
          </table:table-cell>
          <table:table-cell table:formula="of:=[.D221]-[.F221]+[.E221]" office:value-type="currency" office:currency="USD" office:value="129861.350093791">
            <text:p>$129,861.35</text:p>
          </table:table-cell>
          <table:table-cell table:formula="of:=[.D222]*[.$D$6]/12" office:value-type="currency" office:currency="USD" office:value="432.871166979303">
            <text:p>$432.87</text:p>
          </table:table-cell>
          <table:table-cell table:formula="of:=[.F22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6">
            <text:p>206</text:p>
          </table:table-cell>
          <table:table-cell table:formula="of:=[.D222]-[.F222]+[.E222]" office:value-type="currency" office:currency="USD" office:value="129220.03126077">
            <text:p>$129,220.03</text:p>
          </table:table-cell>
          <table:table-cell table:formula="of:=[.D223]*[.$D$6]/12" office:value-type="currency" office:currency="USD" office:value="430.7334375359">
            <text:p>$430.73</text:p>
          </table:table-cell>
          <table:table-cell table:formula="of:=[.F22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7">
            <text:p>207</text:p>
          </table:table-cell>
          <table:table-cell table:formula="of:=[.D223]-[.F223]+[.E223]" office:value-type="currency" office:currency="USD" office:value="128576.574698306">
            <text:p>$128,576.57</text:p>
          </table:table-cell>
          <table:table-cell table:formula="of:=[.D224]*[.$D$6]/12" office:value-type="currency" office:currency="USD" office:value="428.588582327687">
            <text:p>$428.59</text:p>
          </table:table-cell>
          <table:table-cell table:formula="of:=[.F22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8">
            <text:p>208</text:p>
          </table:table-cell>
          <table:table-cell table:formula="of:=[.D224]-[.F224]+[.E224]" office:value-type="currency" office:currency="USD" office:value="127930.973280634">
            <text:p>$127,930.97</text:p>
          </table:table-cell>
          <table:table-cell table:formula="of:=[.D225]*[.$D$6]/12" office:value-type="currency" office:currency="USD" office:value="426.436577602112">
            <text:p>$426.44</text:p>
          </table:table-cell>
          <table:table-cell table:formula="of:=[.F22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9">
            <text:p>209</text:p>
          </table:table-cell>
          <table:table-cell table:formula="of:=[.D225]-[.F225]+[.E225]" office:value-type="currency" office:currency="USD" office:value="127283.219858236">
            <text:p>$127,283.22</text:p>
          </table:table-cell>
          <table:table-cell table:formula="of:=[.D226]*[.$D$6]/12" office:value-type="currency" office:currency="USD" office:value="424.277399527453">
            <text:p>$424.28</text:p>
          </table:table-cell>
          <table:table-cell table:formula="of:=[.F22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 table:formula="of:=[.D226]-[.F226]+[.E226]" office:value-type="currency" office:currency="USD" office:value="126633.307257763">
            <text:p>$126,633.31</text:p>
          </table:table-cell>
          <table:table-cell table:formula="of:=[.D227]*[.$D$6]/12" office:value-type="currency" office:currency="USD" office:value="422.111024192544">
            <text:p>$422.11</text:p>
          </table:table-cell>
          <table:table-cell table:formula="of:=[.F22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1">
            <text:p>211</text:p>
          </table:table-cell>
          <table:table-cell table:formula="of:=[.D227]-[.F227]+[.E227]" office:value-type="currency" office:currency="USD" office:value="125981.228281956">
            <text:p>$125,981.23</text:p>
          </table:table-cell>
          <table:table-cell table:formula="of:=[.D228]*[.$D$6]/12" office:value-type="currency" office:currency="USD" office:value="419.937427606519">
            <text:p>$419.94</text:p>
          </table:table-cell>
          <table:table-cell table:formula="of:=[.F22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2">
            <text:p>212</text:p>
          </table:table-cell>
          <table:table-cell table:formula="of:=[.D228]-[.F228]+[.E228]" office:value-type="currency" office:currency="USD" office:value="125326.975709562">
            <text:p>$125,326.98</text:p>
          </table:table-cell>
          <table:table-cell table:formula="of:=[.D229]*[.$D$6]/12" office:value-type="currency" office:currency="USD" office:value="417.756585698541">
            <text:p>$417.76</text:p>
          </table:table-cell>
          <table:table-cell table:formula="of:=[.F22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3">
            <text:p>213</text:p>
          </table:table-cell>
          <table:table-cell table:formula="of:=[.D229]-[.F229]+[.E229]" office:value-type="currency" office:currency="USD" office:value="124670.542295261">
            <text:p>$124,670.54</text:p>
          </table:table-cell>
          <table:table-cell table:formula="of:=[.D230]*[.$D$6]/12" office:value-type="currency" office:currency="USD" office:value="415.568474317536">
            <text:p>$415.57</text:p>
          </table:table-cell>
          <table:table-cell table:formula="of:=[.F22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4">
            <text:p>214</text:p>
          </table:table-cell>
          <table:table-cell table:formula="of:=[.D230]-[.F230]+[.E230]" office:value-type="currency" office:currency="USD" office:value="124011.920769578">
            <text:p>$124,011.92</text:p>
          </table:table-cell>
          <table:table-cell table:formula="of:=[.D231]*[.$D$6]/12" office:value-type="currency" office:currency="USD" office:value="413.373069231928">
            <text:p>$413.37</text:p>
          </table:table-cell>
          <table:table-cell table:formula="of:=[.F23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 table:formula="of:=[.D231]-[.F231]+[.E231]" office:value-type="currency" office:currency="USD" office:value="123351.10383881">
            <text:p>$123,351.10</text:p>
          </table:table-cell>
          <table:table-cell table:formula="of:=[.D232]*[.$D$6]/12" office:value-type="currency" office:currency="USD" office:value="411.170346129368">
            <text:p>$411.17</text:p>
          </table:table-cell>
          <table:table-cell table:formula="of:=[.F23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 table:formula="of:=[.D232]-[.F232]+[.E232]" office:value-type="currency" office:currency="USD" office:value="122688.08418494">
            <text:p>$122,688.08</text:p>
          </table:table-cell>
          <table:table-cell table:formula="of:=[.D233]*[.$D$6]/12" office:value-type="currency" office:currency="USD" office:value="408.960280616465">
            <text:p>$408.96</text:p>
          </table:table-cell>
          <table:table-cell table:formula="of:=[.F23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7">
            <text:p>217</text:p>
          </table:table-cell>
          <table:table-cell table:formula="of:=[.D233]-[.F233]+[.E233]" office:value-type="currency" office:currency="USD" office:value="122022.854465556">
            <text:p>$122,022.85</text:p>
          </table:table-cell>
          <table:table-cell table:formula="of:=[.D234]*[.$D$6]/12" office:value-type="currency" office:currency="USD" office:value="406.74284821852">
            <text:p>$406.74</text:p>
          </table:table-cell>
          <table:table-cell table:formula="of:=[.F23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8">
            <text:p>218</text:p>
          </table:table-cell>
          <table:table-cell table:formula="of:=[.D234]-[.F234]+[.E234]" office:value-type="currency" office:currency="USD" office:value="121355.407313775">
            <text:p>$121,355.41</text:p>
          </table:table-cell>
          <table:table-cell table:formula="of:=[.D235]*[.$D$6]/12" office:value-type="currency" office:currency="USD" office:value="404.518024379249">
            <text:p>$404.52</text:p>
          </table:table-cell>
          <table:table-cell table:formula="of:=[.F23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>
            <text:p>219</text:p>
          </table:table-cell>
          <table:table-cell table:formula="of:=[.D235]-[.F235]+[.E235]" office:value-type="currency" office:currency="USD" office:value="120685.735338154">
            <text:p>$120,685.74</text:p>
          </table:table-cell>
          <table:table-cell table:formula="of:=[.D236]*[.$D$6]/12" office:value-type="currency" office:currency="USD" office:value="402.285784460513">
            <text:p>$402.29</text:p>
          </table:table-cell>
          <table:table-cell table:formula="of:=[.F23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>
            <text:p>220</text:p>
          </table:table-cell>
          <table:table-cell table:formula="of:=[.D236]-[.F236]+[.E236]" office:value-type="currency" office:currency="USD" office:value="120013.831122614">
            <text:p>$120,013.83</text:p>
          </table:table-cell>
          <table:table-cell table:formula="of:=[.D237]*[.$D$6]/12" office:value-type="currency" office:currency="USD" office:value="400.046103742048">
            <text:p>$400.05</text:p>
          </table:table-cell>
          <table:table-cell table:formula="of:=[.F23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1">
            <text:p>221</text:p>
          </table:table-cell>
          <table:table-cell table:formula="of:=[.D237]-[.F237]+[.E237]" office:value-type="currency" office:currency="USD" office:value="119339.687226356">
            <text:p>$119,339.69</text:p>
          </table:table-cell>
          <table:table-cell table:formula="of:=[.D238]*[.$D$6]/12" office:value-type="currency" office:currency="USD" office:value="397.798957421188">
            <text:p>$397.80</text:p>
          </table:table-cell>
          <table:table-cell table:formula="of:=[.F23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2">
            <text:p>222</text:p>
          </table:table-cell>
          <table:table-cell table:formula="of:=[.D238]-[.F238]+[.E238]" office:value-type="currency" office:currency="USD" office:value="118663.296183778">
            <text:p>$118,663.30</text:p>
          </table:table-cell>
          <table:table-cell table:formula="of:=[.D239]*[.$D$6]/12" office:value-type="currency" office:currency="USD" office:value="395.544320612592">
            <text:p>$395.54</text:p>
          </table:table-cell>
          <table:table-cell table:formula="of:=[.F23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3">
            <text:p>223</text:p>
          </table:table-cell>
          <table:table-cell table:formula="of:=[.D239]-[.F239]+[.E239]" office:value-type="currency" office:currency="USD" office:value="117984.65050439">
            <text:p>$117,984.65</text:p>
          </table:table-cell>
          <table:table-cell table:formula="of:=[.D240]*[.$D$6]/12" office:value-type="currency" office:currency="USD" office:value="393.282168347967">
            <text:p>$393.28</text:p>
          </table:table-cell>
          <table:table-cell table:formula="of:=[.F23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4">
            <text:p>224</text:p>
          </table:table-cell>
          <table:table-cell table:formula="of:=[.D240]-[.F240]+[.E240]" office:value-type="currency" office:currency="USD" office:value="117303.742672738">
            <text:p>$117,303.74</text:p>
          </table:table-cell>
          <table:table-cell table:formula="of:=[.D241]*[.$D$6]/12" office:value-type="currency" office:currency="USD" office:value="391.012475575794">
            <text:p>$391.01</text:p>
          </table:table-cell>
          <table:table-cell table:formula="of:=[.F24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table:formula="of:=[.D241]-[.F241]+[.E241]" office:value-type="currency" office:currency="USD" office:value="116620.565148314">
            <text:p>$116,620.57</text:p>
          </table:table-cell>
          <table:table-cell table:formula="of:=[.D242]*[.$D$6]/12" office:value-type="currency" office:currency="USD" office:value="388.735217161046">
            <text:p>$388.74</text:p>
          </table:table-cell>
          <table:table-cell table:formula="of:=[.F24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6">
            <text:p>226</text:p>
          </table:table-cell>
          <table:table-cell table:formula="of:=[.D242]-[.F242]+[.E242]" office:value-type="currency" office:currency="USD" office:value="115935.110365475">
            <text:p>$115,935.11</text:p>
          </table:table-cell>
          <table:table-cell table:formula="of:=[.D243]*[.$D$6]/12" office:value-type="currency" office:currency="USD" office:value="386.450367884916">
            <text:p>$386.45</text:p>
          </table:table-cell>
          <table:table-cell table:formula="of:=[.F24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table:formula="of:=[.D243]-[.F243]+[.E243]" office:value-type="currency" office:currency="USD" office:value="115247.37073336">
            <text:p>$115,247.37</text:p>
          </table:table-cell>
          <table:table-cell table:formula="of:=[.D244]*[.$D$6]/12" office:value-type="currency" office:currency="USD" office:value="384.157902444533">
            <text:p>$384.16</text:p>
          </table:table-cell>
          <table:table-cell table:formula="of:=[.F24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8">
            <text:p>228</text:p>
          </table:table-cell>
          <table:table-cell table:formula="of:=[.D244]-[.F244]+[.E244]" office:value-type="currency" office:currency="USD" office:value="114557.338635804">
            <text:p>$114,557.34</text:p>
          </table:table-cell>
          <table:table-cell table:formula="of:=[.D245]*[.$D$6]/12" office:value-type="currency" office:currency="USD" office:value="381.857795452681">
            <text:p>$381.86</text:p>
          </table:table-cell>
          <table:table-cell table:formula="of:=[.F24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9">
            <text:p>229</text:p>
          </table:table-cell>
          <table:table-cell table:formula="of:=[.D245]-[.F245]+[.E245]" office:value-type="currency" office:currency="USD" office:value="113865.006431257">
            <text:p>$113,865.01</text:p>
          </table:table-cell>
          <table:table-cell table:formula="of:=[.D246]*[.$D$6]/12" office:value-type="currency" office:currency="USD" office:value="379.550021437524">
            <text:p>$379.55</text:p>
          </table:table-cell>
          <table:table-cell table:formula="of:=[.F24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 table:formula="of:=[.D246]-[.F246]+[.E246]" office:value-type="currency" office:currency="USD" office:value="113170.366452695">
            <text:p>$113,170.37</text:p>
          </table:table-cell>
          <table:table-cell table:formula="of:=[.D247]*[.$D$6]/12" office:value-type="currency" office:currency="USD" office:value="377.234554842315">
            <text:p>$377.23</text:p>
          </table:table-cell>
          <table:table-cell table:formula="of:=[.F24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1">
            <text:p>231</text:p>
          </table:table-cell>
          <table:table-cell table:formula="of:=[.D247]-[.F247]+[.E247]" office:value-type="currency" office:currency="USD" office:value="112473.411007537">
            <text:p>$112,473.41</text:p>
          </table:table-cell>
          <table:table-cell table:formula="of:=[.D248]*[.$D$6]/12" office:value-type="currency" office:currency="USD" office:value="374.911370025123">
            <text:p>$374.91</text:p>
          </table:table-cell>
          <table:table-cell table:formula="of:=[.F24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2">
            <text:p>232</text:p>
          </table:table-cell>
          <table:table-cell table:formula="of:=[.D248]-[.F248]+[.E248]" office:value-type="currency" office:currency="USD" office:value="111774.132377562">
            <text:p>$111,774.13</text:p>
          </table:table-cell>
          <table:table-cell table:formula="of:=[.D249]*[.$D$6]/12" office:value-type="currency" office:currency="USD" office:value="372.58044125854">
            <text:p>$372.58</text:p>
          </table:table-cell>
          <table:table-cell table:formula="of:=[.F24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">
            <text:p>233</text:p>
          </table:table-cell>
          <table:table-cell table:formula="of:=[.D249]-[.F249]+[.E249]" office:value-type="currency" office:currency="USD" office:value="111072.522818821">
            <text:p>$111,072.52</text:p>
          </table:table-cell>
          <table:table-cell table:formula="of:=[.D250]*[.$D$6]/12" office:value-type="currency" office:currency="USD" office:value="370.241742729402">
            <text:p>$370.24</text:p>
          </table:table-cell>
          <table:table-cell table:formula="of:=[.F24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">
            <text:p>234</text:p>
          </table:table-cell>
          <table:table-cell table:formula="of:=[.D250]-[.F250]+[.E250]" office:value-type="currency" office:currency="USD" office:value="110368.57456155">
            <text:p>$110,368.57</text:p>
          </table:table-cell>
          <table:table-cell table:formula="of:=[.D251]*[.$D$6]/12" office:value-type="currency" office:currency="USD" office:value="367.8952485385">
            <text:p>$367.90</text:p>
          </table:table-cell>
          <table:table-cell table:formula="of:=[.F25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5">
            <text:p>235</text:p>
          </table:table-cell>
          <table:table-cell table:formula="of:=[.D251]-[.F251]+[.E251]" office:value-type="currency" office:currency="USD" office:value="109662.279810088">
            <text:p>$109,662.28</text:p>
          </table:table-cell>
          <table:table-cell table:formula="of:=[.D252]*[.$D$6]/12" office:value-type="currency" office:currency="USD" office:value="365.540932700295">
            <text:p>$365.54</text:p>
          </table:table-cell>
          <table:table-cell table:formula="of:=[.F25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6">
            <text:p>236</text:p>
          </table:table-cell>
          <table:table-cell table:formula="of:=[.D252]-[.F252]+[.E252]" office:value-type="currency" office:currency="USD" office:value="108953.630742789">
            <text:p>$108,953.63</text:p>
          </table:table-cell>
          <table:table-cell table:formula="of:=[.D253]*[.$D$6]/12" office:value-type="currency" office:currency="USD" office:value="363.178769142629">
            <text:p>$363.18</text:p>
          </table:table-cell>
          <table:table-cell table:formula="of:=[.F25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7">
            <text:p>237</text:p>
          </table:table-cell>
          <table:table-cell table:formula="of:=[.D253]-[.F253]+[.E253]" office:value-type="currency" office:currency="USD" office:value="108242.619511931">
            <text:p>$108,242.62</text:p>
          </table:table-cell>
          <table:table-cell table:formula="of:=[.D254]*[.$D$6]/12" office:value-type="currency" office:currency="USD" office:value="360.808731706438">
            <text:p>$360.81</text:p>
          </table:table-cell>
          <table:table-cell table:formula="of:=[.F25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8">
            <text:p>238</text:p>
          </table:table-cell>
          <table:table-cell table:formula="of:=[.D254]-[.F254]+[.E254]" office:value-type="currency" office:currency="USD" office:value="107529.238243638">
            <text:p>$107,529.24</text:p>
          </table:table-cell>
          <table:table-cell table:formula="of:=[.D255]*[.$D$6]/12" office:value-type="currency" office:currency="USD" office:value="358.430794145459">
            <text:p>$358.43</text:p>
          </table:table-cell>
          <table:table-cell table:formula="of:=[.F25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9">
            <text:p>239</text:p>
          </table:table-cell>
          <table:table-cell table:formula="of:=[.D255]-[.F255]+[.E255]" office:value-type="currency" office:currency="USD" office:value="106813.479037783">
            <text:p>$106,813.48</text:p>
          </table:table-cell>
          <table:table-cell table:formula="of:=[.D256]*[.$D$6]/12" office:value-type="currency" office:currency="USD" office:value="356.044930125944">
            <text:p>$356.04</text:p>
          </table:table-cell>
          <table:table-cell table:formula="of:=[.F25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table:formula="of:=[.D256]-[.F256]+[.E256]" office:value-type="currency" office:currency="USD" office:value="106095.333967909">
            <text:p>$106,095.33</text:p>
          </table:table-cell>
          <table:table-cell table:formula="of:=[.D257]*[.$D$6]/12" office:value-type="currency" office:currency="USD" office:value="353.651113226364">
            <text:p>$353.65</text:p>
          </table:table-cell>
          <table:table-cell table:formula="of:=[.F25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1">
            <text:p>241</text:p>
          </table:table-cell>
          <table:table-cell table:formula="of:=[.D257]-[.F257]+[.E257]" office:value-type="currency" office:currency="USD" office:value="105374.795081136">
            <text:p>$105,374.80</text:p>
          </table:table-cell>
          <table:table-cell table:formula="of:=[.D258]*[.$D$6]/12" office:value-type="currency" office:currency="USD" office:value="351.249316937119">
            <text:p>$351.25</text:p>
          </table:table-cell>
          <table:table-cell table:formula="of:=[.F25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2">
            <text:p>242</text:p>
          </table:table-cell>
          <table:table-cell table:formula="of:=[.D258]-[.F258]+[.E258]" office:value-type="currency" office:currency="USD" office:value="104651.854398073">
            <text:p>$104,651.85</text:p>
          </table:table-cell>
          <table:table-cell table:formula="of:=[.D259]*[.$D$6]/12" office:value-type="currency" office:currency="USD" office:value="348.839514660242">
            <text:p>$348.84</text:p>
          </table:table-cell>
          <table:table-cell table:formula="of:=[.F25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3">
            <text:p>243</text:p>
          </table:table-cell>
          <table:table-cell table:formula="of:=[.D259]-[.F259]+[.E259]" office:value-type="currency" office:currency="USD" office:value="103926.503912733">
            <text:p>$103,926.50</text:p>
          </table:table-cell>
          <table:table-cell table:formula="of:=[.D260]*[.$D$6]/12" office:value-type="currency" office:currency="USD" office:value="346.42167970911">
            <text:p>$346.42</text:p>
          </table:table-cell>
          <table:table-cell table:formula="of:=[.F25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4">
            <text:p>244</text:p>
          </table:table-cell>
          <table:table-cell table:formula="of:=[.D260]-[.F260]+[.E260]" office:value-type="currency" office:currency="USD" office:value="103198.735592442">
            <text:p>$103,198.74</text:p>
          </table:table-cell>
          <table:table-cell table:formula="of:=[.D261]*[.$D$6]/12" office:value-type="currency" office:currency="USD" office:value="343.99578530814">
            <text:p>$344.00</text:p>
          </table:table-cell>
          <table:table-cell table:formula="of:=[.F26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table:formula="of:=[.D261]-[.F261]+[.E261]" office:value-type="currency" office:currency="USD" office:value="102468.54137775">
            <text:p>$102,468.54</text:p>
          </table:table-cell>
          <table:table-cell table:formula="of:=[.D262]*[.$D$6]/12" office:value-type="currency" office:currency="USD" office:value="341.561804592501">
            <text:p>$341.56</text:p>
          </table:table-cell>
          <table:table-cell table:formula="of:=[.F26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6">
            <text:p>246</text:p>
          </table:table-cell>
          <table:table-cell table:formula="of:=[.D262]-[.F262]+[.E262]" office:value-type="currency" office:currency="USD" office:value="101735.913182343">
            <text:p>$101,735.91</text:p>
          </table:table-cell>
          <table:table-cell table:formula="of:=[.D263]*[.$D$6]/12" office:value-type="currency" office:currency="USD" office:value="339.119710607809">
            <text:p>$339.12</text:p>
          </table:table-cell>
          <table:table-cell table:formula="of:=[.F26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7">
            <text:p>247</text:p>
          </table:table-cell>
          <table:table-cell table:formula="of:=[.D263]-[.F263]+[.E263]" office:value-type="currency" office:currency="USD" office:value="101000.842892951">
            <text:p>$101,000.84</text:p>
          </table:table-cell>
          <table:table-cell table:formula="of:=[.D264]*[.$D$6]/12" office:value-type="currency" office:currency="USD" office:value="336.669476309835">
            <text:p>$336.67</text:p>
          </table:table-cell>
          <table:table-cell table:formula="of:=[.F26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8">
            <text:p>248</text:p>
          </table:table-cell>
          <table:table-cell table:formula="of:=[.D264]-[.F264]+[.E264]" office:value-type="currency" office:currency="USD" office:value="100263.32236926">
            <text:p>$100,263.32</text:p>
          </table:table-cell>
          <table:table-cell table:formula="of:=[.D265]*[.$D$6]/12" office:value-type="currency" office:currency="USD" office:value="334.211074564201">
            <text:p>$334.21</text:p>
          </table:table-cell>
          <table:table-cell table:formula="of:=[.F26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9">
            <text:p>249</text:p>
          </table:table-cell>
          <table:table-cell table:formula="of:=[.D265]-[.F265]+[.E265]" office:value-type="currency" office:currency="USD" office:value="99523.3434438245">
            <text:p>$99,523.34</text:p>
          </table:table-cell>
          <table:table-cell table:formula="of:=[.D266]*[.$D$6]/12" office:value-type="currency" office:currency="USD" office:value="331.744478146082">
            <text:p>$331.74</text:p>
          </table:table-cell>
          <table:table-cell table:formula="of:=[.F26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formula="of:=[.D266]-[.F266]+[.E266]" office:value-type="currency" office:currency="USD" office:value="98780.8979219706">
            <text:p>$98,780.90</text:p>
          </table:table-cell>
          <table:table-cell table:formula="of:=[.D267]*[.$D$6]/12" office:value-type="currency" office:currency="USD" office:value="329.269659739902">
            <text:p>$329.27</text:p>
          </table:table-cell>
          <table:table-cell table:formula="of:=[.F26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1">
            <text:p>251</text:p>
          </table:table-cell>
          <table:table-cell table:formula="of:=[.D267]-[.F267]+[.E267]" office:value-type="currency" office:currency="USD" office:value="98035.9775817105">
            <text:p>$98,035.98</text:p>
          </table:table-cell>
          <table:table-cell table:formula="of:=[.D268]*[.$D$6]/12" office:value-type="currency" office:currency="USD" office:value="326.786591939035">
            <text:p>$326.79</text:p>
          </table:table-cell>
          <table:table-cell table:formula="of:=[.F26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2">
            <text:p>252</text:p>
          </table:table-cell>
          <table:table-cell table:formula="of:=[.D268]-[.F268]+[.E268]" office:value-type="currency" office:currency="USD" office:value="97288.5741736496">
            <text:p>$97,288.57</text:p>
          </table:table-cell>
          <table:table-cell table:formula="of:=[.D269]*[.$D$6]/12" office:value-type="currency" office:currency="USD" office:value="324.295247245499">
            <text:p>$324.30</text:p>
          </table:table-cell>
          <table:table-cell table:formula="of:=[.F26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3">
            <text:p>253</text:p>
          </table:table-cell>
          <table:table-cell table:formula="of:=[.D269]-[.F269]+[.E269]" office:value-type="currency" office:currency="USD" office:value="96538.679420895">
            <text:p>$96,538.68</text:p>
          </table:table-cell>
          <table:table-cell table:formula="of:=[.D270]*[.$D$6]/12" office:value-type="currency" office:currency="USD" office:value="321.79559806965">
            <text:p>$321.80</text:p>
          </table:table-cell>
          <table:table-cell table:formula="of:=[.F26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4">
            <text:p>254</text:p>
          </table:table-cell>
          <table:table-cell table:formula="of:=[.D270]-[.F270]+[.E270]" office:value-type="currency" office:currency="USD" office:value="95786.2850189647">
            <text:p>$95,786.29</text:p>
          </table:table-cell>
          <table:table-cell table:formula="of:=[.D271]*[.$D$6]/12" office:value-type="currency" office:currency="USD" office:value="319.287616729882">
            <text:p>$319.29</text:p>
          </table:table-cell>
          <table:table-cell table:formula="of:=[.F27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5">
            <text:p>255</text:p>
          </table:table-cell>
          <table:table-cell table:formula="of:=[.D271]-[.F271]+[.E271]" office:value-type="currency" office:currency="USD" office:value="95031.3826356946">
            <text:p>$95,031.38</text:p>
          </table:table-cell>
          <table:table-cell table:formula="of:=[.D272]*[.$D$6]/12" office:value-type="currency" office:currency="USD" office:value="316.771275452315">
            <text:p>$316.77</text:p>
          </table:table-cell>
          <table:table-cell table:formula="of:=[.F27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6">
            <text:p>256</text:p>
          </table:table-cell>
          <table:table-cell table:formula="of:=[.D272]-[.F272]+[.E272]" office:value-type="currency" office:currency="USD" office:value="94273.9639111469">
            <text:p>$94,273.96</text:p>
          </table:table-cell>
          <table:table-cell table:formula="of:=[.D273]*[.$D$6]/12" office:value-type="currency" office:currency="USD" office:value="314.24654637049">
            <text:p>$314.25</text:p>
          </table:table-cell>
          <table:table-cell table:formula="of:=[.F27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7">
            <text:p>257</text:p>
          </table:table-cell>
          <table:table-cell table:formula="of:=[.D273]-[.F273]+[.E273]" office:value-type="currency" office:currency="USD" office:value="93514.0204575174">
            <text:p>$93,514.02</text:p>
          </table:table-cell>
          <table:table-cell table:formula="of:=[.D274]*[.$D$6]/12" office:value-type="currency" office:currency="USD" office:value="311.713401525058">
            <text:p>$311.71</text:p>
          </table:table-cell>
          <table:table-cell table:formula="of:=[.F27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8">
            <text:p>258</text:p>
          </table:table-cell>
          <table:table-cell table:formula="of:=[.D274]-[.F274]+[.E274]" office:value-type="currency" office:currency="USD" office:value="92751.5438590424">
            <text:p>$92,751.54</text:p>
          </table:table-cell>
          <table:table-cell table:formula="of:=[.D275]*[.$D$6]/12" office:value-type="currency" office:currency="USD" office:value="309.171812863475">
            <text:p>$309.17</text:p>
          </table:table-cell>
          <table:table-cell table:formula="of:=[.F27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9">
            <text:p>259</text:p>
          </table:table-cell>
          <table:table-cell table:formula="of:=[.D275]-[.F275]+[.E275]" office:value-type="currency" office:currency="USD" office:value="91986.5256719059">
            <text:p>$91,986.53</text:p>
          </table:table-cell>
          <table:table-cell table:formula="of:=[.D276]*[.$D$6]/12" office:value-type="currency" office:currency="USD" office:value="306.621752239686">
            <text:p>$306.62</text:p>
          </table:table-cell>
          <table:table-cell table:formula="of:=[.F27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0">
            <text:p>260</text:p>
          </table:table-cell>
          <table:table-cell table:formula="of:=[.D276]-[.F276]+[.E276]" office:value-type="currency" office:currency="USD" office:value="91218.9574241456">
            <text:p>$91,218.96</text:p>
          </table:table-cell>
          <table:table-cell table:formula="of:=[.D277]*[.$D$6]/12" office:value-type="currency" office:currency="USD" office:value="304.063191413819">
            <text:p>$304.06</text:p>
          </table:table-cell>
          <table:table-cell table:formula="of:=[.F27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1">
            <text:p>261</text:p>
          </table:table-cell>
          <table:table-cell table:formula="of:=[.D277]-[.F277]+[.E277]" office:value-type="currency" office:currency="USD" office:value="90448.8306155594">
            <text:p>$90,448.83</text:p>
          </table:table-cell>
          <table:table-cell table:formula="of:=[.D278]*[.$D$6]/12" office:value-type="currency" office:currency="USD" office:value="301.496102051865">
            <text:p>$301.50</text:p>
          </table:table-cell>
          <table:table-cell table:formula="of:=[.F27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2">
            <text:p>262</text:p>
          </table:table-cell>
          <table:table-cell table:formula="of:=[.D278]-[.F278]+[.E278]" office:value-type="currency" office:currency="USD" office:value="89676.1367176113">
            <text:p>$89,676.14</text:p>
          </table:table-cell>
          <table:table-cell table:formula="of:=[.D279]*[.$D$6]/12" office:value-type="currency" office:currency="USD" office:value="298.920455725371">
            <text:p>$298.92</text:p>
          </table:table-cell>
          <table:table-cell table:formula="of:=[.F27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">
            <text:p>263</text:p>
          </table:table-cell>
          <table:table-cell table:formula="of:=[.D279]-[.F279]+[.E279]" office:value-type="currency" office:currency="USD" office:value="88900.8671733366">
            <text:p>$88,900.87</text:p>
          </table:table-cell>
          <table:table-cell table:formula="of:=[.D280]*[.$D$6]/12" office:value-type="currency" office:currency="USD" office:value="296.336223911122">
            <text:p>$296.34</text:p>
          </table:table-cell>
          <table:table-cell table:formula="of:=[.F27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">
            <text:p>264</text:p>
          </table:table-cell>
          <table:table-cell table:formula="of:=[.D280]-[.F280]+[.E280]" office:value-type="currency" office:currency="USD" office:value="88123.0133972477">
            <text:p>$88,123.01</text:p>
          </table:table-cell>
          <table:table-cell table:formula="of:=[.D281]*[.$D$6]/12" office:value-type="currency" office:currency="USD" office:value="293.743377990826">
            <text:p>$293.74</text:p>
          </table:table-cell>
          <table:table-cell table:formula="of:=[.F28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5">
            <text:p>265</text:p>
          </table:table-cell>
          <table:table-cell table:formula="of:=[.D281]-[.F281]+[.E281]" office:value-type="currency" office:currency="USD" office:value="87342.5667752386">
            <text:p>$87,342.57</text:p>
          </table:table-cell>
          <table:table-cell table:formula="of:=[.D282]*[.$D$6]/12" office:value-type="currency" office:currency="USD" office:value="291.141889250795">
            <text:p>$291.14</text:p>
          </table:table-cell>
          <table:table-cell table:formula="of:=[.F28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6">
            <text:p>266</text:p>
          </table:table-cell>
          <table:table-cell table:formula="of:=[.D282]-[.F282]+[.E282]" office:value-type="currency" office:currency="USD" office:value="86559.5186644894">
            <text:p>$86,559.52</text:p>
          </table:table-cell>
          <table:table-cell table:formula="of:=[.D283]*[.$D$6]/12" office:value-type="currency" office:currency="USD" office:value="288.531728881631">
            <text:p>$288.53</text:p>
          </table:table-cell>
          <table:table-cell table:formula="of:=[.F28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7">
            <text:p>267</text:p>
          </table:table-cell>
          <table:table-cell table:formula="of:=[.D283]-[.F283]+[.E283]" office:value-type="currency" office:currency="USD" office:value="85773.860393371">
            <text:p>$85,773.86</text:p>
          </table:table-cell>
          <table:table-cell table:formula="of:=[.D284]*[.$D$6]/12" office:value-type="currency" office:currency="USD" office:value="285.912867977903">
            <text:p>$285.91</text:p>
          </table:table-cell>
          <table:table-cell table:formula="of:=[.F28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8">
            <text:p>268</text:p>
          </table:table-cell>
          <table:table-cell table:formula="of:=[.D284]-[.F284]+[.E284]" office:value-type="currency" office:currency="USD" office:value="84985.5832613489">
            <text:p>$84,985.58</text:p>
          </table:table-cell>
          <table:table-cell table:formula="of:=[.D285]*[.$D$6]/12" office:value-type="currency" office:currency="USD" office:value="283.28527753783">
            <text:p>$283.29</text:p>
          </table:table-cell>
          <table:table-cell table:formula="of:=[.F28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9">
            <text:p>269</text:p>
          </table:table-cell>
          <table:table-cell table:formula="of:=[.D285]-[.F285]+[.E285]" office:value-type="currency" office:currency="USD" office:value="84194.6785388867">
            <text:p>$84,194.68</text:p>
          </table:table-cell>
          <table:table-cell table:formula="of:=[.D286]*[.$D$6]/12" office:value-type="currency" office:currency="USD" office:value="280.648928462956">
            <text:p>$280.65</text:p>
          </table:table-cell>
          <table:table-cell table:formula="of:=[.F28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0">
            <text:p>270</text:p>
          </table:table-cell>
          <table:table-cell table:formula="of:=[.D286]-[.F286]+[.E286]" office:value-type="currency" office:currency="USD" office:value="83401.1374673497">
            <text:p>$83,401.14</text:p>
          </table:table-cell>
          <table:table-cell table:formula="of:=[.D287]*[.$D$6]/12" office:value-type="currency" office:currency="USD" office:value="278.003791557832">
            <text:p>$278.00</text:p>
          </table:table-cell>
          <table:table-cell table:formula="of:=[.F28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1">
            <text:p>271</text:p>
          </table:table-cell>
          <table:table-cell table:formula="of:=[.D287]-[.F287]+[.E287]" office:value-type="currency" office:currency="USD" office:value="82604.9512589075">
            <text:p>$82,604.95</text:p>
          </table:table-cell>
          <table:table-cell table:formula="of:=[.D288]*[.$D$6]/12" office:value-type="currency" office:currency="USD" office:value="275.349837529692">
            <text:p>$275.35</text:p>
          </table:table-cell>
          <table:table-cell table:formula="of:=[.F28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2">
            <text:p>272</text:p>
          </table:table-cell>
          <table:table-cell table:formula="of:=[.D288]-[.F288]+[.E288]" office:value-type="currency" office:currency="USD" office:value="81806.1110964372">
            <text:p>$81,806.11</text:p>
          </table:table-cell>
          <table:table-cell table:formula="of:=[.D289]*[.$D$6]/12" office:value-type="currency" office:currency="USD" office:value="272.687036988124">
            <text:p>$272.69</text:p>
          </table:table-cell>
          <table:table-cell table:formula="of:=[.F28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3">
            <text:p>273</text:p>
          </table:table-cell>
          <table:table-cell table:formula="of:=[.D289]-[.F289]+[.E289]" office:value-type="currency" office:currency="USD" office:value="81004.6081334253">
            <text:p>$81,004.61</text:p>
          </table:table-cell>
          <table:table-cell table:formula="of:=[.D290]*[.$D$6]/12" office:value-type="currency" office:currency="USD" office:value="270.015360444751">
            <text:p>$270.02</text:p>
          </table:table-cell>
          <table:table-cell table:formula="of:=[.F28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4">
            <text:p>274</text:p>
          </table:table-cell>
          <table:table-cell table:formula="of:=[.D290]-[.F290]+[.E290]" office:value-type="currency" office:currency="USD" office:value="80200.43349387">
            <text:p>$80,200.43</text:p>
          </table:table-cell>
          <table:table-cell table:formula="of:=[.D291]*[.$D$6]/12" office:value-type="currency" office:currency="USD" office:value="267.3347783129">
            <text:p>$267.33</text:p>
          </table:table-cell>
          <table:table-cell table:formula="of:=[.F29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table:formula="of:=[.D291]-[.F291]+[.E291]" office:value-type="currency" office:currency="USD" office:value="79393.578272183">
            <text:p>$79,393.58</text:p>
          </table:table-cell>
          <table:table-cell table:formula="of:=[.D292]*[.$D$6]/12" office:value-type="currency" office:currency="USD" office:value="264.645260907277">
            <text:p>$264.65</text:p>
          </table:table-cell>
          <table:table-cell table:formula="of:=[.F29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6">
            <text:p>276</text:p>
          </table:table-cell>
          <table:table-cell table:formula="of:=[.D292]-[.F292]+[.E292]" office:value-type="currency" office:currency="USD" office:value="78584.0335330902">
            <text:p>$78,584.03</text:p>
          </table:table-cell>
          <table:table-cell table:formula="of:=[.D293]*[.$D$6]/12" office:value-type="currency" office:currency="USD" office:value="261.946778443634">
            <text:p>$261.95</text:p>
          </table:table-cell>
          <table:table-cell table:formula="of:=[.F29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7">
            <text:p>277</text:p>
          </table:table-cell>
          <table:table-cell table:formula="of:=[.D293]-[.F293]+[.E293]" office:value-type="currency" office:currency="USD" office:value="77771.7903115338">
            <text:p>$77,771.79</text:p>
          </table:table-cell>
          <table:table-cell table:formula="of:=[.D294]*[.$D$6]/12" office:value-type="currency" office:currency="USD" office:value="259.239301038446">
            <text:p>$259.24</text:p>
          </table:table-cell>
          <table:table-cell table:formula="of:=[.F29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8">
            <text:p>278</text:p>
          </table:table-cell>
          <table:table-cell table:formula="of:=[.D294]-[.F294]+[.E294]" office:value-type="currency" office:currency="USD" office:value="76956.8396125723">
            <text:p>$76,956.84</text:p>
          </table:table-cell>
          <table:table-cell table:formula="of:=[.D295]*[.$D$6]/12" office:value-type="currency" office:currency="USD" office:value="256.522798708574">
            <text:p>$256.52</text:p>
          </table:table-cell>
          <table:table-cell table:formula="of:=[.F29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9">
            <text:p>279</text:p>
          </table:table-cell>
          <table:table-cell table:formula="of:=[.D295]-[.F295]+[.E295]" office:value-type="currency" office:currency="USD" office:value="76139.1724112808">
            <text:p>$76,139.17</text:p>
          </table:table-cell>
          <table:table-cell table:formula="of:=[.D296]*[.$D$6]/12" office:value-type="currency" office:currency="USD" office:value="253.797241370936">
            <text:p>$253.80</text:p>
          </table:table-cell>
          <table:table-cell table:formula="of:=[.F29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0">
            <text:p>280</text:p>
          </table:table-cell>
          <table:table-cell table:formula="of:=[.D296]-[.F296]+[.E296]" office:value-type="currency" office:currency="USD" office:value="75318.7796526518">
            <text:p>$75,318.78</text:p>
          </table:table-cell>
          <table:table-cell table:formula="of:=[.D297]*[.$D$6]/12" office:value-type="currency" office:currency="USD" office:value="251.062598842173">
            <text:p>$251.06</text:p>
          </table:table-cell>
          <table:table-cell table:formula="of:=[.F29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1">
            <text:p>281</text:p>
          </table:table-cell>
          <table:table-cell table:formula="of:=[.D297]-[.F297]+[.E297]" office:value-type="currency" office:currency="USD" office:value="74495.6522514939">
            <text:p>$74,495.65</text:p>
          </table:table-cell>
          <table:table-cell table:formula="of:=[.D298]*[.$D$6]/12" office:value-type="currency" office:currency="USD" office:value="248.318840838313">
            <text:p>$248.32</text:p>
          </table:table-cell>
          <table:table-cell table:formula="of:=[.F29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2">
            <text:p>282</text:p>
          </table:table-cell>
          <table:table-cell table:formula="of:=[.D298]-[.F298]+[.E298]" office:value-type="currency" office:currency="USD" office:value="73669.7810923323">
            <text:p>$73,669.78</text:p>
          </table:table-cell>
          <table:table-cell table:formula="of:=[.D299]*[.$D$6]/12" office:value-type="currency" office:currency="USD" office:value="245.565936974441">
            <text:p>$245.57</text:p>
          </table:table-cell>
          <table:table-cell table:formula="of:=[.F29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3">
            <text:p>283</text:p>
          </table:table-cell>
          <table:table-cell table:formula="of:=[.D299]-[.F299]+[.E299]" office:value-type="currency" office:currency="USD" office:value="72841.1570293067">
            <text:p>$72,841.16</text:p>
          </table:table-cell>
          <table:table-cell table:formula="of:=[.D300]*[.$D$6]/12" office:value-type="currency" office:currency="USD" office:value="242.803856764356">
            <text:p>$242.80</text:p>
          </table:table-cell>
          <table:table-cell table:formula="of:=[.F29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4">
            <text:p>284</text:p>
          </table:table-cell>
          <table:table-cell table:formula="of:=[.D300]-[.F300]+[.E300]" office:value-type="currency" office:currency="USD" office:value="72009.770886071">
            <text:p>$72,009.77</text:p>
          </table:table-cell>
          <table:table-cell table:formula="of:=[.D301]*[.$D$6]/12" office:value-type="currency" office:currency="USD" office:value="240.032569620237">
            <text:p>$240.03</text:p>
          </table:table-cell>
          <table:table-cell table:formula="of:=[.F30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5">
            <text:p>285</text:p>
          </table:table-cell>
          <table:table-cell table:formula="of:=[.D301]-[.F301]+[.E301]" office:value-type="currency" office:currency="USD" office:value="71175.6134556913">
            <text:p>$71,175.61</text:p>
          </table:table-cell>
          <table:table-cell table:formula="of:=[.D302]*[.$D$6]/12" office:value-type="currency" office:currency="USD" office:value="237.252044852304">
            <text:p>$237.25</text:p>
          </table:table-cell>
          <table:table-cell table:formula="of:=[.F30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6">
            <text:p>286</text:p>
          </table:table-cell>
          <table:table-cell table:formula="of:=[.D302]-[.F302]+[.E302]" office:value-type="currency" office:currency="USD" office:value="70338.6755005436">
            <text:p>$70,338.68</text:p>
          </table:table-cell>
          <table:table-cell table:formula="of:=[.D303]*[.$D$6]/12" office:value-type="currency" office:currency="USD" office:value="234.462251668479">
            <text:p>$234.46</text:p>
          </table:table-cell>
          <table:table-cell table:formula="of:=[.F30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7">
            <text:p>287</text:p>
          </table:table-cell>
          <table:table-cell table:formula="of:=[.D303]-[.F303]+[.E303]" office:value-type="currency" office:currency="USD" office:value="69498.947752212">
            <text:p>$69,498.95</text:p>
          </table:table-cell>
          <table:table-cell table:formula="of:=[.D304]*[.$D$6]/12" office:value-type="currency" office:currency="USD" office:value="231.66315917404">
            <text:p>$231.66</text:p>
          </table:table-cell>
          <table:table-cell table:formula="of:=[.F30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8">
            <text:p>288</text:p>
          </table:table-cell>
          <table:table-cell table:formula="of:=[.D304]-[.F304]+[.E304]" office:value-type="currency" office:currency="USD" office:value="68656.4209113861">
            <text:p>$68,656.42</text:p>
          </table:table-cell>
          <table:table-cell table:formula="of:=[.D305]*[.$D$6]/12" office:value-type="currency" office:currency="USD" office:value="228.854736371287">
            <text:p>$228.85</text:p>
          </table:table-cell>
          <table:table-cell table:formula="of:=[.F30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9">
            <text:p>289</text:p>
          </table:table-cell>
          <table:table-cell table:formula="of:=[.D305]-[.F305]+[.E305]" office:value-type="currency" office:currency="USD" office:value="67811.0856477574">
            <text:p>$67,811.09</text:p>
          </table:table-cell>
          <table:table-cell table:formula="of:=[.D306]*[.$D$6]/12" office:value-type="currency" office:currency="USD" office:value="226.036952159191">
            <text:p>$226.04</text:p>
          </table:table-cell>
          <table:table-cell table:formula="of:=[.F30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0">
            <text:p>290</text:p>
          </table:table-cell>
          <table:table-cell table:formula="of:=[.D306]-[.F306]+[.E306]" office:value-type="currency" office:currency="USD" office:value="66962.9325999166">
            <text:p>$66,962.93</text:p>
          </table:table-cell>
          <table:table-cell table:formula="of:=[.D307]*[.$D$6]/12" office:value-type="currency" office:currency="USD" office:value="223.209775333055">
            <text:p>$223.21</text:p>
          </table:table-cell>
          <table:table-cell table:formula="of:=[.F30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1">
            <text:p>291</text:p>
          </table:table-cell>
          <table:table-cell table:formula="of:=[.D307]-[.F307]+[.E307]" office:value-type="currency" office:currency="USD" office:value="66111.9523752496">
            <text:p>$66,111.95</text:p>
          </table:table-cell>
          <table:table-cell table:formula="of:=[.D308]*[.$D$6]/12" office:value-type="currency" office:currency="USD" office:value="220.373174584165">
            <text:p>$220.37</text:p>
          </table:table-cell>
          <table:table-cell table:formula="of:=[.F30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2">
            <text:p>292</text:p>
          </table:table-cell>
          <table:table-cell table:formula="of:=[.D308]-[.F308]+[.E308]" office:value-type="currency" office:currency="USD" office:value="65258.1355498338">
            <text:p>$65,258.14</text:p>
          </table:table-cell>
          <table:table-cell table:formula="of:=[.D309]*[.$D$6]/12" office:value-type="currency" office:currency="USD" office:value="217.527118499446">
            <text:p>$217.53</text:p>
          </table:table-cell>
          <table:table-cell table:formula="of:=[.F30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3">
            <text:p>293</text:p>
          </table:table-cell>
          <table:table-cell table:formula="of:=[.D309]-[.F309]+[.E309]" office:value-type="currency" office:currency="USD" office:value="64401.4726683332">
            <text:p>$64,401.47</text:p>
          </table:table-cell>
          <table:table-cell table:formula="of:=[.D310]*[.$D$6]/12" office:value-type="currency" office:currency="USD" office:value="214.671575561111">
            <text:p>$214.67</text:p>
          </table:table-cell>
          <table:table-cell table:formula="of:=[.F30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4">
            <text:p>294</text:p>
          </table:table-cell>
          <table:table-cell table:formula="of:=[.D310]-[.F310]+[.E310]" office:value-type="currency" office:currency="USD" office:value="63541.9542438943">
            <text:p>$63,541.95</text:p>
          </table:table-cell>
          <table:table-cell table:formula="of:=[.D311]*[.$D$6]/12" office:value-type="currency" office:currency="USD" office:value="211.806514146314">
            <text:p>$211.81</text:p>
          </table:table-cell>
          <table:table-cell table:formula="of:=[.F31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5">
            <text:p>295</text:p>
          </table:table-cell>
          <table:table-cell table:formula="of:=[.D311]-[.F311]+[.E311]" office:value-type="currency" office:currency="USD" office:value="62679.5707580406">
            <text:p>$62,679.57</text:p>
          </table:table-cell>
          <table:table-cell table:formula="of:=[.D312]*[.$D$6]/12" office:value-type="currency" office:currency="USD" office:value="208.931902526802">
            <text:p>$208.93</text:p>
          </table:table-cell>
          <table:table-cell table:formula="of:=[.F31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6">
            <text:p>296</text:p>
          </table:table-cell>
          <table:table-cell table:formula="of:=[.D312]-[.F312]+[.E312]" office:value-type="currency" office:currency="USD" office:value="61814.3126605674">
            <text:p>$61,814.31</text:p>
          </table:table-cell>
          <table:table-cell table:formula="of:=[.D313]*[.$D$6]/12" office:value-type="currency" office:currency="USD" office:value="206.047708868558">
            <text:p>$206.05</text:p>
          </table:table-cell>
          <table:table-cell table:formula="of:=[.F31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7">
            <text:p>297</text:p>
          </table:table-cell>
          <table:table-cell table:formula="of:=[.D313]-[.F313]+[.E313]" office:value-type="currency" office:currency="USD" office:value="60946.170369436">
            <text:p>$60,946.17</text:p>
          </table:table-cell>
          <table:table-cell table:formula="of:=[.D314]*[.$D$6]/12" office:value-type="currency" office:currency="USD" office:value="203.153901231453">
            <text:p>$203.15</text:p>
          </table:table-cell>
          <table:table-cell table:formula="of:=[.F31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8">
            <text:p>298</text:p>
          </table:table-cell>
          <table:table-cell table:formula="of:=[.D314]-[.F314]+[.E314]" office:value-type="currency" office:currency="USD" office:value="60075.1342706675">
            <text:p>$60,075.13</text:p>
          </table:table-cell>
          <table:table-cell table:formula="of:=[.D315]*[.$D$6]/12" office:value-type="currency" office:currency="USD" office:value="200.250447568892">
            <text:p>$200.25</text:p>
          </table:table-cell>
          <table:table-cell table:formula="of:=[.F31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table:formula="of:=[.D315]-[.F315]+[.E315]" office:value-type="currency" office:currency="USD" office:value="59201.1947182363">
            <text:p>$59,201.19</text:p>
          </table:table-cell>
          <table:table-cell table:formula="of:=[.D316]*[.$D$6]/12" office:value-type="currency" office:currency="USD" office:value="197.337315727454">
            <text:p>$197.34</text:p>
          </table:table-cell>
          <table:table-cell table:formula="of:=[.F31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table:formula="of:=[.D316]-[.F316]+[.E316]" office:value-type="currency" office:currency="USD" office:value="58324.3420339638">
            <text:p>$58,324.34</text:p>
          </table:table-cell>
          <table:table-cell table:formula="of:=[.D317]*[.$D$6]/12" office:value-type="currency" office:currency="USD" office:value="194.414473446546">
            <text:p>$194.41</text:p>
          </table:table-cell>
          <table:table-cell table:formula="of:=[.F31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1">
            <text:p>301</text:p>
          </table:table-cell>
          <table:table-cell table:formula="of:=[.D317]-[.F317]+[.E317]" office:value-type="currency" office:currency="USD" office:value="57444.5665074103">
            <text:p>$57,444.57</text:p>
          </table:table-cell>
          <table:table-cell table:formula="of:=[.D318]*[.$D$6]/12" office:value-type="currency" office:currency="USD" office:value="191.481888358034">
            <text:p>$191.48</text:p>
          </table:table-cell>
          <table:table-cell table:formula="of:=[.F31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2">
            <text:p>302</text:p>
          </table:table-cell>
          <table:table-cell table:formula="of:=[.D318]-[.F318]+[.E318]" office:value-type="currency" office:currency="USD" office:value="56561.8583957684">
            <text:p>$56,561.86</text:p>
          </table:table-cell>
          <table:table-cell table:formula="of:=[.D319]*[.$D$6]/12" office:value-type="currency" office:currency="USD" office:value="188.539527985895">
            <text:p>$188.54</text:p>
          </table:table-cell>
          <table:table-cell table:formula="of:=[.F31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3">
            <text:p>303</text:p>
          </table:table-cell>
          <table:table-cell table:formula="of:=[.D319]-[.F319]+[.E319]" office:value-type="currency" office:currency="USD" office:value="55676.2079237543">
            <text:p>$55,676.21</text:p>
          </table:table-cell>
          <table:table-cell table:formula="of:=[.D320]*[.$D$6]/12" office:value-type="currency" office:currency="USD" office:value="185.587359745848">
            <text:p>$185.59</text:p>
          </table:table-cell>
          <table:table-cell table:formula="of:=[.F31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4">
            <text:p>304</text:p>
          </table:table-cell>
          <table:table-cell table:formula="of:=[.D320]-[.F320]+[.E320]" office:value-type="currency" office:currency="USD" office:value="54787.6052835001">
            <text:p>$54,787.61</text:p>
          </table:table-cell>
          <table:table-cell table:formula="of:=[.D321]*[.$D$6]/12" office:value-type="currency" office:currency="USD" office:value="182.625350945">
            <text:p>$182.63</text:p>
          </table:table-cell>
          <table:table-cell table:formula="of:=[.F32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5">
            <text:p>305</text:p>
          </table:table-cell>
          <table:table-cell table:formula="of:=[.D321]-[.F321]+[.E321]" office:value-type="currency" office:currency="USD" office:value="53896.0406344451">
            <text:p>$53,896.04</text:p>
          </table:table-cell>
          <table:table-cell table:formula="of:=[.D322]*[.$D$6]/12" office:value-type="currency" office:currency="USD" office:value="179.653468781484">
            <text:p>$179.65</text:p>
          </table:table-cell>
          <table:table-cell table:formula="of:=[.F32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6">
            <text:p>306</text:p>
          </table:table-cell>
          <table:table-cell table:formula="of:=[.D322]-[.F322]+[.E322]" office:value-type="currency" office:currency="USD" office:value="53001.5041032266">
            <text:p>$53,001.50</text:p>
          </table:table-cell>
          <table:table-cell table:formula="of:=[.D323]*[.$D$6]/12" office:value-type="currency" office:currency="USD" office:value="176.671680344089">
            <text:p>$176.67</text:p>
          </table:table-cell>
          <table:table-cell table:formula="of:=[.F32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7">
            <text:p>307</text:p>
          </table:table-cell>
          <table:table-cell table:formula="of:=[.D323]-[.F323]+[.E323]" office:value-type="currency" office:currency="USD" office:value="52103.9857835707">
            <text:p>$52,103.99</text:p>
          </table:table-cell>
          <table:table-cell table:formula="of:=[.D324]*[.$D$6]/12" office:value-type="currency" office:currency="USD" office:value="173.679952611902">
            <text:p>$173.68</text:p>
          </table:table-cell>
          <table:table-cell table:formula="of:=[.F32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8">
            <text:p>308</text:p>
          </table:table-cell>
          <table:table-cell table:formula="of:=[.D324]-[.F324]+[.E324]" office:value-type="currency" office:currency="USD" office:value="51203.4757361826">
            <text:p>$51,203.48</text:p>
          </table:table-cell>
          <table:table-cell table:formula="of:=[.D325]*[.$D$6]/12" office:value-type="currency" office:currency="USD" office:value="170.678252453942">
            <text:p>$170.68</text:p>
          </table:table-cell>
          <table:table-cell table:formula="of:=[.F32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9">
            <text:p>309</text:p>
          </table:table-cell>
          <table:table-cell table:formula="of:=[.D325]-[.F325]+[.E325]" office:value-type="currency" office:currency="USD" office:value="50299.9639886365">
            <text:p>$50,299.96</text:p>
          </table:table-cell>
          <table:table-cell table:formula="of:=[.D326]*[.$D$6]/12" office:value-type="currency" office:currency="USD" office:value="167.666546628788">
            <text:p>$167.67</text:p>
          </table:table-cell>
          <table:table-cell table:formula="of:=[.F32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0">
            <text:p>310</text:p>
          </table:table-cell>
          <table:table-cell table:formula="of:=[.D326]-[.F326]+[.E326]" office:value-type="currency" office:currency="USD" office:value="49393.4405352653">
            <text:p>$49,393.44</text:p>
          </table:table-cell>
          <table:table-cell table:formula="of:=[.D327]*[.$D$6]/12" office:value-type="currency" office:currency="USD" office:value="164.644801784218">
            <text:p>$164.64</text:p>
          </table:table-cell>
          <table:table-cell table:formula="of:=[.F32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1">
            <text:p>311</text:p>
          </table:table-cell>
          <table:table-cell table:formula="of:=[.D327]-[.F327]+[.E327]" office:value-type="currency" office:currency="USD" office:value="48483.8953370495">
            <text:p>$48,483.90</text:p>
          </table:table-cell>
          <table:table-cell table:formula="of:=[.D328]*[.$D$6]/12" office:value-type="currency" office:currency="USD" office:value="161.612984456832">
            <text:p>$161.61</text:p>
          </table:table-cell>
          <table:table-cell table:formula="of:=[.F32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2">
            <text:p>312</text:p>
          </table:table-cell>
          <table:table-cell table:formula="of:=[.D328]-[.F328]+[.E328]" office:value-type="currency" office:currency="USD" office:value="47571.3183215064">
            <text:p>$47,571.32</text:p>
          </table:table-cell>
          <table:table-cell table:formula="of:=[.D329]*[.$D$6]/12" office:value-type="currency" office:currency="USD" office:value="158.571061071688">
            <text:p>$158.57</text:p>
          </table:table-cell>
          <table:table-cell table:formula="of:=[.F32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3">
            <text:p>313</text:p>
          </table:table-cell>
          <table:table-cell table:formula="of:=[.D329]-[.F329]+[.E329]" office:value-type="currency" office:currency="USD" office:value="46655.699382578">
            <text:p>$46,655.70</text:p>
          </table:table-cell>
          <table:table-cell table:formula="of:=[.D330]*[.$D$6]/12" office:value-type="currency" office:currency="USD" office:value="155.518997941927">
            <text:p>$155.52</text:p>
          </table:table-cell>
          <table:table-cell table:formula="of:=[.F32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4">
            <text:p>314</text:p>
          </table:table-cell>
          <table:table-cell table:formula="of:=[.D330]-[.F330]+[.E330]" office:value-type="currency" office:currency="USD" office:value="45737.02838052">
            <text:p>$45,737.03</text:p>
          </table:table-cell>
          <table:table-cell table:formula="of:=[.D331]*[.$D$6]/12" office:value-type="currency" office:currency="USD" office:value="152.4567612684">
            <text:p>$152.46</text:p>
          </table:table-cell>
          <table:table-cell table:formula="of:=[.F33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5">
            <text:p>315</text:p>
          </table:table-cell>
          <table:table-cell table:formula="of:=[.D331]-[.F331]+[.E331]" office:value-type="currency" office:currency="USD" office:value="44815.2951417884">
            <text:p>$44,815.30</text:p>
          </table:table-cell>
          <table:table-cell table:formula="of:=[.D332]*[.$D$6]/12" office:value-type="currency" office:currency="USD" office:value="149.384317139295">
            <text:p>$149.38</text:p>
          </table:table-cell>
          <table:table-cell table:formula="of:=[.F33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6">
            <text:p>316</text:p>
          </table:table-cell>
          <table:table-cell table:formula="of:=[.D332]-[.F332]+[.E332]" office:value-type="currency" office:currency="USD" office:value="43890.4894589277">
            <text:p>$43,890.49</text:p>
          </table:table-cell>
          <table:table-cell table:formula="of:=[.D333]*[.$D$6]/12" office:value-type="currency" office:currency="USD" office:value="146.301631529759">
            <text:p>$146.30</text:p>
          </table:table-cell>
          <table:table-cell table:formula="of:=[.F33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7">
            <text:p>317</text:p>
          </table:table-cell>
          <table:table-cell table:formula="of:=[.D333]-[.F333]+[.E333]" office:value-type="currency" office:currency="USD" office:value="42962.6010904574">
            <text:p>$42,962.60</text:p>
          </table:table-cell>
          <table:table-cell table:formula="of:=[.D334]*[.$D$6]/12" office:value-type="currency" office:currency="USD" office:value="143.208670301525">
            <text:p>$143.21</text:p>
          </table:table-cell>
          <table:table-cell table:formula="of:=[.F33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8">
            <text:p>318</text:p>
          </table:table-cell>
          <table:table-cell table:formula="of:=[.D334]-[.F334]+[.E334]" office:value-type="currency" office:currency="USD" office:value="42031.6197607589">
            <text:p>$42,031.62</text:p>
          </table:table-cell>
          <table:table-cell table:formula="of:=[.D335]*[.$D$6]/12" office:value-type="currency" office:currency="USD" office:value="140.10539920253">
            <text:p>$140.11</text:p>
          </table:table-cell>
          <table:table-cell table:formula="of:=[.F33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9">
            <text:p>319</text:p>
          </table:table-cell>
          <table:table-cell table:formula="of:=[.D335]-[.F335]+[.E335]" office:value-type="currency" office:currency="USD" office:value="41097.5351599615">
            <text:p>$41,097.54</text:p>
          </table:table-cell>
          <table:table-cell table:formula="of:=[.D336]*[.$D$6]/12" office:value-type="currency" office:currency="USD" office:value="136.991783866538">
            <text:p>$136.99</text:p>
          </table:table-cell>
          <table:table-cell table:formula="of:=[.F33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0">
            <text:p>320</text:p>
          </table:table-cell>
          <table:table-cell table:formula="of:=[.D336]-[.F336]+[.E336]" office:value-type="currency" office:currency="USD" office:value="40160.336943828">
            <text:p>$40,160.34</text:p>
          </table:table-cell>
          <table:table-cell table:formula="of:=[.D337]*[.$D$6]/12" office:value-type="currency" office:currency="USD" office:value="133.86778981276">
            <text:p>$133.87</text:p>
          </table:table-cell>
          <table:table-cell table:formula="of:=[.F33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1">
            <text:p>321</text:p>
          </table:table-cell>
          <table:table-cell table:formula="of:=[.D337]-[.F337]+[.E337]" office:value-type="currency" office:currency="USD" office:value="39220.0147336407">
            <text:p>$39,220.01</text:p>
          </table:table-cell>
          <table:table-cell table:formula="of:=[.D338]*[.$D$6]/12" office:value-type="currency" office:currency="USD" office:value="130.733382445469">
            <text:p>$130.73</text:p>
          </table:table-cell>
          <table:table-cell table:formula="of:=[.F33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2">
            <text:p>322</text:p>
          </table:table-cell>
          <table:table-cell table:formula="of:=[.D338]-[.F338]+[.E338]" office:value-type="currency" office:currency="USD" office:value="38276.5581160862">
            <text:p>$38,276.56</text:p>
          </table:table-cell>
          <table:table-cell table:formula="of:=[.D339]*[.$D$6]/12" office:value-type="currency" office:currency="USD" office:value="127.588527053621">
            <text:p>$127.59</text:p>
          </table:table-cell>
          <table:table-cell table:formula="of:=[.F33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3">
            <text:p>323</text:p>
          </table:table-cell>
          <table:table-cell table:formula="of:=[.D339]-[.F339]+[.E339]" office:value-type="currency" office:currency="USD" office:value="37329.9566431398">
            <text:p>$37,329.96</text:p>
          </table:table-cell>
          <table:table-cell table:formula="of:=[.D340]*[.$D$6]/12" office:value-type="currency" office:currency="USD" office:value="124.433188810466">
            <text:p>$124.43</text:p>
          </table:table-cell>
          <table:table-cell table:formula="of:=[.F33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4">
            <text:p>324</text:p>
          </table:table-cell>
          <table:table-cell table:formula="of:=[.D340]-[.F340]+[.E340]" office:value-type="currency" office:currency="USD" office:value="36380.1998319503">
            <text:p>$36,380.20</text:p>
          </table:table-cell>
          <table:table-cell table:formula="of:=[.D341]*[.$D$6]/12" office:value-type="currency" office:currency="USD" office:value="121.267332773168">
            <text:p>$121.27</text:p>
          </table:table-cell>
          <table:table-cell table:formula="of:=[.F34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table:formula="of:=[.D341]-[.F341]+[.E341]" office:value-type="currency" office:currency="USD" office:value="35427.2771647235">
            <text:p>$35,427.28</text:p>
          </table:table-cell>
          <table:table-cell table:formula="of:=[.D342]*[.$D$6]/12" office:value-type="currency" office:currency="USD" office:value="118.090923882412">
            <text:p>$118.09</text:p>
          </table:table-cell>
          <table:table-cell table:formula="of:=[.F34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6">
            <text:p>326</text:p>
          </table:table-cell>
          <table:table-cell table:formula="of:=[.D342]-[.F342]+[.E342]" office:value-type="currency" office:currency="USD" office:value="34471.1780886059">
            <text:p>$34,471.18</text:p>
          </table:table-cell>
          <table:table-cell table:formula="of:=[.D343]*[.$D$6]/12" office:value-type="currency" office:currency="USD" office:value="114.90392696202">
            <text:p>$114.90</text:p>
          </table:table-cell>
          <table:table-cell table:formula="of:=[.F34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7">
            <text:p>327</text:p>
          </table:table-cell>
          <table:table-cell table:formula="of:=[.D343]-[.F343]+[.E343]" office:value-type="currency" office:currency="USD" office:value="33511.8920155679">
            <text:p>$33,511.89</text:p>
          </table:table-cell>
          <table:table-cell table:formula="of:=[.D344]*[.$D$6]/12" office:value-type="currency" office:currency="USD" office:value="111.70630671856">
            <text:p>$111.71</text:p>
          </table:table-cell>
          <table:table-cell table:formula="of:=[.F34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8">
            <text:p>328</text:p>
          </table:table-cell>
          <table:table-cell table:formula="of:=[.D344]-[.F344]+[.E344]" office:value-type="currency" office:currency="USD" office:value="32549.4083222864">
            <text:p>$32,549.41</text:p>
          </table:table-cell>
          <table:table-cell table:formula="of:=[.D345]*[.$D$6]/12" office:value-type="currency" office:currency="USD" office:value="108.498027740955">
            <text:p>$108.50</text:p>
          </table:table-cell>
          <table:table-cell table:formula="of:=[.F34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9">
            <text:p>329</text:p>
          </table:table-cell>
          <table:table-cell table:formula="of:=[.D345]-[.F345]+[.E345]" office:value-type="currency" office:currency="USD" office:value="31583.7163500274">
            <text:p>$31,583.72</text:p>
          </table:table-cell>
          <table:table-cell table:formula="of:=[.D346]*[.$D$6]/12" office:value-type="currency" office:currency="USD" office:value="105.279054500091">
            <text:p>$105.28</text:p>
          </table:table-cell>
          <table:table-cell table:formula="of:=[.F34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0">
            <text:p>330</text:p>
          </table:table-cell>
          <table:table-cell table:formula="of:=[.D346]-[.F346]+[.E346]" office:value-type="currency" office:currency="USD" office:value="30614.8054045275">
            <text:p>$30,614.81</text:p>
          </table:table-cell>
          <table:table-cell table:formula="of:=[.D347]*[.$D$6]/12" office:value-type="currency" office:currency="USD" office:value="102.049351348425">
            <text:p>$102.05</text:p>
          </table:table-cell>
          <table:table-cell table:formula="of:=[.F34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1">
            <text:p>331</text:p>
          </table:table-cell>
          <table:table-cell table:formula="of:=[.D347]-[.F347]+[.E347]" office:value-type="currency" office:currency="USD" office:value="29642.6647558759">
            <text:p>$29,642.66</text:p>
          </table:table-cell>
          <table:table-cell table:formula="of:=[.D348]*[.$D$6]/12" office:value-type="currency" office:currency="USD" office:value="98.8088825195864">
            <text:p>$98.81</text:p>
          </table:table-cell>
          <table:table-cell table:formula="of:=[.F34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2">
            <text:p>332</text:p>
          </table:table-cell>
          <table:table-cell table:formula="of:=[.D348]-[.F348]+[.E348]" office:value-type="currency" office:currency="USD" office:value="28667.2836383955">
            <text:p>$28,667.28</text:p>
          </table:table-cell>
          <table:table-cell table:formula="of:=[.D349]*[.$D$6]/12" office:value-type="currency" office:currency="USD" office:value="95.557612127985">
            <text:p>$95.56</text:p>
          </table:table-cell>
          <table:table-cell table:formula="of:=[.F34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3">
            <text:p>333</text:p>
          </table:table-cell>
          <table:table-cell table:formula="of:=[.D349]-[.F349]+[.E349]" office:value-type="currency" office:currency="USD" office:value="27688.6512505235">
            <text:p>$27,688.65</text:p>
          </table:table-cell>
          <table:table-cell table:formula="of:=[.D350]*[.$D$6]/12" office:value-type="currency" office:currency="USD" office:value="92.2955041684116">
            <text:p>$92.30</text:p>
          </table:table-cell>
          <table:table-cell table:formula="of:=[.F34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4">
            <text:p>334</text:p>
          </table:table-cell>
          <table:table-cell table:formula="of:=[.D350]-[.F350]+[.E350]" office:value-type="currency" office:currency="USD" office:value="26706.7567546919">
            <text:p>$26,706.76</text:p>
          </table:table-cell>
          <table:table-cell table:formula="of:=[.D351]*[.$D$6]/12" office:value-type="currency" office:currency="USD" office:value="89.0225225156397">
            <text:p>$89.02</text:p>
          </table:table-cell>
          <table:table-cell table:formula="of:=[.F35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5">
            <text:p>335</text:p>
          </table:table-cell>
          <table:table-cell table:formula="of:=[.D351]-[.F351]+[.E351]" office:value-type="currency" office:currency="USD" office:value="25721.5892772075">
            <text:p>$25,721.59</text:p>
          </table:table-cell>
          <table:table-cell table:formula="of:=[.D352]*[.$D$6]/12" office:value-type="currency" office:currency="USD" office:value="85.7386309240251">
            <text:p>$85.74</text:p>
          </table:table-cell>
          <table:table-cell table:formula="of:=[.F35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6">
            <text:p>336</text:p>
          </table:table-cell>
          <table:table-cell table:formula="of:=[.D352]-[.F352]+[.E352]" office:value-type="currency" office:currency="USD" office:value="24733.1379081316">
            <text:p>$24,733.14</text:p>
          </table:table-cell>
          <table:table-cell table:formula="of:=[.D353]*[.$D$6]/12" office:value-type="currency" office:currency="USD" office:value="82.4437930271052">
            <text:p>$82.44</text:p>
          </table:table-cell>
          <table:table-cell table:formula="of:=[.F35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7">
            <text:p>337</text:p>
          </table:table-cell>
          <table:table-cell table:formula="of:=[.D353]-[.F353]+[.E353]" office:value-type="currency" office:currency="USD" office:value="23741.3917011587">
            <text:p>$23,741.39</text:p>
          </table:table-cell>
          <table:table-cell table:formula="of:=[.D354]*[.$D$6]/12" office:value-type="currency" office:currency="USD" office:value="79.1379723371956">
            <text:p>$79.14</text:p>
          </table:table-cell>
          <table:table-cell table:formula="of:=[.F35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8">
            <text:p>338</text:p>
          </table:table-cell>
          <table:table-cell table:formula="of:=[.D354]-[.F354]+[.E354]" office:value-type="currency" office:currency="USD" office:value="22746.3396734959">
            <text:p>$22,746.34</text:p>
          </table:table-cell>
          <table:table-cell table:formula="of:=[.D355]*[.$D$6]/12" office:value-type="currency" office:currency="USD" office:value="75.8211322449862">
            <text:p>$75.82</text:p>
          </table:table-cell>
          <table:table-cell table:formula="of:=[.F35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9">
            <text:p>339</text:p>
          </table:table-cell>
          <table:table-cell table:formula="of:=[.D355]-[.F355]+[.E355]" office:value-type="currency" office:currency="USD" office:value="21747.9708057409">
            <text:p>$21,747.97</text:p>
          </table:table-cell>
          <table:table-cell table:formula="of:=[.D356]*[.$D$6]/12" office:value-type="currency" office:currency="USD" office:value="72.4932360191362">
            <text:p>$72.49</text:p>
          </table:table-cell>
          <table:table-cell table:formula="of:=[.F35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0">
            <text:p>340</text:p>
          </table:table-cell>
          <table:table-cell table:formula="of:=[.D356]-[.F356]+[.E356]" office:value-type="currency" office:currency="USD" office:value="20746.27404176">
            <text:p>$20,746.27</text:p>
          </table:table-cell>
          <table:table-cell table:formula="of:=[.D357]*[.$D$6]/12" office:value-type="currency" office:currency="USD" office:value="69.1542468058666">
            <text:p>$69.15</text:p>
          </table:table-cell>
          <table:table-cell table:formula="of:=[.F35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1">
            <text:p>341</text:p>
          </table:table-cell>
          <table:table-cell table:formula="of:=[.D357]-[.F357]+[.E357]" office:value-type="currency" office:currency="USD" office:value="19741.2382885659">
            <text:p>$19,741.24</text:p>
          </table:table-cell>
          <table:table-cell table:formula="of:=[.D358]*[.$D$6]/12" office:value-type="currency" office:currency="USD" office:value="65.8041276285529">
            <text:p>$65.80</text:p>
          </table:table-cell>
          <table:table-cell table:formula="of:=[.F35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2">
            <text:p>342</text:p>
          </table:table-cell>
          <table:table-cell table:formula="of:=[.D358]-[.F358]+[.E358]" office:value-type="currency" office:currency="USD" office:value="18732.8524161944">
            <text:p>$18,732.85</text:p>
          </table:table-cell>
          <table:table-cell table:formula="of:=[.D359]*[.$D$6]/12" office:value-type="currency" office:currency="USD" office:value="62.4428413873147">
            <text:p>$62.44</text:p>
          </table:table-cell>
          <table:table-cell table:formula="of:=[.F35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3">
            <text:p>343</text:p>
          </table:table-cell>
          <table:table-cell table:formula="of:=[.D359]-[.F359]+[.E359]" office:value-type="currency" office:currency="USD" office:value="17721.1052575817">
            <text:p>$17,721.11</text:p>
          </table:table-cell>
          <table:table-cell table:formula="of:=[.D360]*[.$D$6]/12" office:value-type="currency" office:currency="USD" office:value="59.0703508586058">
            <text:p>$59.07</text:p>
          </table:table-cell>
          <table:table-cell table:formula="of:=[.F35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4">
            <text:p>344</text:p>
          </table:table-cell>
          <table:table-cell table:formula="of:=[.D360]-[.F360]+[.E360]" office:value-type="currency" office:currency="USD" office:value="16705.9856084403">
            <text:p>$16,705.99</text:p>
          </table:table-cell>
          <table:table-cell table:formula="of:=[.D361]*[.$D$6]/12" office:value-type="currency" office:currency="USD" office:value="55.6866186948011">
            <text:p>$55.69</text:p>
          </table:table-cell>
          <table:table-cell table:formula="of:=[.F36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5">
            <text:p>345</text:p>
          </table:table-cell>
          <table:table-cell table:formula="of:=[.D361]-[.F361]+[.E361]" office:value-type="currency" office:currency="USD" office:value="15687.4822271351">
            <text:p>$15,687.48</text:p>
          </table:table-cell>
          <table:table-cell table:formula="of:=[.D362]*[.$D$6]/12" office:value-type="currency" office:currency="USD" office:value="52.2916074237838">
            <text:p>$52.29</text:p>
          </table:table-cell>
          <table:table-cell table:formula="of:=[.F36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6">
            <text:p>346</text:p>
          </table:table-cell>
          <table:table-cell table:formula="of:=[.D362]-[.F362]+[.E362]" office:value-type="currency" office:currency="USD" office:value="14665.5838345589">
            <text:p>$14,665.58</text:p>
          </table:table-cell>
          <table:table-cell table:formula="of:=[.D363]*[.$D$6]/12" office:value-type="currency" office:currency="USD" office:value="48.8852794485297">
            <text:p>$48.89</text:p>
          </table:table-cell>
          <table:table-cell table:formula="of:=[.F36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7">
            <text:p>347</text:p>
          </table:table-cell>
          <table:table-cell table:formula="of:=[.D363]-[.F363]+[.E363]" office:value-type="currency" office:currency="USD" office:value="13640.2791140074">
            <text:p>$13,640.28</text:p>
          </table:table-cell>
          <table:table-cell table:formula="of:=[.D364]*[.$D$6]/12" office:value-type="currency" office:currency="USD" office:value="45.4675970466915">
            <text:p>$45.47</text:p>
          </table:table-cell>
          <table:table-cell table:formula="of:=[.F36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8">
            <text:p>348</text:p>
          </table:table-cell>
          <table:table-cell table:formula="of:=[.D364]-[.F364]+[.E364]" office:value-type="currency" office:currency="USD" office:value="12611.5567110541">
            <text:p>$12,611.56</text:p>
          </table:table-cell>
          <table:table-cell table:formula="of:=[.D365]*[.$D$6]/12" office:value-type="currency" office:currency="USD" office:value="42.0385223701805">
            <text:p>$42.04</text:p>
          </table:table-cell>
          <table:table-cell table:formula="of:=[.F36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9">
            <text:p>349</text:p>
          </table:table-cell>
          <table:table-cell table:formula="of:=[.D365]-[.F365]+[.E365]" office:value-type="currency" office:currency="USD" office:value="11579.4052334243">
            <text:p>$11,579.41</text:p>
          </table:table-cell>
          <table:table-cell table:formula="of:=[.D366]*[.$D$6]/12" office:value-type="currency" office:currency="USD" office:value="38.5980174447477">
            <text:p>$38.60</text:p>
          </table:table-cell>
          <table:table-cell table:formula="of:=[.F36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table:formula="of:=[.D366]-[.F366]+[.E366]" office:value-type="currency" office:currency="USD" office:value="10543.8132508691">
            <text:p>$10,543.81</text:p>
          </table:table-cell>
          <table:table-cell table:formula="of:=[.D367]*[.$D$6]/12" office:value-type="currency" office:currency="USD" office:value="35.1460441695635">
            <text:p>$35.15</text:p>
          </table:table-cell>
          <table:table-cell table:formula="of:=[.F366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1">
            <text:p>351</text:p>
          </table:table-cell>
          <table:table-cell table:formula="of:=[.D367]-[.F367]+[.E367]" office:value-type="currency" office:currency="USD" office:value="9504.76929503863">
            <text:p>$9,504.77</text:p>
          </table:table-cell>
          <table:table-cell table:formula="of:=[.D368]*[.$D$6]/12" office:value-type="currency" office:currency="USD" office:value="31.6825643167954">
            <text:p>$31.68</text:p>
          </table:table-cell>
          <table:table-cell table:formula="of:=[.F367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2">
            <text:p>352</text:p>
          </table:table-cell>
          <table:table-cell table:formula="of:=[.D368]-[.F368]+[.E368]" office:value-type="currency" office:currency="USD" office:value="8462.26185935542">
            <text:p>$8,462.26</text:p>
          </table:table-cell>
          <table:table-cell table:formula="of:=[.D369]*[.$D$6]/12" office:value-type="currency" office:currency="USD" office:value="28.2075395311847">
            <text:p>$28.21</text:p>
          </table:table-cell>
          <table:table-cell table:formula="of:=[.F368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3">
            <text:p>353</text:p>
          </table:table-cell>
          <table:table-cell table:formula="of:=[.D369]-[.F369]+[.E369]" office:value-type="currency" office:currency="USD" office:value="7416.27939888661">
            <text:p>$7,416.28</text:p>
          </table:table-cell>
          <table:table-cell table:formula="of:=[.D370]*[.$D$6]/12" office:value-type="currency" office:currency="USD" office:value="24.720931329622">
            <text:p>$24.72</text:p>
          </table:table-cell>
          <table:table-cell table:formula="of:=[.F369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4">
            <text:p>354</text:p>
          </table:table-cell>
          <table:table-cell table:formula="of:=[.D370]-[.F370]+[.E370]" office:value-type="currency" office:currency="USD" office:value="6366.81033021623">
            <text:p>$6,366.81</text:p>
          </table:table-cell>
          <table:table-cell table:formula="of:=[.D371]*[.$D$6]/12" office:value-type="currency" office:currency="USD" office:value="21.2227011007208">
            <text:p>$21.22</text:p>
          </table:table-cell>
          <table:table-cell table:formula="of:=[.F370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5">
            <text:p>355</text:p>
          </table:table-cell>
          <table:table-cell table:formula="of:=[.D371]-[.F371]+[.E371]" office:value-type="currency" office:currency="USD" office:value="5313.84303131695">
            <text:p>$5,313.84</text:p>
          </table:table-cell>
          <table:table-cell table:formula="of:=[.D372]*[.$D$6]/12" office:value-type="currency" office:currency="USD" office:value="17.7128101043898">
            <text:p>$17.71</text:p>
          </table:table-cell>
          <table:table-cell table:formula="of:=[.F371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6">
            <text:p>356</text:p>
          </table:table-cell>
          <table:table-cell table:formula="of:=[.D372]-[.F372]+[.E372]" office:value-type="currency" office:currency="USD" office:value="4257.36584142134">
            <text:p>$4,257.37</text:p>
          </table:table-cell>
          <table:table-cell table:formula="of:=[.D373]*[.$D$6]/12" office:value-type="currency" office:currency="USD" office:value="14.1912194714045">
            <text:p>$14.19</text:p>
          </table:table-cell>
          <table:table-cell table:formula="of:=[.F372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7">
            <text:p>357</text:p>
          </table:table-cell>
          <table:table-cell table:formula="of:=[.D373]-[.F373]+[.E373]" office:value-type="currency" office:currency="USD" office:value="3197.36706089275">
            <text:p>$3,197.37</text:p>
          </table:table-cell>
          <table:table-cell table:formula="of:=[.D374]*[.$D$6]/12" office:value-type="currency" office:currency="USD" office:value="10.6578902029758">
            <text:p>$10.66</text:p>
          </table:table-cell>
          <table:table-cell table:formula="of:=[.F373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8">
            <text:p>358</text:p>
          </table:table-cell>
          <table:table-cell table:formula="of:=[.D374]-[.F374]+[.E374]" office:value-type="currency" office:currency="USD" office:value="2133.83495109572">
            <text:p>$2,133.83</text:p>
          </table:table-cell>
          <table:table-cell table:formula="of:=[.D375]*[.$D$6]/12" office:value-type="currency" office:currency="USD" office:value="7.11278317031907">
            <text:p>$7.11</text:p>
          </table:table-cell>
          <table:table-cell table:formula="of:=[.F374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9">
            <text:p>359</text:p>
          </table:table-cell>
          <table:table-cell table:formula="of:=[.D375]-[.F375]+[.E375]" office:value-type="currency" office:currency="USD" office:value="1066.75773426604">
            <text:p>$1,066.76</text:p>
          </table:table-cell>
          <table:table-cell table:formula="of:=[.D376]*[.$D$6]/12" office:value-type="currency" office:currency="USD" office:value="3.55585911422014">
            <text:p>$3.56</text:p>
          </table:table-cell>
          <table:table-cell table:formula="of:=[.F375]" office:value-type="currency" office:currency="USD" office:value="1074.19">
            <text:p>$1,07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0">
            <text:p>360</text:p>
          </table:table-cell>
          <table:table-cell table:formula="of:=[.D376]-[.F376]+[.E376]" office:value-type="currency" office:currency="USD" office:value="-3.87640661973905">
            <text:p>-$3.88</text:p>
          </table:table-cell>
          <table:table-cell table:formula="of:=[.D377]*[.$D$6]/12" office:value-type="currency" office:currency="USD" office:value="-0.0129213553991302">
            <text:p>-$0.01</text:p>
          </table:table-cell>
          <table:table-cell table:formula="of:=[.F376]" office:value-type="currency" office:currency="USD" office:value="1074.19">
            <text:p>$1,074.19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1/25/2018</text:date>, <text:time>11:3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1-24T12:52:54.91</meta:creation-date>
    <dc:date>2018-01-25T11:30:36.15</dc:date>
    <dc:creator>RCC RCCD</dc:creator>
    <meta:editing-duration>PT1H22M28S</meta:editing-duration>
    <meta:editing-cycles>7</meta:editing-cycles>
    <meta:generator>OpenOffice/4.1.3$Win32 OpenOffice.org_project/413m1$Build-9783</meta:generator>
    <meta:document-statistic meta:table-count="3" meta:cell-count="2054" meta:object-count="0"/>
  </office:meta>
</office:document-meta>
</file>